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Tableau14" style:family="table">
      <style:table-properties style:width="17.856cm" style:rel-width="100%" fo:margin-top="0cm" fo:margin-bottom="0cm" fo:break-before="auto" fo:break-after="auto" table:align="center" fo:keep-with-next="always"/>
    </style:style>
    <style:style style:name="Tableau14.A" style:family="table-column">
      <style:table-column-properties style:column-width="17.856cm" style:rel-column-width="10206*"/>
    </style:style>
    <style:style style:name="Tableau14.1" style:family="table-row">
      <style:table-row-properties style:min-row-height="2.113cm" style:keep-together="true" fo:keep-together="auto"/>
    </style:style>
    <style:style style:name="Tableau14.A1" style:family="table-cell">
      <style:table-cell-properties fo:padding="0cm" fo:border="none"/>
    </style:style>
    <style:style style:name="Tableau14.2" style:family="table-row">
      <style:table-row-properties style:keep-together="true" fo:keep-together="auto"/>
    </style:style>
    <style:style style:name="Tableau14.A2" style:family="table-cell">
      <style:table-cell-properties style:vertical-align="" fo:padding="0cm" fo:border="none"/>
    </style:style>
    <style:style style:name="Tableau14.3" style:family="table-row">
      <style:table-row-properties style:min-row-height="5.928cm" style:keep-together="true" fo:keep-together="auto"/>
    </style:style>
    <style:style style:name="Tableau14.4" style:family="table-row">
      <style:table-row-properties style:min-row-height="14.644cm" style:keep-together="true" fo:keep-together="auto"/>
    </style:style>
    <style:style style:name="Tableau13" style:family="table">
      <style:table-properties style:width="17.842cm" fo:break-before="page" table:align="left"/>
    </style:style>
    <style:style style:name="Tableau13.A" style:family="table-column">
      <style:table-column-properties style:column-width="1.461cm"/>
    </style:style>
    <style:style style:name="Tableau13.B" style:family="table-column">
      <style:table-column-properties style:column-width="0.743cm"/>
    </style:style>
    <style:style style:name="Tableau13.C" style:family="table-column">
      <style:table-column-properties style:column-width="0.674cm"/>
    </style:style>
    <style:style style:name="Tableau13.D" style:family="table-column">
      <style:table-column-properties style:column-width="0.607cm"/>
    </style:style>
    <style:style style:name="Tableau13.E" style:family="table-column">
      <style:table-column-properties style:column-width="14.358cm"/>
    </style:style>
    <style:style style:name="Tableau13.1" style:family="table-row">
      <style:table-row-properties style:min-row-height="3.866cm"/>
    </style:style>
    <style:style style:name="Tableau13.A1" style:family="table-cell">
      <style:table-cell-properties fo:padding="0cm" fo:border="none"/>
    </style:style>
    <style:style style:name="Tableau13.2" style:family="table-row">
      <style:table-row-properties style:min-row-height="1.191cm"/>
    </style:style>
    <style:style style:name="Tableau13.3" style:family="table-row">
      <style:table-row-properties style:min-row-height="3.034cm"/>
    </style:style>
    <style:style style:name="Tableau13.4" style:family="table-row">
      <style:table-row-properties style:min-row-height="1.379cm"/>
    </style:style>
    <style:style style:name="Tableau13.5" style:family="table-row">
      <style:table-row-properties style:min-row-height="3.037cm"/>
    </style:style>
    <style:style style:name="Tableau13.6" style:family="table-row">
      <style:table-row-properties style:min-row-height="1.953cm"/>
    </style:style>
    <style:style style:name="Tableau13.7" style:family="table-row">
      <style:table-row-properties style:min-row-height="3.193cm"/>
    </style:style>
    <style:style style:name="Tableau13.8" style:family="table-row">
      <style:table-row-properties style:min-row-height="3.147cm"/>
    </style:style>
    <style:style style:name="Tableau12" style:family="table">
      <style:table-properties style:width="17.842cm" fo:break-before="page" table:align="left"/>
    </style:style>
    <style:style style:name="Tableau12.A" style:family="table-column">
      <style:table-column-properties style:column-width="1.461cm"/>
    </style:style>
    <style:style style:name="Tableau12.B" style:family="table-column">
      <style:table-column-properties style:column-width="0.766cm"/>
    </style:style>
    <style:style style:name="Tableau12.C" style:family="table-column">
      <style:table-column-properties style:column-width="0.836cm"/>
    </style:style>
    <style:style style:name="Tableau12.D" style:family="table-column">
      <style:table-column-properties style:column-width="0.45cm"/>
    </style:style>
    <style:style style:name="Tableau12.E" style:family="table-column">
      <style:table-column-properties style:column-width="14.33cm"/>
    </style:style>
    <style:style style:name="Tableau12.1" style:family="table-row">
      <style:table-row-properties style:min-row-height="3.687cm"/>
    </style:style>
    <style:style style:name="Tableau12.A1" style:family="table-cell">
      <style:table-cell-properties fo:padding="0cm" fo:border="none"/>
    </style:style>
    <style:style style:name="Tableau12.2" style:family="table-row">
      <style:table-row-properties style:min-row-height="1.259cm"/>
    </style:style>
    <style:style style:name="Tableau12.3" style:family="table-row">
      <style:table-row-properties style:min-row-height="3.736cm"/>
    </style:style>
    <style:style style:name="Tableau12.4" style:family="table-row">
      <style:table-row-properties style:min-row-height="1.406cm"/>
    </style:style>
    <style:style style:name="Tableau12.5" style:family="table-row">
      <style:table-row-properties style:min-row-height="3.558cm"/>
    </style:style>
    <style:style style:name="Tableau12.6" style:family="table-row">
      <style:table-row-properties style:min-row-height="1.826cm"/>
    </style:style>
    <style:style style:name="Tableau12.7" style:family="table-row">
      <style:table-row-properties style:min-row-height="3.512cm"/>
    </style:style>
    <style:style style:name="Tableau12.8" style:family="table-row">
      <style:table-row-properties style:min-row-height="3.119cm"/>
    </style:style>
    <style:style style:name="Tableau11" style:family="table">
      <style:table-properties style:width="17.842cm" fo:break-before="page" table:align="left"/>
    </style:style>
    <style:style style:name="Tableau11.A" style:family="table-column">
      <style:table-column-properties style:column-width="1.296cm"/>
    </style:style>
    <style:style style:name="Tableau11.B" style:family="table-column">
      <style:table-column-properties style:column-width="0.344cm"/>
    </style:style>
    <style:style style:name="Tableau11.C" style:family="table-column">
      <style:table-column-properties style:column-width="0.586cm"/>
    </style:style>
    <style:style style:name="Tableau11.D" style:family="table-column">
      <style:table-column-properties style:column-width="0.044cm"/>
    </style:style>
    <style:style style:name="Tableau11.E" style:family="table-column">
      <style:table-column-properties style:column-width="0.72cm"/>
    </style:style>
    <style:style style:name="Tableau11.F" style:family="table-column">
      <style:table-column-properties style:column-width="4.838cm"/>
    </style:style>
    <style:style style:name="Tableau11.G" style:family="table-column">
      <style:table-column-properties style:column-width="1.122cm"/>
    </style:style>
    <style:style style:name="Tableau11.H" style:family="table-column">
      <style:table-column-properties style:column-width="1.189cm"/>
    </style:style>
    <style:style style:name="Tableau11.I" style:family="table-column">
      <style:table-column-properties style:column-width="6.6cm"/>
    </style:style>
    <style:style style:name="Tableau11.J" style:family="table-column">
      <style:table-column-properties style:column-width="1.102cm"/>
    </style:style>
    <style:style style:name="Tableau11.1" style:family="table-row">
      <style:table-row-properties style:min-row-height="2.895cm"/>
    </style:style>
    <style:style style:name="Tableau11.A1" style:family="table-cell">
      <style:table-cell-properties fo:background-color="transparent" fo:padding="0cm" fo:border="none">
        <style:background-image/>
      </style:table-cell-properties>
    </style:style>
    <style:style style:name="Tableau11.2" style:family="table-row">
      <style:table-row-properties style:min-row-height="1.815cm"/>
    </style:style>
    <style:style style:name="Tableau11.A2" style:family="table-cell">
      <style:table-cell-properties fo:padding="0cm" fo:border="none"/>
    </style:style>
    <style:style style:name="Tableau11.3" style:family="table-row">
      <style:table-row-properties style:min-row-height="0.787cm"/>
    </style:style>
    <style:style style:name="Tableau11.4" style:family="table-row">
      <style:table-row-properties style:min-row-height="3.286cm"/>
    </style:style>
    <style:style style:name="Tableau11.5" style:family="table-row">
      <style:table-row-properties style:min-row-height="0.871cm"/>
    </style:style>
    <style:style style:name="Tableau11.6" style:family="table-row">
      <style:table-row-properties style:min-row-height="1.81cm"/>
    </style:style>
    <style:style style:name="Tableau11.7" style:family="table-row">
      <style:table-row-properties style:min-row-height="3.54cm"/>
    </style:style>
    <style:style style:name="Tableau11.8" style:family="table-row">
      <style:table-row-properties style:min-row-height="1.545cm"/>
    </style:style>
    <style:style style:name="Tableau11.9" style:family="table-row">
      <style:table-row-properties style:min-row-height="3.427cm"/>
    </style:style>
    <style:style style:name="Tableau11.10" style:family="table-row">
      <style:table-row-properties style:min-row-height="1.887cm"/>
    </style:style>
    <style:style style:name="Tableau11.11" style:family="table-row">
      <style:table-row-properties style:min-row-height="2.473cm"/>
    </style:style>
    <style:style style:name="Tableau10" style:family="table">
      <style:table-properties style:width="17.842cm" fo:break-before="page" table:align="left"/>
    </style:style>
    <style:style style:name="Tableau10.A" style:family="table-column">
      <style:table-column-properties style:column-width="1.416cm"/>
    </style:style>
    <style:style style:name="Tableau10.B" style:family="table-column">
      <style:table-column-properties style:column-width="0.81cm"/>
    </style:style>
    <style:style style:name="Tableau10.C" style:family="table-column">
      <style:table-column-properties style:column-width="0.09cm"/>
    </style:style>
    <style:style style:name="Tableau10.D" style:family="table-column">
      <style:table-column-properties style:column-width="0.517cm"/>
    </style:style>
    <style:style style:name="Tableau10.E" style:family="table-column">
      <style:table-column-properties style:column-width="0.697cm"/>
    </style:style>
    <style:style style:name="Tableau10.F" style:family="table-column">
      <style:table-column-properties style:column-width="14.312cm"/>
    </style:style>
    <style:style style:name="Tableau10.1" style:family="table-row">
      <style:table-row-properties style:min-row-height="3.621cm"/>
    </style:style>
    <style:style style:name="Tableau10.A1" style:family="table-cell">
      <style:table-cell-properties fo:background-color="transparent" fo:padding="0cm" fo:border="none">
        <style:background-image/>
      </style:table-cell-properties>
    </style:style>
    <style:style style:name="Tableau10.2" style:family="table-row">
      <style:table-row-properties style:min-row-height="1.184cm"/>
    </style:style>
    <style:style style:name="Tableau10.3" style:family="table-row">
      <style:table-row-properties style:min-row-height="4.23cm"/>
    </style:style>
    <style:style style:name="Tableau10.4" style:family="table-row">
      <style:table-row-properties style:min-row-height="1.365cm"/>
    </style:style>
    <style:style style:name="Tableau10.5" style:family="table-row">
      <style:table-row-properties style:min-row-height="4.08cm"/>
    </style:style>
    <style:style style:name="Tableau10.6" style:family="table-row">
      <style:table-row-properties style:min-row-height="1.508cm"/>
    </style:style>
    <style:style style:name="Tableau10.7" style:family="table-row">
      <style:table-row-properties style:min-row-height="3.971cm"/>
    </style:style>
    <style:style style:name="Tableau10.8" style:family="table-row">
      <style:table-row-properties style:min-row-height="2.295cm"/>
    </style:style>
    <style:style style:name="Tableau8" style:family="table">
      <style:table-properties style:width="17.833cm" fo:break-before="page" table:align="left"/>
    </style:style>
    <style:style style:name="Tableau8.A" style:family="table-column">
      <style:table-column-properties style:column-width="1.524cm"/>
    </style:style>
    <style:style style:name="Tableau8.B" style:family="table-column">
      <style:table-column-properties style:column-width="0.699cm"/>
    </style:style>
    <style:style style:name="Tableau8.C" style:family="table-column">
      <style:table-column-properties style:column-width="0.575cm"/>
    </style:style>
    <style:style style:name="Tableau8.D" style:family="table-column">
      <style:table-column-properties style:column-width="0.506cm"/>
    </style:style>
    <style:style style:name="Tableau8.E" style:family="table-column">
      <style:table-column-properties style:column-width="14.529cm"/>
    </style:style>
    <style:style style:name="Tableau8.1" style:family="table-row">
      <style:table-row-properties style:min-row-height="1.998cm"/>
    </style:style>
    <style:style style:name="Tableau8.A1" style:family="table-cell">
      <style:table-cell-properties fo:padding="0cm" fo:border="none"/>
    </style:style>
    <style:style style:name="Tableau8.2" style:family="table-row">
      <style:table-row-properties style:min-row-height="1.199cm"/>
    </style:style>
    <style:style style:name="Tableau8.3" style:family="table-row">
      <style:table-row-properties style:min-row-height="3.471cm"/>
    </style:style>
    <style:style style:name="Tableau8.4" style:family="table-row">
      <style:table-row-properties style:min-row-height="1.169cm"/>
    </style:style>
    <style:style style:name="Tableau8.5" style:family="table-row">
      <style:table-row-properties style:min-row-height="3.336cm"/>
    </style:style>
    <style:style style:name="Tableau8.6" style:family="table-row">
      <style:table-row-properties style:min-row-height="1.236cm"/>
    </style:style>
    <style:style style:name="Tableau8.7" style:family="table-row">
      <style:table-row-properties style:min-row-height="3.129cm"/>
    </style:style>
    <style:style style:name="Tableau8.8" style:family="table-row">
      <style:table-row-properties style:min-row-height="5.369cm"/>
    </style:style>
    <style:style style:name="Tableau8.9" style:family="table-row">
      <style:table-row-properties style:min-row-height="2.473cm"/>
    </style:style>
    <style:style style:name="Tableau6" style:family="table">
      <style:table-properties style:width="17.824cm" fo:break-before="page" table:align="left"/>
    </style:style>
    <style:style style:name="Tableau6.A" style:family="table-column">
      <style:table-column-properties style:column-width="2.08cm"/>
    </style:style>
    <style:style style:name="Tableau6.B" style:family="table-column">
      <style:table-column-properties style:column-width="0.191cm"/>
    </style:style>
    <style:style style:name="Tableau6.C" style:family="table-column">
      <style:table-column-properties style:column-width="0.72cm"/>
    </style:style>
    <style:style style:name="Tableau6.D" style:family="table-column">
      <style:table-column-properties style:column-width="0.332cm"/>
    </style:style>
    <style:style style:name="Tableau6.E" style:family="table-column">
      <style:table-column-properties style:column-width="14.503cm"/>
    </style:style>
    <style:style style:name="Tableau6.1" style:family="table-row">
      <style:table-row-properties style:min-row-height="1.64cm"/>
    </style:style>
    <style:style style:name="Tableau6.A1" style:family="table-cell">
      <style:table-cell-properties fo:background-color="transparent" fo:padding="0cm" fo:border="none">
        <style:background-image/>
      </style:table-cell-properties>
    </style:style>
    <style:style style:name="Tableau6.2" style:family="table-row">
      <style:table-row-properties style:min-row-height="1.099cm"/>
    </style:style>
    <style:style style:name="Tableau6.3" style:family="table-row">
      <style:table-row-properties style:min-row-height="2.972cm"/>
    </style:style>
    <style:style style:name="Tableau6.4" style:family="table-row">
      <style:table-row-properties style:min-row-height="1.792cm"/>
    </style:style>
    <style:style style:name="Tableau6.5" style:family="table-row">
      <style:table-row-properties style:min-row-height="3.459cm"/>
    </style:style>
    <style:style style:name="Tableau6.6" style:family="table-row">
      <style:table-row-properties style:min-row-height="1.662cm"/>
    </style:style>
    <style:style style:name="Tableau6.7" style:family="table-row">
      <style:table-row-properties style:min-row-height="3.244cm"/>
    </style:style>
    <style:style style:name="Tableau6.8" style:family="table-row">
      <style:table-row-properties style:min-row-height="4.946cm"/>
    </style:style>
    <style:style style:name="Tableau6.9" style:family="table-row">
      <style:table-row-properties style:min-row-height="2.473cm"/>
    </style:style>
    <style:style style:name="Tableau6.A9" style:family="table-cell">
      <style:table-cell-properties fo:padding="0cm" fo:border="none"/>
    </style:style>
    <style:style style:name="Tableau1" style:family="table">
      <style:table-properties style:width="17.833cm" fo:break-before="page" table:align="left"/>
    </style:style>
    <style:style style:name="Tableau1.A" style:family="table-column">
      <style:table-column-properties style:column-width="1.549cm"/>
    </style:style>
    <style:style style:name="Tableau1.B" style:family="table-column">
      <style:table-column-properties style:column-width="0.774cm"/>
    </style:style>
    <style:style style:name="Tableau1.C" style:family="table-column">
      <style:table-column-properties style:column-width="0.499cm"/>
    </style:style>
    <style:style style:name="Tableau1.D" style:family="table-column">
      <style:table-column-properties style:column-width="0.524cm"/>
    </style:style>
    <style:style style:name="Tableau1.E" style:family="table-column">
      <style:table-column-properties style:column-width="14.487cm"/>
    </style:style>
    <style:style style:name="Tableau1.1" style:family="table-row">
      <style:table-row-properties style:min-row-height="1.873cm"/>
    </style:style>
    <style:style style:name="Tableau1.A1" style:family="table-cell">
      <style:table-cell-properties fo:background-color="transparent" fo:padding="0cm" fo:border="none">
        <style:background-image/>
      </style:table-cell-properties>
    </style:style>
    <style:style style:name="Tableau1.2" style:family="table-row">
      <style:table-row-properties style:row-height="1.346cm"/>
    </style:style>
    <style:style style:name="Tableau1.3" style:family="table-row">
      <style:table-row-properties style:min-row-height="3.512cm"/>
    </style:style>
    <style:style style:name="Tableau1.4" style:family="table-row">
      <style:table-row-properties style:min-row-height="1.378cm"/>
    </style:style>
    <style:style style:name="Tableau1.5" style:family="table-row">
      <style:table-row-properties style:min-row-height="3.69cm"/>
    </style:style>
    <style:style style:name="Tableau1.6" style:family="table-row">
      <style:table-row-properties style:min-row-height="1.769cm"/>
    </style:style>
    <style:style style:name="Tableau1.7" style:family="table-row">
      <style:table-row-properties style:min-row-height="3.616cm"/>
    </style:style>
    <style:style style:name="Tableau1.8" style:family="table-row">
      <style:table-row-properties style:min-row-height="5.297cm"/>
    </style:style>
    <style:style style:name="Tableau1.9" style:family="table-row">
      <style:table-row-properties style:min-row-height="2.473cm"/>
    </style:style>
    <style:style style:name="Tableau1.A9" style:family="table-cell">
      <style:table-cell-properties fo:padding="0cm" fo:border="none"/>
    </style:style>
    <style:style style:name="Tableau4" style:family="table">
      <style:table-properties style:width="17.794cm" fo:margin-left="0.023cm" fo:margin-right="0.039cm" fo:break-before="page" table:align="margins"/>
    </style:style>
    <style:style style:name="Tableau4.A" style:family="table-column">
      <style:table-column-properties style:column-width="1.296cm" style:rel-column-width="4774*"/>
    </style:style>
    <style:style style:name="Tableau4.B" style:family="table-column">
      <style:table-column-properties style:column-width="0.3cm" style:rel-column-width="1104*"/>
    </style:style>
    <style:style style:name="Tableau4.C" style:family="table-column">
      <style:table-column-properties style:column-width="0.607cm" style:rel-column-width="2234*"/>
    </style:style>
    <style:style style:name="Tableau4.D" style:family="table-column">
      <style:table-column-properties style:column-width="0.63cm" style:rel-column-width="2319*"/>
    </style:style>
    <style:style style:name="Tableau4.E" style:family="table-column">
      <style:table-column-properties style:column-width="5.283cm" style:rel-column-width="19456*"/>
    </style:style>
    <style:style style:name="Tableau4.F" style:family="table-column">
      <style:table-column-properties style:column-width="0.799cm" style:rel-column-width="2942*"/>
    </style:style>
    <style:style style:name="Tableau4.G" style:family="table-column">
      <style:table-column-properties style:column-width="0.639cm" style:rel-column-width="2351*"/>
    </style:style>
    <style:style style:name="Tableau4.H" style:family="table-column">
      <style:table-column-properties style:column-width="7.193cm" style:rel-column-width="26492*"/>
    </style:style>
    <style:style style:name="Tableau4.I" style:family="table-column">
      <style:table-column-properties style:column-width="1.05cm" style:rel-column-width="3863*"/>
    </style:style>
    <style:style style:name="Tableau4.1" style:family="table-row">
      <style:table-row-properties style:min-row-height="2.247cm"/>
    </style:style>
    <style:style style:name="Tableau4.A1" style:family="table-cell">
      <style:table-cell-properties fo:background-color="transparent" fo:padding="0cm" fo:border="none">
        <style:background-image/>
      </style:table-cell-properties>
    </style:style>
    <style:style style:name="Tableau4.2" style:family="table-row">
      <style:table-row-properties style:min-row-height="1.774cm"/>
    </style:style>
    <style:style style:name="Tableau4.3" style:family="table-row">
      <style:table-row-properties style:min-row-height="0.831cm"/>
    </style:style>
    <style:style style:name="Tableau4.4" style:family="table-row">
      <style:table-row-properties style:min-row-height="3.219cm"/>
    </style:style>
    <style:style style:name="Tableau4.5" style:family="table-row">
      <style:table-row-properties style:min-row-height="1.012cm"/>
    </style:style>
    <style:style style:name="Tableau4.6" style:family="table-row">
      <style:table-row-properties style:min-row-height="1.976cm"/>
    </style:style>
    <style:style style:name="Tableau4.7" style:family="table-row">
      <style:table-row-properties style:min-row-height="3.147cm"/>
    </style:style>
    <style:style style:name="Tableau4.8" style:family="table-row">
      <style:table-row-properties style:min-row-height="2.388cm"/>
    </style:style>
    <style:style style:name="Tableau4.9" style:family="table-row">
      <style:table-row-properties style:min-row-height="3.418cm"/>
    </style:style>
    <style:style style:name="Tableau4.10" style:family="table-row">
      <style:table-row-properties style:min-row-height="2.547cm"/>
    </style:style>
    <style:style style:name="Tableau4.11" style:family="table-row">
      <style:table-row-properties style:min-row-height="2.362cm"/>
    </style:style>
    <style:style style:name="Tableau5" style:family="table">
      <style:table-properties style:width="17.847cm" fo:break-before="page" table:align="left"/>
    </style:style>
    <style:style style:name="Tableau5.A" style:family="table-column">
      <style:table-column-properties style:column-width="1.596cm"/>
    </style:style>
    <style:style style:name="Tableau5.B" style:family="table-column">
      <style:table-column-properties style:column-width="0.651cm"/>
    </style:style>
    <style:style style:name="Tableau5.C" style:family="table-column">
      <style:table-column-properties style:column-width="0.136cm"/>
    </style:style>
    <style:style style:name="Tableau5.D" style:family="table-column">
      <style:table-column-properties style:column-width="0.427cm"/>
    </style:style>
    <style:style style:name="Tableau5.E" style:family="table-column">
      <style:table-column-properties style:column-width="0.494cm"/>
    </style:style>
    <style:style style:name="Tableau5.F" style:family="table-column">
      <style:table-column-properties style:column-width="2.648cm"/>
    </style:style>
    <style:style style:name="Tableau5.G" style:family="table-column">
      <style:table-column-properties style:column-width="5.951cm"/>
    </style:style>
    <style:style style:name="Tableau5.H" style:family="table-column">
      <style:table-column-properties style:column-width="5.944cm"/>
    </style:style>
    <style:style style:name="Tableau5.A1" style:family="table-cell">
      <style:table-cell-properties fo:padding="0cm" fo:border="none"/>
    </style:style>
    <style:style style:name="Tableau5.2" style:family="table-row">
      <style:table-row-properties style:min-row-height="1.723cm"/>
    </style:style>
    <style:style style:name="Tableau5.3" style:family="table-row">
      <style:table-row-properties style:min-row-height="0.974cm"/>
    </style:style>
    <style:style style:name="Tableau5.4" style:family="table-row">
      <style:table-row-properties style:min-row-height="4.646cm"/>
    </style:style>
    <style:style style:name="Tableau5.5" style:family="table-row">
      <style:table-row-properties style:min-row-height="1.672cm"/>
    </style:style>
    <style:style style:name="Tableau5.A5" style:family="table-cell">
      <style:table-cell-properties fo:background-color="transparent" fo:padding="0cm" fo:border="none">
        <style:background-image/>
      </style:table-cell-properties>
    </style:style>
    <style:style style:name="Tableau5.6" style:family="table-row">
      <style:table-row-properties style:min-row-height="4.907cm"/>
    </style:style>
    <style:style style:name="Tableau5.7" style:family="table-row">
      <style:table-row-properties style:min-row-height="1.298cm"/>
    </style:style>
    <style:style style:name="Tableau5.A7" style:family="table-cell">
      <style:table-cell-properties fo:background-color="transparent" fo:padding="0.097cm" fo:border="none">
        <style:background-image/>
      </style:table-cell-properties>
    </style:style>
    <style:style style:name="Tableau5.8" style:family="table-row">
      <style:table-row-properties style:min-row-height="4.597cm"/>
    </style:style>
    <style:style style:name="Tableau5.9" style:family="table-row">
      <style:table-row-properties style:min-row-height="1.774cm"/>
    </style:style>
    <style:style style:name="Tableau5.10" style:family="table-row">
      <style:table-row-properties style:min-row-height="1.947cm"/>
    </style:style>
    <style:style style:name="P1" style:family="paragraph" style:parent-style-name="Footer">
      <style:paragraph-properties fo:margin-top="0cm" fo:margin-bottom="0cm" fo:text-align="start" style:justify-single-word="false"/>
      <style:text-properties fo:language="en" fo:country="US"/>
    </style:style>
    <style:style style:name="P2" style:family="paragraph" style:parent-style-name="Titre-Page">
      <style:paragraph-properties fo:margin-top="0cm" fo:margin-bottom="0cm"/>
    </style:style>
    <style:style style:name="P3" style:family="paragraph" style:parent-style-name="Titre-Section" style:master-page-name="">
      <style:paragraph-properties fo:margin-top="0cm" fo:margin-bottom="0cm" fo:text-align="start" style:justify-single-word="false" style:page-number="auto"/>
      <style:text-properties fo:font-size="28pt" style:font-size-asian="28pt" style:font-size-complex="28pt"/>
    </style:style>
    <style:style style:name="P4" style:family="paragraph" style:parent-style-name="Titre-Section" style:master-page-name="">
      <style:paragraph-properties fo:margin-top="0cm" fo:margin-bottom="0cm" fo:text-align="start" style:justify-single-word="false" style:page-number="auto"/>
      <style:text-properties fo:font-size="16pt" fo:language="en" fo:country="US" style:font-size-asian="16pt" style:font-size-complex="16pt"/>
    </style:style>
    <style:style style:name="P5" style:family="paragraph" style:parent-style-name="Frame_20_contents">
      <style:paragraph-properties fo:margin-top="0cm" fo:margin-bottom="0cm" fo:line-height="100%" fo:text-align="start" style:justify-single-word="false"/>
      <style:text-properties style:font-name="Arial1" fo:font-size="8.5pt" fo:letter-spacing="normal" fo:language="en" fo:country="US" fo:font-style="italic" fo:font-weight="bold" style:font-size-asian="8.5pt" style:font-style-asian="italic" style:font-weight-asian="bold" style:font-size-complex="8.5pt" style:font-style-complex="italic" style:font-weight-complex="bold"/>
    </style:style>
    <style:style style:name="P6" style:family="paragraph" style:parent-style-name="Standard"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7"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8" style:family="paragraph" style:parent-style-name="Titre-Section" style:master-page-name="">
      <style:paragraph-properties fo:margin-left="0cm" fo:margin-right="0cm" fo:margin-top="0cm" fo:margin-bottom="0cm" fo:line-height="0.499cm" fo:text-align="justify" style:justify-single-word="false" fo:text-indent="0cm" style:auto-text-indent="false" style:page-number="auto"/>
      <style:text-properties fo:font-size="28pt" style:font-size-asian="28pt" style:font-size-complex="28pt"/>
    </style:style>
    <style:style style:name="P9" style:family="paragraph" style:parent-style-name="Titre-Section" style:master-page-name="">
      <style:paragraph-properties fo:margin-left="0cm" fo:margin-right="0cm" fo:margin-top="0cm" fo:margin-bottom="0cm" fo:line-height="0.45cm" fo:text-align="justify" style:justify-single-word="false" fo:text-indent="0cm" style:auto-text-indent="false" style:page-number="auto"/>
      <style:text-properties fo:font-size="28pt" style:font-size-asian="28pt" style:font-size-complex="28pt"/>
    </style:style>
    <style:style style:name="P10"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28pt" fo:language="en" fo:country="US" style:font-size-asian="28pt" style:font-size-complex="28pt"/>
    </style:style>
    <style:style style:name="P11"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4pt" fo:language="en" fo:country="US" style:font-size-asian="14pt" style:font-size-complex="14pt"/>
    </style:style>
    <style:style style:name="P12"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6pt" fo:language="en" fo:country="US" style:font-size-asian="16pt" style:font-size-complex="16pt"/>
    </style:style>
    <style:style style:name="P13"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8pt" fo:language="en" fo:country="US" style:font-size-asian="8pt" style:font-size-complex="8pt"/>
    </style:style>
    <style:style style:name="P14" style:family="paragraph" style:parent-style-name="Frame_20_contents" style:master-page-name="">
      <style:paragraph-properties fo:margin-left="0cm" fo:margin-right="0cm" fo:margin-top="0cm" fo:margin-bottom="0cm" fo:line-height="100%" fo:text-align="center" style:justify-single-word="false" fo:text-indent="0cm" style:auto-text-indent="false" style:page-number="auto"/>
      <style:text-properties style:font-name="Times New Roman1" fo:font-size="14pt" fo:letter-spacing="normal" fo:font-weight="bold" style:font-size-asian="14pt" style:font-weight-asian="bold" style:font-size-complex="14pt" style:font-weight-complex="bold"/>
    </style:style>
    <style:style style:name="P15" style:family="paragraph" style:parent-style-name="Standard">
      <style:paragraph-properties fo:margin-left="0cm" fo:margin-right="0cm" fo:margin-top="0cm" fo:margin-bottom="0cm" fo:text-align="start" style:justify-single-word="false" fo:text-indent="0cm" style:auto-text-indent="false"/>
      <style:text-properties fo:font-size="16pt" style:font-size-asian="16pt" style:font-size-complex="16pt"/>
    </style:style>
    <style:style style:name="P16" style:family="paragraph" style:parent-style-name="Titre-Section">
      <style:paragraph-properties fo:margin-left="0cm" fo:margin-right="0cm" fo:margin-top="0cm" fo:margin-bottom="0cm" fo:line-height="0.499cm" fo:text-align="justify" style:justify-single-word="false" fo:text-indent="0cm" style:auto-text-indent="false"/>
      <style:text-properties fo:font-size="28pt" style:font-size-asian="28pt" style:font-size-complex="28pt"/>
    </style:style>
    <style:style style:name="P17" style:family="paragraph" style:parent-style-name="Footer">
      <style:paragraph-properties fo:margin-left="0cm" fo:margin-right="0cm" fo:margin-top="0cm" fo:margin-bottom="0cm" fo:text-align="center" style:justify-single-word="false" fo:text-indent="0cm" style:auto-text-indent="false"/>
      <style:text-properties style:font-name="Arial1" fo:font-size="20pt" fo:language="en" fo:country="US" fo:font-style="normal" fo:font-weight="normal" style:font-size-asian="20pt" style:font-style-asian="normal" style:font-weight-asian="normal" style:font-size-complex="20pt" style:font-style-complex="normal" style:font-weight-complex="normal"/>
    </style:style>
    <style:style style:name="P18"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style:font-size-asian="28pt" style:font-size-complex="28pt"/>
    </style:style>
    <style:style style:name="P19"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fo:language="en" fo:country="US" style:font-size-asian="28pt" style:font-size-complex="28pt"/>
    </style:style>
    <style:style style:name="P20" style:family="paragraph" style:parent-style-name="Titre-Section" style:master-page-name="">
      <style:paragraph-properties fo:margin-left="0cm" fo:margin-right="0cm" fo:margin-top="0.199cm" fo:margin-bottom="0.101cm" fo:text-align="start" style:justify-single-word="false" fo:text-indent="0cm" style:auto-text-indent="false" style:page-number="auto"/>
      <style:text-properties fo:font-size="28pt" style:font-size-asian="28pt" style:font-size-complex="28pt"/>
    </style:style>
    <style:style style:name="P21" style:family="paragraph" style:parent-style-name="Standard" style:master-page-name="">
      <style:paragraph-properties fo:margin-left="0cm" fo:margin-right="0cm" fo:margin-top="0.079cm" fo:margin-bottom="0cm" fo:line-height="100%" fo:text-align="justify" style:justify-single-word="false" fo:text-indent="0cm" style:auto-text-indent="false" style:page-number="auto"/>
      <style:text-properties fo:font-size="28pt" style:font-size-asian="28pt" style:font-size-complex="28pt"/>
    </style:style>
    <style:style style:name="P22" style:family="paragraph" style:parent-style-name="Standard" style:master-page-name="">
      <style:paragraph-properties fo:margin-left="0cm" fo:margin-right="0cm" fo:margin-top="0.079cm" fo:margin-bottom="0cm" fo:text-align="start" style:justify-single-word="false" fo:text-indent="0cm" style:auto-text-indent="false" style:page-number="auto"/>
      <style:text-properties fo:font-size="28pt" style:font-size-asian="28pt" style:font-size-complex="28pt"/>
    </style:style>
    <style:style style:name="P23" style:family="paragraph" style:parent-style-name="Standard" style:master-page-name="">
      <style:paragraph-properties fo:margin-left="0cm" fo:margin-right="0cm" fo:margin-top="0.079cm" fo:margin-bottom="0cm" fo:text-align="start" style:justify-single-word="false" fo:text-indent="0cm" style:auto-text-indent="false" style:page-number="auto"/>
    </style:style>
    <style:style style:name="P24" style:family="paragraph" style:parent-style-name="Texte-1" style:master-page-name="">
      <style:paragraph-properties fo:margin-left="0cm" fo:margin-right="0cm" fo:margin-top="0.079cm" fo:margin-bottom="0cm" fo:line-height="0.529cm" fo:text-align="justify" style:justify-single-word="false" fo:text-indent="0cm" style:auto-text-indent="false" style:page-number="auto"/>
      <style:text-properties fo:font-size="28pt" style:font-size-asian="28pt" style:font-size-complex="28pt"/>
    </style:style>
    <style:style style:name="P25" style:family="paragraph" style:parent-style-name="Standard">
      <style:paragraph-properties fo:margin-left="0cm" fo:margin-right="0cm" fo:margin-top="0.499cm" fo:margin-bottom="0.3cm" fo:line-height="100%" fo:text-align="justify" style:justify-single-word="false" fo:text-indent="0cm" style:auto-text-indent="false"/>
    </style:style>
    <style:style style:name="P26" style:family="paragraph" style:parent-style-name="Texte-1">
      <style:paragraph-properties fo:margin-left="0cm" fo:margin-right="0cm" fo:margin-top="0.4cm" fo:margin-bottom="0.3cm" fo:text-align="start" style:justify-single-word="false" fo:text-indent="0cm" style:auto-text-indent="false"/>
    </style:style>
    <style:style style:name="P27" style:family="paragraph" style:parent-style-name="Standard" style:master-page-name="">
      <style:paragraph-properties fo:margin-left="0cm" fo:margin-right="0cm" fo:margin-top="0.101cm" fo:margin-bottom="0cm" fo:line-height="100%" fo:text-align="justify" style:justify-single-word="false" fo:text-indent="0cm" style:auto-text-indent="false" style:page-number="auto"/>
      <style:text-properties fo:font-size="28pt" style:font-size-asian="28pt" style:font-size-complex="28pt"/>
    </style:style>
    <style:style style:name="P28" style:family="paragraph" style:parent-style-name="Titre-Section" style:master-page-name="">
      <style:paragraph-properties fo:margin-left="0cm" fo:margin-right="0cm" fo:margin-top="0.101cm" fo:margin-bottom="0cm" fo:line-height="0.45cm" fo:text-align="start" style:justify-single-word="false" fo:text-indent="0cm" style:auto-text-indent="false" style:page-number="auto"/>
      <style:text-properties fo:font-size="28pt" style:font-size-asian="28pt" style:font-size-complex="28pt"/>
    </style:style>
    <style:style style:name="P29" style:family="paragraph" style:parent-style-name="Standard">
      <style:paragraph-properties fo:margin-left="0cm" fo:margin-right="0cm" fo:text-align="center" style:justify-single-word="false" fo:text-indent="0cm" style:auto-text-indent="false"/>
      <style:text-properties fo:font-size="28pt" fo:language="en" fo:country="US" fo:font-style="normal" fo:font-weight="bold" style:font-size-asian="28pt" style:font-style-asian="normal" style:font-weight-asian="bold" style:font-size-complex="28pt" style:font-style-complex="normal" style:font-weight-complex="bold"/>
    </style:style>
    <style:style style:name="P30" style:family="paragraph" style:parent-style-name="Standard">
      <style:paragraph-properties fo:margin-left="0cm" fo:margin-right="0cm" fo:text-align="center" style:justify-single-word="false" fo:text-indent="0cm" style:auto-text-indent="false"/>
      <style:text-properties style:font-name="Arial1" fo:font-size="54pt" fo:language="en" fo:country="US" fo:font-style="normal" fo:font-weight="bold" style:font-size-asian="54pt" style:font-style-asian="normal" style:font-weight-asian="bold" style:font-size-complex="54pt" style:font-style-complex="normal" style:font-weight-complex="bold"/>
    </style:style>
    <style:style style:name="P31" style:family="paragraph" style:parent-style-name="Standard">
      <style:paragraph-properties fo:margin-left="0cm" fo:margin-right="0cm" fo:text-align="center" style:justify-single-word="false" fo:text-indent="0cm" style:auto-text-indent="false"/>
      <style:text-properties style:font-name="Arial1" fo:font-size="44pt" fo:language="en" fo:country="US" fo:font-style="normal" fo:font-weight="bold" style:font-size-asian="44pt" style:font-style-asian="normal" style:font-weight-asian="bold" style:font-size-complex="44pt" style:font-style-complex="normal" style:font-weight-complex="bold"/>
    </style:style>
    <style:style style:name="P32" style:family="paragraph" style:parent-style-name="Standard">
      <style:paragraph-properties fo:margin-left="0cm" fo:margin-right="0cm" fo:text-align="center" style:justify-single-word="false" fo:text-indent="0cm" style:auto-text-indent="false"/>
      <style:text-properties style:font-name="Arial1" fo:font-size="20pt" fo:language="en" fo:country="US" fo:font-style="normal" fo:font-weight="bold" style:font-size-asian="20pt" style:font-style-asian="normal" style:font-weight-asian="bold" style:font-size-complex="20pt" style:font-style-complex="normal" style:font-weight-complex="bold"/>
    </style:style>
    <style:style style:name="P33" style:family="paragraph" style:parent-style-name="Standard">
      <style:paragraph-properties fo:margin-left="0cm" fo:margin-right="0cm" fo:margin-top="0cm" fo:margin-bottom="0.4cm" fo:text-align="center" style:justify-single-word="false" fo:text-indent="0cm" style:auto-text-indent="false"/>
      <style:text-properties fo:font-size="32pt" fo:language="en" fo:country="US" fo:font-style="normal" fo:font-weight="bold" style:font-size-asian="32pt" style:font-style-asian="normal" style:font-weight-asian="bold" style:font-size-complex="32pt" style:font-style-complex="normal" style:font-weight-complex="bold"/>
    </style:style>
    <style:style style:name="P34" style:family="paragraph" style:parent-style-name="Standard">
      <style:paragraph-properties fo:margin-left="0cm" fo:margin-right="0cm" fo:margin-top="0.7cm" fo:margin-bottom="0cm" fo:text-align="center" style:justify-single-word="false" fo:text-indent="0cm" style:auto-text-indent="false"/>
      <style:text-properties style:font-name="Arial1" fo:font-size="36pt" fo:language="en" fo:country="US" fo:font-style="normal" fo:font-weight="bold" style:font-size-asian="36pt" style:font-style-asian="normal" style:font-weight-asian="bold" style:font-size-complex="36pt" style:font-style-complex="normal" style:font-weight-complex="bold"/>
    </style:style>
    <style:style style:name="P35" style:family="paragraph" style:parent-style-name="Standard" style:master-page-name="">
      <style:paragraph-properties fo:margin-left="0cm" fo:margin-right="0cm" fo:margin-top="0.15cm" fo:margin-bottom="0cm" fo:line-height="0.45cm" fo:text-align="start" style:justify-single-word="false" fo:text-indent="0cm" style:auto-text-indent="false" style:page-number="auto"/>
    </style:style>
    <style:style style:name="P36" style:family="paragraph" style:parent-style-name="Standard" style:master-page-name="">
      <style:paragraph-properties fo:margin-left="0cm" fo:margin-right="0cm" fo:margin-top="0.15cm" fo:margin-bottom="0cm" fo:line-height="100%" fo:text-align="justify" style:justify-single-word="false" fo:text-indent="0cm" style:auto-text-indent="false" style:page-number="auto"/>
      <style:text-properties fo:font-size="28pt" style:font-size-asian="28pt" style:font-size-complex="28pt"/>
    </style:style>
    <style:style style:name="P37" style:family="paragraph" style:parent-style-name="Standard" style:master-page-name="">
      <style:paragraph-properties fo:margin-left="0cm" fo:margin-right="0cm" fo:margin-top="0.049cm" fo:margin-bottom="0cm" fo:text-align="start" style:justify-single-word="false" fo:text-indent="0cm" style:auto-text-indent="false" style:page-number="auto"/>
      <style:text-properties fo:font-size="28pt" style:font-size-asian="28pt" style:font-size-complex="28pt"/>
    </style:style>
    <style:style style:name="P38" style:family="paragraph" style:parent-style-name="Titre-Section" style:master-page-name="">
      <style:paragraph-properties fo:margin-left="0cm" fo:margin-right="0cm" fo:margin-top="0.049cm" fo:margin-bottom="0cm" fo:text-align="start" style:justify-single-word="false" fo:text-indent="0cm" style:auto-text-indent="false" style:page-number="auto"/>
      <style:text-properties fo:font-size="28pt" style:font-size-asian="28pt" style:font-size-complex="28pt"/>
    </style:style>
    <style:style style:name="P39" style:family="paragraph" style:parent-style-name="Standard" style:master-page-name="">
      <style:paragraph-properties fo:margin-left="0cm" fo:margin-right="0cm" fo:margin-top="0.109cm" fo:margin-bottom="0cm" fo:line-height="100%" fo:text-align="justify" style:justify-single-word="false" fo:text-indent="0cm" style:auto-text-indent="false" style:page-number="auto"/>
      <style:text-properties fo:font-size="28pt" style:font-size-asian="28pt" style:font-size-complex="28pt"/>
    </style:style>
    <style:style style:name="P40" style:family="paragraph" style:parent-style-name="Standard" style:master-page-name="">
      <style:paragraph-properties fo:margin-left="0cm" fo:margin-right="0cm" fo:margin-top="0.06cm" fo:margin-bottom="0cm" fo:text-align="start" style:justify-single-word="false" fo:text-indent="0cm" style:auto-text-indent="false" style:page-number="auto"/>
    </style:style>
    <style:style style:name="P41" style:family="paragraph" style:parent-style-name="Titre-Page" style:master-page-name="">
      <style:paragraph-properties fo:margin-left="0cm" fo:margin-right="0cm" fo:margin-top="0.101cm" fo:margin-bottom="0.3cm" fo:text-align="center" style:justify-single-word="false" fo:text-indent="0cm" style:auto-text-indent="false" style:page-number="auto" style:shadow="none">
        <style:tab-stops/>
      </style:paragraph-properties>
      <style:text-properties fo:font-size="28pt" style:font-size-asian="28pt" style:font-size-complex="28pt"/>
    </style:style>
    <style:style style:name="P42" style:family="paragraph" style:parent-style-name="Texte-1" style:master-page-name="">
      <style:paragraph-properties fo:margin-left="0cm" fo:margin-right="0cm" fo:margin-top="0.101cm" fo:margin-bottom="0.101cm" fo:line-height="0.529cm" fo:text-align="justify" style:justify-single-word="false" fo:text-indent="0cm" style:auto-text-indent="false" style:page-number="auto"/>
      <style:text-properties fo:font-size="28pt" style:font-size-asian="28pt" style:font-size-complex="28pt"/>
    </style:style>
    <style:style style:name="P43" style:family="paragraph" style:parent-style-name="Titre-Section" style:master-page-name="">
      <style:paragraph-properties fo:margin-left="0cm" fo:margin-right="0cm" fo:margin-top="0.101cm" fo:margin-bottom="0.101cm" fo:line-height="100%" fo:text-align="justify" style:justify-single-word="false" fo:text-indent="0cm" style:auto-text-indent="false" style:page-number="auto"/>
      <style:text-properties fo:font-size="28pt" style:font-size-asian="28pt" style:font-size-complex="28pt"/>
    </style:style>
    <style:style style:name="P44" style:family="paragraph" style:parent-style-name="Texte-1" style:master-page-name="">
      <style:paragraph-properties fo:margin-left="0cm" fo:margin-right="0cm" fo:margin-top="0.03cm" fo:margin-bottom="0cm" fo:line-height="0.529cm" fo:text-align="justify" style:justify-single-word="false" fo:text-indent="0cm" style:auto-text-indent="false" style:page-number="auto"/>
      <style:text-properties fo:font-size="28pt" style:font-size-asian="28pt" style:font-size-complex="28pt"/>
    </style:style>
    <style:style style:name="P45" style:family="paragraph" style:parent-style-name="Texte-1">
      <style:paragraph-properties fo:margin-left="0cm" fo:margin-right="0cm" fo:margin-top="0.06cm" fo:margin-bottom="0.101cm" fo:text-align="justify" style:justify-single-word="false" fo:text-indent="0cm" style:auto-text-indent="false"/>
    </style:style>
    <style:style style:name="P46" style:family="paragraph" style:parent-style-name="Texte-1">
      <style:paragraph-properties fo:margin-left="0cm" fo:margin-right="0cm" fo:margin-top="0.12cm" fo:margin-bottom="0cm" fo:text-align="justify" style:justify-single-word="false" fo:text-indent="0cm" style:auto-text-indent="false"/>
    </style:style>
    <style:style style:name="P47" style:family="paragraph" style:parent-style-name="Texte-1">
      <style:paragraph-properties fo:margin-left="0cm" fo:margin-right="0cm" fo:margin-top="0.12cm" fo:margin-bottom="0.101cm" fo:text-align="justify" style:justify-single-word="false" fo:text-indent="0cm" style:auto-text-indent="false"/>
    </style:style>
    <style:style style:name="P48" style:family="paragraph" style:parent-style-name="Titre-Section" style:master-page-name="">
      <style:paragraph-properties fo:margin-left="0cm" fo:margin-right="0cm" fo:margin-top="0.09cm" fo:margin-bottom="0cm" fo:text-align="start" style:justify-single-word="false" fo:text-indent="0cm" style:auto-text-indent="false" style:page-number="auto"/>
      <style:text-properties fo:font-size="28pt" style:font-size-asian="28pt" style:font-size-complex="28pt"/>
    </style:style>
    <style:style style:name="P49" style:family="paragraph" style:parent-style-name="Titre-SousSection" style:master-page-name="">
      <style:paragraph-properties fo:margin-left="0cm" fo:margin-right="0cm" fo:margin-top="0.199cm" fo:margin-bottom="0.3cm" fo:text-align="start" style:justify-single-word="false" fo:text-indent="0cm" style:auto-text-indent="false" style:page-number="auto"/>
      <style:text-properties fo:language="en" fo:country="US"/>
    </style:style>
    <style:style style:name="P50" style:family="paragraph" style:parent-style-name="Standard">
      <style:paragraph-properties fo:margin-top="0.101cm" fo:margin-bottom="0cm" fo:line-height="0.45cm" fo:text-align="justify" style:justify-single-word="false"/>
      <style:text-properties fo:font-size="28pt" style:font-size-asian="28pt" style:font-size-complex="28pt"/>
    </style:style>
    <style:style style:name="P51" style:family="paragraph" style:parent-style-name="Standard">
      <style:paragraph-properties fo:margin-top="0.101cm" fo:margin-bottom="0cm" fo:line-height="0.45cm" fo:text-align="start" style:justify-single-word="false"/>
    </style:style>
    <style:style style:name="P52" style:family="paragraph" style:parent-style-name="Titre-Page">
      <style:paragraph-properties fo:margin-top="0.101cm" fo:margin-bottom="0cm"/>
    </style:style>
    <style:style style:name="P53" style:family="paragraph" style:parent-style-name="Standard" style:master-page-name="">
      <style:paragraph-properties fo:margin-top="0.101cm" fo:margin-bottom="0cm" fo:line-height="0.45cm" fo:text-align="start" style:justify-single-word="false" style:page-number="auto"/>
      <style:text-properties fo:language="en" fo:country="US"/>
    </style:style>
    <style:style style:name="P54" style:family="paragraph" style:parent-style-name="Standard">
      <style:paragraph-properties fo:text-align="center" style:justify-single-word="false"/>
      <style:text-properties fo:font-size="28pt" style:font-size-asian="28pt" style:font-size-complex="28pt"/>
    </style:style>
    <style:style style:name="P55" style:family="paragraph" style:parent-style-name="Standard">
      <style:paragraph-properties fo:text-align="center" style:justify-single-word="false"/>
      <style:text-properties fo:font-size="28pt" fo:language="en" fo:country="US" style:font-size-asian="28pt" style:font-size-complex="28pt"/>
    </style:style>
    <style:style style:name="P56" style:family="paragraph" style:parent-style-name="Standard">
      <style:paragraph-properties fo:margin-top="0.101cm" fo:margin-bottom="0.101cm" fo:text-align="center" style:justify-single-word="false"/>
      <style:text-properties fo:font-size="28pt" style:font-size-asian="28pt" style:font-size-complex="28pt"/>
    </style:style>
    <style:style style:name="P57" style:family="paragraph" style:parent-style-name="Texte-1">
      <style:paragraph-properties fo:margin-left="2.251cm" fo:margin-right="0cm" fo:margin-top="0.101cm" fo:margin-bottom="0.101cm" fo:text-align="justify" style:justify-single-word="false" fo:text-indent="-1.259cm" style:auto-text-indent="false"/>
      <style:text-properties fo:font-weight="bold" style:font-weight-asian="bold" style:font-weight-complex="bold"/>
    </style:style>
    <style:style style:name="P58" style:family="paragraph" style:parent-style-name="Titre-Section">
      <style:paragraph-properties fo:margin-top="0.4cm" fo:margin-bottom="0.3cm"/>
    </style:style>
    <style:style style:name="P59" style:family="paragraph" style:parent-style-name="Titre-Section">
      <style:paragraph-properties fo:margin-top="0cm" fo:margin-bottom="0.3cm"/>
    </style:style>
    <style:style style:name="P60" style:family="paragraph" style:parent-style-name="Titre-Section">
      <style:paragraph-properties fo:margin-top="0.199cm" fo:margin-bottom="0.3cm"/>
    </style:style>
    <style:style style:name="P61" style:family="paragraph" style:parent-style-name="Titre-Page">
      <style:paragraph-properties fo:margin-top="0.101cm" fo:margin-bottom="0.499cm"/>
    </style:style>
    <style:style style:name="P62" style:family="paragraph" style:parent-style-name="Titre-Page">
      <style:paragraph-properties fo:margin-top="0.101cm" fo:margin-bottom="0.499cm" fo:text-align="center" style:justify-single-word="false"/>
      <style:text-properties fo:font-size="28pt" style:font-size-asian="28pt" style:font-size-complex="28pt"/>
    </style:style>
    <style:style style:name="P63" style:family="paragraph" style:parent-style-name="Standard" style:master-page-name="">
      <style:paragraph-properties fo:margin-left="1cm" fo:margin-right="0cm" fo:margin-top="0.3cm" fo:margin-bottom="0cm" fo:line-height="100%" fo:text-align="justify" style:justify-single-word="false" fo:text-indent="0cm" style:auto-text-indent="false" style:page-number="auto"/>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1.93cm" fo:margin-right="0cm" fo:margin-top="0.101cm" fo:margin-bottom="0cm" fo:line-height="0.45cm" fo:text-align="start" style:justify-single-word="false" fo:text-indent="-1.951cm" style:auto-text-indent="false"/>
    </style:style>
    <style:style style:name="P65" style:family="paragraph" style:parent-style-name="Standard">
      <style:paragraph-properties fo:margin-top="0.12cm" fo:margin-bottom="0cm" fo:line-height="100%" fo:text-align="justify" style:justify-single-word="false"/>
      <style:text-properties fo:font-size="28pt" style:font-size-asian="28pt" style:font-size-complex="28pt"/>
    </style:style>
    <style:style style:name="P66" style:family="paragraph" style:parent-style-name="Titre-Page">
      <style:paragraph-properties fo:margin-top="0.3cm" fo:margin-bottom="0.499cm" fo:text-align="center" style:justify-single-word="false"/>
      <style:text-properties fo:font-size="28pt" fo:language="en" fo:country="US" style:font-size-asian="28pt" style:font-size-complex="28pt"/>
    </style:style>
    <style:style style:name="P67" style:family="paragraph" style:parent-style-name="Titre-Page">
      <style:paragraph-properties fo:margin-top="0.3cm" fo:margin-bottom="0.15cm" fo:text-align="center" style:justify-single-word="false"/>
      <style:text-properties fo:font-size="28pt" style:font-size-asian="28pt" style:font-size-complex="28pt"/>
    </style:style>
    <style:style style:name="P68" style:family="paragraph" style:parent-style-name="Titre-Section">
      <style:paragraph-properties fo:margin-top="0.3cm" fo:margin-bottom="0.15cm"/>
      <style:text-properties fo:language="en" fo:country="US"/>
    </style:style>
    <style:style style:name="P69" style:family="paragraph" style:parent-style-name="Texte-1">
      <style:paragraph-properties fo:margin-left="0.99cm" fo:margin-right="0cm" fo:margin-top="0.101cm" fo:margin-bottom="0.101cm" fo:text-align="justify" style:justify-single-word="false" fo:text-indent="0.559cm" style:auto-text-indent="false"/>
      <style:text-properties fo:language="en" fo:country="US"/>
    </style:style>
    <style:style style:name="P70" style:family="paragraph" style:parent-style-name="Texte-1" style:master-page-name="">
      <style:paragraph-properties fo:margin-left="2.75cm" fo:margin-right="0cm" fo:margin-top="0.101cm" fo:margin-bottom="0cm" fo:text-align="justify" style:justify-single-word="false" fo:text-indent="-1.66cm" style:auto-text-indent="false" style:page-number="auto"/>
      <style:text-properties fo:language="en" fo:country="US"/>
    </style:style>
    <style:style style:name="P71" style:family="paragraph" style:parent-style-name="Texte-1">
      <style:paragraph-properties fo:margin-left="0.99cm" fo:margin-right="0cm" fo:margin-top="0.101cm" fo:margin-bottom="0.199cm" fo:text-align="justify" style:justify-single-word="false" fo:text-indent="0cm" style:auto-text-indent="false"/>
      <style:text-properties fo:language="en" fo:country="US"/>
    </style:style>
    <style:style style:name="P72" style:family="paragraph" style:parent-style-name="Texte-1">
      <style:paragraph-properties fo:margin-left="0.99cm" fo:margin-right="0cm" fo:margin-top="0.101cm" fo:margin-bottom="0.101cm" fo:text-align="justify" style:justify-single-word="false" fo:text-indent="0cm" style:auto-text-indent="false"/>
      <style:text-properties fo:language="en" fo:country="US"/>
    </style:style>
    <style:style style:name="P73" style:family="paragraph" style:parent-style-name="Texte-1">
      <style:paragraph-properties fo:margin-left="0.99cm" fo:margin-right="0cm" fo:margin-top="0.101cm" fo:margin-bottom="0.101cm" fo:text-align="justify" style:justify-single-word="false" fo:text-indent="0cm" style:auto-text-indent="false"/>
    </style:style>
    <style:style style:name="P74" style:family="paragraph" style:parent-style-name="Texte-1">
      <style:paragraph-properties fo:margin-left="0.99cm" fo:margin-right="0cm" fo:margin-top="0.3cm" fo:margin-bottom="0.101cm" fo:text-align="justify" style:justify-single-word="false" fo:text-indent="0cm" style:auto-text-indent="false"/>
      <style:text-properties fo:language="en" fo:country="US"/>
    </style:style>
    <style:style style:name="P75" style:family="paragraph" style:parent-style-name="Texte-1">
      <style:paragraph-properties fo:margin-left="0.99cm" fo:margin-right="0cm" fo:margin-top="0.101cm" fo:margin-bottom="0cm" fo:text-align="start" style:justify-single-word="false" fo:text-indent="0cm" style:auto-text-indent="false"/>
      <style:text-properties style:font-name="Times New Roman1" fo:font-size="12pt" fo:language="en" fo:country="US" style:font-size-asian="12pt" style:font-size-complex="12pt"/>
    </style:style>
    <style:style style:name="P76" style:family="paragraph" style:parent-style-name="Texte-1">
      <style:paragraph-properties fo:margin-left="0.99cm" fo:margin-right="0cm" fo:margin-top="0.101cm" fo:margin-bottom="0.101cm" fo:text-align="justify" style:justify-single-word="false" fo:text-indent="-0.101cm" style:auto-text-indent="false"/>
    </style:style>
    <style:style style:name="P77" style:family="paragraph" style:parent-style-name="Texte-1">
      <style:paragraph-properties fo:margin-left="2.15cm" fo:margin-right="0cm" fo:margin-top="0.101cm" fo:margin-bottom="0.101cm" fo:text-align="justify" style:justify-single-word="false" fo:text-indent="-1.161cm" style:auto-text-indent="false"/>
    </style:style>
    <style:style style:name="P78" style:family="paragraph" style:parent-style-name="Frame_20_contents">
      <style:paragraph-properties fo:margin-left="3.3cm" fo:margin-right="0.101cm" fo:margin-top="4.001cm" fo:margin-bottom="0cm" fo:line-height="100%" fo:text-align="start" style:justify-single-word="false" fo:text-indent="0cm" style:auto-text-indent="false"/>
      <style:text-properties fo:language="en" fo:country="US"/>
    </style:style>
    <style:style style:name="P79" style:family="paragraph" style:parent-style-name="Table_20_Contents">
      <style:paragraph-properties fo:text-align="center" style:justify-single-word="false"/>
      <style:text-properties fo:font-size="28pt" fo:language="en" fo:country="US" style:font-size-asian="28pt" style:font-size-complex="28pt"/>
    </style:style>
    <style:style style:name="P80" style:family="paragraph" style:parent-style-name="Notes">
      <style:paragraph-properties fo:margin-left="1.64cm" fo:margin-right="0cm" fo:margin-top="1.7cm" fo:margin-bottom="0cm" fo:line-height="0.27cm" fo:text-align="start" style:justify-single-word="false" fo:text-indent="6.361cm" style:auto-text-indent="false">
        <style:tab-stops/>
      </style:paragraph-properties>
      <style:text-properties fo:language="en" fo:country="US"/>
    </style:style>
    <style:style style:name="P81" style:family="paragraph" style:parent-style-name="Notes">
      <style:paragraph-properties fo:margin-left="9.04cm" fo:margin-right="0cm" fo:margin-top="3.3cm" fo:margin-bottom="0cm" fo:line-height="0.27cm" fo:text-align="start" style:justify-single-word="false" fo:text-indent="-0.94cm" style:auto-text-indent="false">
        <style:tab-stops/>
      </style:paragraph-properties>
      <style:text-properties fo:language="en" fo:country="US"/>
    </style:style>
    <style:style style:name="P82" style:family="paragraph" style:parent-style-name="Notes">
      <style:paragraph-properties fo:margin-left="10.141cm" fo:margin-right="0cm" fo:margin-top="1.7cm" fo:margin-bottom="0cm" fo:line-height="0.27cm" fo:text-align="start" style:justify-single-word="false" fo:text-indent="-0.94cm" style:auto-text-indent="false">
        <style:tab-stops/>
      </style:paragraph-properties>
      <style:text-properties fo:language="en" fo:country="US"/>
    </style:style>
    <style:style style:name="P83" style:family="paragraph" style:parent-style-name="Notes">
      <style:paragraph-properties fo:margin-left="11.03cm" fo:margin-right="0cm" fo:margin-top="1.52cm" fo:margin-bottom="0.101cm" fo:line-height="0.265cm" fo:text-align="start" style:justify-single-word="false" fo:text-indent="-0.891cm" style:auto-text-indent="false">
        <style:tab-stops/>
      </style:paragraph-properties>
      <style:text-properties fo:font-size="28pt" fo:language="en" fo:country="US" style:font-size-asian="28pt" style:font-size-complex="28pt"/>
    </style:style>
    <style:style style:name="P84" style:family="paragraph" style:parent-style-name="Notes">
      <style:paragraph-properties fo:margin-left="13.34cm" fo:margin-right="0cm" fo:margin-top="1.7cm" fo:margin-bottom="0cm" fo:line-height="0.27cm" fo:text-align="start" style:justify-single-word="false" fo:text-indent="-0.94cm" style:auto-text-indent="false">
        <style:tab-stops/>
      </style:paragraph-properties>
      <style:text-properties fo:language="en" fo:country="US"/>
    </style:style>
    <style:style style:name="P85" style:family="paragraph" style:parent-style-name="Notes">
      <style:paragraph-properties fo:margin-left="13.03cm" fo:margin-right="0cm" fo:margin-top="2.03cm" fo:margin-bottom="0cm" fo:line-height="0.265cm" fo:text-align="start" style:justify-single-word="false" fo:text-indent="-0.9cm" style:auto-text-indent="false"/>
      <style:text-properties fo:language="en" fo:country="US"/>
    </style:style>
    <style:style style:name="P86" style:family="paragraph" style:parent-style-name="Notes">
      <style:paragraph-properties fo:margin-left="5.69cm" fo:margin-right="0cm" fo:margin-top="1.199cm" fo:margin-bottom="0cm" fo:line-height="0.265cm" fo:text-align="start" style:justify-single-word="false" fo:text-indent="-0.891cm" style:auto-text-indent="false"/>
      <style:text-properties fo:language="en" fo:country="US"/>
    </style:style>
    <style:style style:name="P87" style:family="paragraph" style:parent-style-name="Notes">
      <style:paragraph-properties fo:margin-left="5.399cm" fo:margin-right="0cm" fo:margin-top="1.49cm" fo:margin-bottom="0cm" fo:line-height="0.265cm" fo:text-align="start" style:justify-single-word="false" fo:text-indent="-0.9cm" style:auto-text-indent="false"/>
      <style:text-properties fo:language="en" fo:country="US"/>
    </style:style>
    <style:style style:name="P88" style:family="paragraph" style:parent-style-name="Notes">
      <style:paragraph-properties fo:margin-left="1.64cm" fo:margin-right="0cm" fo:margin-top="1.7cm" fo:margin-bottom="0cm" fo:line-height="0.27cm" fo:text-align="start" style:justify-single-word="false" fo:text-indent="7.86cm" style:auto-text-indent="false">
        <style:tab-stops/>
      </style:paragraph-properties>
      <style:text-properties fo:language="en" fo:country="US"/>
    </style:style>
    <style:style style:name="P89" style:family="paragraph" style:parent-style-name="Notes">
      <style:paragraph-properties fo:margin-left="5.004cm" fo:margin-right="0cm" fo:margin-top="1.626cm" fo:margin-bottom="0cm" fo:line-height="0.27cm" fo:text-align="start" style:justify-single-word="false" fo:text-indent="-0.94cm" style:auto-text-indent="false">
        <style:tab-stops/>
      </style:paragraph-properties>
      <style:text-properties fo:language="en" fo:country="US"/>
    </style:style>
    <style:style style:name="P90" style:family="paragraph" style:parent-style-name="Notes">
      <style:paragraph-properties fo:margin-left="11.839cm" fo:margin-right="0cm" fo:margin-top="1.251cm" fo:margin-bottom="0cm" fo:line-height="0.27cm" fo:text-align="start" style:justify-single-word="false" fo:text-indent="-0.94cm" style:auto-text-indent="false">
        <style:tab-stops/>
      </style:paragraph-properties>
      <style:text-properties fo:language="en" fo:country="US"/>
    </style:style>
    <style:style style:name="P91" style:family="paragraph" style:parent-style-name="Notes">
      <style:paragraph-properties fo:margin-left="2.63cm" fo:margin-right="0cm" fo:margin-top="2.401cm" fo:margin-bottom="0cm" fo:line-height="0.27cm" fo:text-align="start" style:justify-single-word="false" fo:text-indent="-0.94cm" style:auto-text-indent="false">
        <style:tab-stops/>
      </style:paragraph-properties>
      <style:text-properties fo:language="en" fo:country="US"/>
    </style:style>
    <style:style style:name="P92" style:family="paragraph" style:parent-style-name="Notes">
      <style:paragraph-properties fo:margin-left="7.5cm" fo:margin-right="0cm" fo:margin-top="1.799cm" fo:margin-bottom="0cm" fo:line-height="0.27cm" fo:text-align="start" style:justify-single-word="false" fo:text-indent="0cm" style:auto-text-indent="false">
        <style:tab-stops/>
      </style:paragraph-properties>
      <style:text-properties fo:language="en" fo:country="US"/>
    </style:style>
    <style:style style:name="P93" style:family="paragraph" style:parent-style-name="Notes">
      <style:paragraph-properties fo:margin-left="1.649cm" fo:margin-right="0.101cm" fo:margin-top="1.191cm" fo:margin-bottom="0cm" fo:line-height="0.27cm" fo:text-align="start" style:justify-single-word="false" fo:text-indent="-0.94cm" style:auto-text-indent="false">
        <style:tab-stops/>
      </style:paragraph-properties>
      <style:text-properties fo:language="en" fo:country="US"/>
    </style:style>
    <style:style style:name="P94" style:family="paragraph" style:parent-style-name="Texte-1">
      <style:paragraph-properties fo:margin-left="2.75cm" fo:margin-right="0cm" fo:margin-top="0.101cm" fo:margin-bottom="0cm" fo:text-align="justify" style:justify-single-word="false" fo:text-indent="-1.769cm" style:auto-text-indent="false"/>
      <style:text-properties fo:language="en" fo:country="US"/>
    </style:style>
    <style:style style:name="P95" style:family="paragraph" style:parent-style-name="Texte-1">
      <style:paragraph-properties fo:margin-left="2.75cm" fo:margin-right="0cm" fo:margin-top="0.3cm" fo:margin-bottom="0.101cm" fo:text-align="justify" style:justify-single-word="false" fo:text-indent="-1.769cm" style:auto-text-indent="false"/>
      <style:text-properties fo:language="en" fo:country="US"/>
    </style:style>
    <style:style style:name="P96" style:family="paragraph" style:parent-style-name="Standard" style:master-page-name="First_20_Page">
      <style:paragraph-properties fo:margin-left="0cm" fo:margin-right="0cm" fo:text-align="center" style:justify-single-word="false" fo:text-indent="0cm" style:auto-text-indent="false" style:page-number="auto"/>
      <style:text-properties fo:font-size="28pt" fo:language="en" fo:country="US" fo:font-style="normal" fo:font-weight="bold" style:font-size-asian="28pt" style:font-style-asian="normal" style:font-weight-asian="bold" style:font-size-complex="28pt" style:font-style-complex="normal" style:font-weight-complex="bold"/>
    </style:style>
    <style:style style:name="P97" style:family="paragraph" style:parent-style-name="Standard" style:list-style-name="Liste-3">
      <style:paragraph-properties fo:margin-left="0cm" fo:margin-right="0cm" fo:margin-top="0cm" fo:margin-bottom="0cm" fo:line-height="0.499cm" fo:text-align="justify" style:justify-single-word="false" fo:text-indent="0cm" style:auto-text-indent="false"/>
    </style:style>
    <style:style style:name="P98" style:family="paragraph" style:parent-style-name="Standard" style:list-style-name="Liste-3" style:master-page-name="">
      <style:paragraph-properties fo:margin-top="0.101cm" fo:margin-bottom="0cm" fo:text-align="start" style:justify-single-word="false" style:page-number="auto"/>
    </style:style>
    <style:style style:name="P99" style:family="paragraph" style:parent-style-name="Standard" style:list-style-name="Liste-3">
      <style:paragraph-properties fo:margin-top="0cm" fo:margin-bottom="0cm" fo:line-height="0.499cm" fo:text-align="start" style:justify-single-word="false"/>
      <style:text-properties fo:font-size="16pt" style:font-size-asian="16pt" style:font-size-complex="16pt"/>
    </style:style>
    <style:style style:name="P100" style:family="paragraph" style:parent-style-name="Standard" style:list-style-name="Liste-3">
      <style:paragraph-properties fo:margin-top="0cm" fo:margin-bottom="0cm" fo:line-height="0.499cm" fo:text-align="justify" style:justify-single-word="false"/>
      <style:text-properties fo:font-size="16pt" style:font-size-asian="16pt" style:font-size-complex="16pt"/>
    </style:style>
    <style:style style:name="P101" style:family="paragraph" style:parent-style-name="Standard" style:list-style-name="Liste-3" style:master-page-name="">
      <style:paragraph-properties fo:margin-top="0.12cm" fo:margin-bottom="0cm" fo:text-align="start" style:justify-single-word="false" style:page-number="auto"/>
    </style:style>
    <style:style style:name="P102" style:family="paragraph" style:parent-style-name="Standard" style:list-style-name="Liste-3" style:master-page-name="">
      <style:paragraph-properties fo:margin-top="0.131cm" fo:margin-bottom="0cm" fo:text-align="start" style:justify-single-word="false" style:page-number="auto"/>
    </style:style>
    <style:style style:name="P103" style:family="paragraph" style:parent-style-name="Texte-1" style:list-style-name="Liste-2">
      <style:paragraph-properties fo:margin-top="0.101cm" fo:margin-bottom="0.101cm"/>
      <style:text-properties fo:language="en" fo:country="US"/>
    </style:style>
    <style:style style:name="P104" style:family="paragraph" style:parent-style-name="Texte-1" style:list-style-name="Liste-5" style:master-page-name="">
      <style:paragraph-properties fo:margin-left="0.99cm" fo:margin-right="0cm" fo:margin-top="0.199cm" fo:margin-bottom="0.101cm" fo:text-align="justify" style:justify-single-word="false" fo:text-indent="1.499cm" style:auto-text-indent="false" style:page-number="auto"/>
      <style:text-properties fo:language="en" fo:country="US"/>
    </style:style>
    <style:style style:name="P105" style:family="paragraph" style:parent-style-name="Texte-1" style:list-style-name="Liste-5">
      <style:paragraph-properties fo:margin-left="0.99cm" fo:margin-right="0cm" fo:margin-top="0.101cm" fo:margin-bottom="0.101cm" fo:text-align="justify" style:justify-single-word="false" fo:text-indent="1.499cm" style:auto-text-indent="false"/>
      <style:text-properties fo:language="en" fo:country="US"/>
    </style:style>
    <style:style style:name="P106" style:family="paragraph" style:parent-style-name="Texte-1" style:list-style-name="Liste-5">
      <style:paragraph-properties fo:margin-left="0.99cm" fo:margin-right="0cm" fo:margin-top="0.101cm" fo:margin-bottom="0.199cm" fo:text-align="justify" style:justify-single-word="false" fo:text-indent="1.499cm" style:auto-text-indent="false"/>
      <style:text-properties fo:language="en" fo:country="US"/>
    </style:style>
    <style:style style:name="P107" style:family="paragraph" style:parent-style-name="Texte-1" style:list-style-name="Liste-5" style:master-page-name="">
      <style:paragraph-properties fo:margin-left="3.5cm" fo:margin-right="0cm" fo:margin-top="0.199cm" fo:margin-bottom="0.101cm" fo:text-align="justify" style:justify-single-word="false" fo:text-indent="-1cm" style:auto-text-indent="false" style:page-number="auto"/>
      <style:text-properties fo:language="en" fo:country="US"/>
    </style:style>
    <style:style style:name="P108" style:family="paragraph" style:parent-style-name="Texte-1" style:list-style-name="Liste-5">
      <style:paragraph-properties fo:margin-left="3.5cm" fo:margin-right="0cm" fo:margin-top="0.101cm" fo:margin-bottom="0.199cm" fo:text-align="justify" style:justify-single-word="false" fo:text-indent="-1cm" style:auto-text-indent="false"/>
      <style:text-properties fo:language="en" fo:country="US"/>
    </style:style>
    <style:style style:name="P109" style:family="paragraph" style:parent-style-name="Texte-1" style:list-style-name="Liste-5" style:master-page-name="">
      <style:paragraph-properties fo:margin-left="3.5cm" fo:margin-right="0cm" fo:margin-top="0cm" fo:margin-bottom="0.4cm" fo:line-height="0.499cm" fo:text-align="justify" style:justify-single-word="false" fo:text-indent="-1cm" style:auto-text-indent="false" style:page-number="auto"/>
      <style:text-properties fo:language="en" fo:country="US"/>
    </style:style>
    <style:style style:name="P110" style:family="paragraph" style:parent-style-name="Texte-1" style:list-style-name="Liste-5">
      <style:paragraph-properties fo:margin-left="3.5cm" fo:margin-right="0cm" fo:margin-top="0cm" fo:margin-bottom="0.4cm" fo:line-height="0.499cm" fo:text-align="justify" style:justify-single-word="false" fo:text-indent="-1cm" style:auto-text-indent="false"/>
      <style:text-properties fo:language="en" fo:country="US"/>
    </style:style>
    <style:style style:name="P111" style:family="paragraph" style:parent-style-name="Puces" style:list-style-name="Liste-3"/>
    <style:style style:name="P112" style:family="paragraph" style:parent-style-name="Puces">
      <style:paragraph-properties fo:line-height="0.499cm"/>
    </style:style>
    <style:style style:name="P113" style:family="paragraph" style:parent-style-name="Puces" style:list-style-name="Liste-3">
      <style:paragraph-properties fo:line-height="0.499cm"/>
    </style:style>
    <style:style style:name="P114" style:family="paragraph" style:parent-style-name="Puces">
      <style:paragraph-properties fo:line-height="0.45cm"/>
    </style:style>
    <style:style style:name="P115" style:family="paragraph" style:parent-style-name="Puces" style:list-style-name="Liste-3">
      <style:paragraph-properties fo:line-height="0.45cm"/>
    </style:style>
    <style:style style:name="P116" style:family="paragraph" style:parent-style-name="Puces" style:list-style-name="Liste-3">
      <style:paragraph-properties fo:margin-left="2.3cm" fo:margin-right="0cm" fo:margin-top="0.101cm" fo:margin-bottom="0cm" fo:line-height="0.529cm" fo:text-align="justify" style:justify-single-word="false" fo:text-indent="-0.4cm" style:auto-text-indent="false"/>
      <style:text-properties fo:language="en" fo:country="US"/>
    </style:style>
    <style:style style:name="P117" style:family="paragraph" style:parent-style-name="Puces" style:list-style-name="Liste-3">
      <style:paragraph-properties fo:margin-left="1.9cm" fo:margin-right="0cm" fo:margin-top="0.101cm" fo:margin-bottom="0cm" fo:line-height="0.529cm" fo:text-align="justify" style:justify-single-word="false" fo:text-indent="0cm" style:auto-text-indent="false"/>
      <style:text-properties fo:language="en" fo:country="US"/>
    </style:style>
    <style:style style:name="P118" style:family="paragraph" style:parent-style-name="Puces" style:list-style-name="Liste-3" style:master-page-name="">
      <style:paragraph-properties style:page-number="auto"/>
    </style:style>
    <style:style style:name="P119" style:family="paragraph" style:parent-style-name="Puces" style:list-style-name="Liste-3" style:master-page-name="">
      <style:paragraph-properties fo:line-height="0.499cm" style:page-number="auto"/>
    </style:style>
    <style:style style:name="P120" style:family="paragraph" style:parent-style-name="Puces" style:list-style-name="Liste-3">
      <style:paragraph-properties fo:margin-top="0.15cm" fo:margin-bottom="0cm"/>
    </style:style>
    <style:style style:name="P121" style:family="paragraph" style:parent-style-name="Puces" style:list-style-name="Liste-3">
      <style:paragraph-properties fo:margin-top="0.15cm" fo:margin-bottom="0cm" fo:line-height="0.499cm"/>
    </style:style>
    <style:style style:name="P122" style:family="paragraph" style:parent-style-name="Puces">
      <style:paragraph-properties fo:margin-top="0.15cm" fo:margin-bottom="0cm" fo:line-height="0.45cm"/>
    </style:style>
    <style:style style:name="P123" style:family="paragraph" style:parent-style-name="Puces" style:list-style-name="Liste-3">
      <style:paragraph-properties fo:margin-top="0.15cm" fo:margin-bottom="0cm" fo:line-height="0.45cm"/>
    </style:style>
    <style:style style:name="P124" style:family="paragraph" style:parent-style-name="Puces" style:list-style-name="Liste-3" style:master-page-name="">
      <style:paragraph-properties fo:margin-top="0.15cm" fo:margin-bottom="0cm" fo:line-height="0.499cm" style:page-number="auto"/>
    </style:style>
    <style:style style:name="P125" style:family="paragraph" style:parent-style-name="Puces">
      <style:paragraph-properties fo:margin-top="0.03cm" fo:margin-bottom="0cm"/>
    </style:style>
    <style:style style:name="P126" style:family="paragraph" style:parent-style-name="Puces">
      <style:paragraph-properties fo:margin-top="0.161cm" fo:margin-bottom="0cm" fo:line-height="0.43cm"/>
    </style:style>
    <style:style style:name="P127" style:family="paragraph" style:parent-style-name="Puces" style:list-style-name="Liste-3">
      <style:paragraph-properties fo:margin-top="0cm" fo:margin-bottom="0cm" fo:line-height="0.499cm"/>
    </style:style>
    <style:style style:name="P128" style:family="paragraph" style:parent-style-name="Puces" style:list-style-name="Liste-3">
      <style:paragraph-properties fo:margin-top="0cm" fo:margin-bottom="0cm" fo:line-height="0.45cm"/>
    </style:style>
    <style:style style:name="P129" style:family="paragraph" style:parent-style-name="Puces" style:list-style-name="Liste-3">
      <style:paragraph-properties fo:margin-top="0.12cm" fo:margin-bottom="0cm" fo:line-height="0.45cm"/>
    </style:style>
    <style:style style:name="P130" style:family="paragraph" style:parent-style-name="Puces" style:list-style-name="Liste-3" style:master-page-name="">
      <style:paragraph-properties fo:margin-top="0.049cm" fo:margin-bottom="0cm" fo:line-height="0.45cm" style:page-number="auto"/>
    </style:style>
    <style:style style:name="P131" style:family="paragraph" style:parent-style-name="Puces" style:list-style-name="Liste-3">
      <style:paragraph-properties fo:margin-top="0.101cm" fo:margin-bottom="0.101cm" fo:line-height="0.45cm"/>
    </style:style>
    <style:style style:name="P132" style:family="paragraph" style:parent-style-name="Puces" style:list-style-name="Liste-3">
      <style:paragraph-properties fo:margin-top="0.101cm" fo:margin-bottom="0cm" fo:line-height="0.499cm"/>
    </style:style>
    <style:style style:name="P133" style:family="paragraph" style:parent-style-name="Puces" style:list-style-name="Liste-3">
      <style:paragraph-properties fo:margin-left="0.55cm" fo:margin-right="0cm" fo:margin-top="0.101cm" fo:margin-bottom="0cm" fo:line-height="0.45cm" fo:text-align="justify" style:justify-single-word="false" fo:text-indent="-0.349cm" style:auto-text-indent="false"/>
    </style:style>
    <style:style style:name="T1" style:family="text">
      <style:text-properties style:text-position="-4% 100%" style:font-name="Arial1"/>
    </style:style>
    <style:style style:name="T2" style:family="text">
      <style:text-properties style:font-name="Arial1"/>
    </style:style>
    <style:style style:name="T3" style:family="text">
      <style:text-properties style:font-name="Arial1" fo:font-weight="bold" style:font-weight-asian="bold" style:font-weight-complex="bold"/>
    </style:style>
    <style:style style:name="T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Arial1" fo:font-size="12pt" fo:letter-spacing="normal" fo:language="en" fo:country="US" fo:font-style="italic" style:font-size-asian="12pt" style:font-style-asian="italic" style:font-size-complex="12pt" style:font-style-complex="italic"/>
    </style:style>
    <style:style style:name="T6" style:family="text">
      <style:text-properties style:font-name="Arial1" fo:font-size="12pt" fo:language="en" fo:country="US" fo:font-style="italic" style:font-size-asian="12pt" style:font-style-asian="italic" style:font-size-complex="12pt" style:font-style-complex="italic"/>
    </style:style>
    <style:style style:name="T7" style:family="text">
      <style:text-properties style:font-name="Arial1" fo:font-size="12pt" fo:language="en" fo:country="US" fo:font-style="italic" fo:font-weight="normal" style:font-size-asian="12pt" style:font-style-asian="italic" style:font-weight-asian="normal" style:font-size-complex="12pt" style:font-style-complex="italic" style:font-weight-complex="normal"/>
    </style:style>
    <style:style style:name="T8" style:family="text">
      <style:text-properties style:font-name="Arial1" fo:font-size="12pt" fo:language="en" fo:country="US" fo:font-style="normal" style:font-size-asian="12pt" style:font-style-asian="normal" style:font-size-complex="12pt" style:font-style-complex="normal"/>
    </style:style>
    <style:style style:name="T9" style:family="text">
      <style:text-properties style:font-name="Arial1" fo:font-size="11pt" fo:font-weight="bold" style:font-size-asian="11pt" style:font-weight-asian="bold" style:font-size-complex="11pt" style:font-weight-complex="bold"/>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language="en" fo:country="US" fo:font-weight="bold" style:font-size-asian="11pt" style:font-weight-asian="bold" style:font-size-complex="11pt" style:font-weight-complex="bold"/>
    </style:style>
    <style:style style:name="T12" style:family="text">
      <style:text-properties style:font-name="Arial1" fo:font-size="11pt" fo:language="en" fo:country="US" fo:font-style="italic" style:font-size-asian="11pt" style:font-style-asian="italic" style:font-size-complex="11pt" style:font-style-complex="italic"/>
    </style:style>
    <style:style style:name="T13" style:family="text">
      <style:text-properties style:font-name="Arial1" fo:font-size="11pt" fo:language="en" fo:country="US" fo:font-style="italic" fo:font-weight="normal" style:font-size-asian="11pt" style:font-style-asian="italic" style:font-weight-asian="normal" style:font-size-complex="11pt" style:font-style-complex="italic" style:font-weight-complex="normal"/>
    </style:style>
    <style:style style:name="T14" style:family="text">
      <style:text-properties style:font-name="Arial1" fo:font-size="11pt" fo:language="en" fo:country="US" fo:font-style="normal" fo:font-weight="bold" style:font-size-asian="11pt" style:font-style-asian="normal" style:font-weight-asian="bold" style:font-size-complex="11pt" style:font-style-complex="normal" style:font-weight-complex="bold"/>
    </style:style>
    <style:style style:name="T15" style:family="text">
      <style:text-properties style:font-name="Arial1" fo:font-size="11pt" fo:language="en" fo:country="US" fo:font-style="normal" fo:font-weight="normal" style:font-size-asian="11pt" style:font-style-asian="normal" style:font-weight-asian="normal" style:font-size-complex="11pt" style:font-style-complex="normal" style:font-weight-complex="normal"/>
    </style:style>
    <style:style style:name="T16" style:family="text">
      <style:text-properties style:font-name="Arial1" fo:font-size="11pt" fo:font-style="italic" style:font-size-asian="11pt" style:font-style-asian="italic" style:font-size-complex="11pt" style:font-style-complex="italic"/>
    </style:style>
    <style:style style:name="T17" style:family="text">
      <style:text-properties style:font-name="Arial1" fo:font-size="11pt" style:font-size-asian="11pt" style:font-size-complex="11pt"/>
    </style:style>
    <style:style style:name="T18" style:family="text">
      <style:text-properties style:font-name="Arial1" fo:font-size="8.5pt" fo:letter-spacing="normal" fo:font-style="italic" fo:font-weight="bold" style:font-size-asian="8.5pt" style:font-style-asian="italic" style:font-weight-asian="bold" style:font-size-complex="8.5pt" style:font-style-complex="italic" style:font-weight-complex="bold"/>
    </style:style>
    <style:style style:name="T19" style:family="text">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T20" style:family="text">
      <style:text-properties style:font-name="Arial1" fo:font-size="18pt" fo:language="en" fo:country="US" fo:font-style="italic" fo:font-weight="normal" style:font-size-asian="18pt" style:font-style-asian="italic" style:font-weight-asian="normal" style:font-size-complex="18pt" style:font-style-complex="italic" style:font-weight-complex="normal"/>
    </style:style>
    <style:style style:name="T21" style:family="text">
      <style:text-properties style:font-name="Arial1" fo:language="en" fo:country="US" fo:font-style="italic" style:font-style-asian="italic" style:font-style-complex="italic"/>
    </style:style>
    <style:style style:name="T22" style:family="text">
      <style:text-properties style:font-name="Arial1" fo:language="en" fo:country="US" fo:font-weight="bold" style:font-weight-asian="bold" style:font-weight-complex="bold"/>
    </style:style>
    <style:style style:name="T23" style:family="text">
      <style:text-properties style:text-position="8% 100%" style:font-name="Arial1" fo:font-size="9pt" fo:background-color="transparent" style:font-size-asian="9pt" style:font-size-complex="9pt"/>
    </style:style>
    <style:style style:name="T24" style:family="text">
      <style:text-properties style:text-position="8% 100%" fo:font-size="14pt" style:font-size-asian="14pt" style:font-size-complex="14pt"/>
    </style:style>
    <style:style style:name="T25" style:family="text">
      <style:text-properties style:font-name="Times New Roman"/>
    </style:style>
    <style:style style:name="T26"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font-name="Times New Roman1" fo:font-size="12pt" fo:language="en" fo:country="US" fo:font-weight="normal" style:font-size-asian="12pt" style:font-weight-asian="normal" style:font-size-complex="12pt" style:font-weight-complex="normal"/>
    </style:style>
    <style:style style:name="T28"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1" fo:font-size="12pt" fo:language="en" fo:country="US" fo:font-style="normal" style:font-size-asian="12pt" style:font-style-asian="normal" style:font-size-complex="12pt" style:font-style-complex="normal"/>
    </style:style>
    <style:style style:name="T30" style:family="text">
      <style:text-properties style:font-name="Times New Roman1" fo:font-size="12pt" fo:language="en" fo:country="US" style:font-size-asian="12pt" style:font-size-complex="12pt"/>
    </style:style>
    <style:style style:name="T31" style:family="text">
      <style:text-properties style:font-name="Times New Roman1" fo:font-size="8pt" fo:language="en" fo:country="US" style:font-size-asian="8pt" style:font-size-complex="8pt"/>
    </style:style>
    <style:style style:name="T32" style:family="text">
      <style:text-properties style:font-name="Times New Roman1" fo:language="en" fo:country="US"/>
    </style:style>
    <style:style style:name="T33" style:family="text">
      <style:text-properties style:font-name="Times New Roman1" fo:language="en" fo:country="US" fo:font-weight="bold" style:font-weight-asian="bold" style:font-weight-complex="bold"/>
    </style:style>
    <style:style style:name="T34" style:family="text">
      <style:text-properties style:text-position="-33% 58%" fo:font-size="12pt" fo:language="en" fo:country="US" style:font-size-asian="12pt" style:font-size-complex="12pt"/>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size="12pt" fo:letter-spacing="0.035cm" fo:language="en" fo:country="US" style:font-size-asian="12pt" style:font-size-complex="12pt"/>
    </style:style>
    <style:style style:name="T38" style:family="text">
      <style:text-properties fo:font-size="12pt" fo:language="en" fo:country="US" style:font-size-asian="12pt" style:font-size-complex="12pt"/>
    </style:style>
    <style:style style:name="T39" style:family="text">
      <style:text-properties fo:font-size="12pt" fo:language="en" fo:country="US" fo:font-weight="normal" style:font-size-asian="12pt" style:font-weight-asian="normal" style:font-size-complex="12pt" style:font-weight-complex="normal"/>
    </style:style>
    <style:style style:name="T40" style:family="text">
      <style:text-properties fo:font-size="12pt" fo:language="en" fo:country="US" fo:font-weight="bold" style:font-size-asian="12pt" style:font-weight-asian="bold" style:font-size-complex="12pt" style:font-weight-complex="bold"/>
    </style:style>
    <style:style style:name="T41" style:family="text">
      <style:text-properties fo:font-size="12pt" fo:language="en" fo:country="US" fo:font-style="normal" style:font-size-asian="12pt" style:font-style-asian="normal" style:font-size-complex="12pt" style:font-style-complex="normal"/>
    </style:style>
    <style:style style:name="T42" style:family="text">
      <style:text-properties style:font-name="Times New Roman2" fo:font-size="12pt" fo:language="en" fo:country="US" style:font-name-asian="Times New Roman2" style:font-size-asian="12pt" style:font-name-complex="Times New Roman2" style:font-size-complex="12pt"/>
    </style:style>
    <style:style style:name="T43" style:family="text">
      <style:text-properties style:text-position="-25% 80%" style:font-name="Arial1" fo:language="en" fo:country="US"/>
    </style:style>
    <style:style style:name="T44" style:family="text">
      <style:text-properties style:text-position="-25% 80%" fo:language="en" fo:country="US"/>
    </style:style>
    <style:style style:name="T45" style:family="text">
      <style:text-properties style:text-position="-10% 60%" style:font-name="Arial1" fo:font-size="12pt" fo:language="en" fo:country="US" fo:font-style="italic" style:font-size-asian="12pt" style:font-style-asian="italic" style:font-size-complex="12pt" style:font-style-complex="italic"/>
    </style:style>
    <style:style style:name="T46" style:family="text">
      <style:text-properties style:text-position="-10% 60%" style:font-name="Arial1" fo:font-size="12pt" fo:language="en" fo:country="US" fo:font-style="italic" fo:font-weight="normal" style:font-size-asian="12pt" style:font-style-asian="italic" style:font-weight-asian="normal" style:font-size-complex="12pt" style:font-style-complex="italic" style:font-weight-complex="normal"/>
    </style:style>
    <style:style style:name="T47" style:family="text">
      <style:text-properties fo:font-size="13pt" fo:language="en" fo:country="US" style:font-size-asian="13pt" style:font-size-complex="13pt"/>
    </style:style>
    <style:style style:name="T48" style:family="text">
      <style:text-properties style:font-name="Times New Roman3" style:font-name-asian="Times New Roman3" style:font-name-complex="Times New Roman3"/>
    </style:style>
    <style:style style:name="T49" style:family="text">
      <style:text-properties fo:font-style="normal" style:font-style-asian="normal" style:font-style-complex="normal"/>
    </style:style>
    <style:style style:name="T50" style:family="text">
      <style:text-properties fo:font-size="14pt" style:font-size-asian="14pt" style:font-size-complex="14pt"/>
    </style:style>
    <style:style style:name="T51" style:family="text">
      <style:text-properties fo:font-size="14pt" fo:language="en" fo:country="US" style:font-size-asian="14pt" style:font-size-complex="14pt"/>
    </style:style>
    <style:style style:name="T52" style:family="text">
      <style:text-properties fo:font-size="6pt" fo:language="en" fo:country="US" style:font-size-asian="6pt" style:font-size-complex="6pt"/>
    </style:style>
    <style:style style:name="T53" style:family="text">
      <style:text-properties fo:language="en" fo:country="US"/>
    </style:style>
    <style:style style:name="T54" style:family="text">
      <style:text-properties fo:language="en" fo:country="US" fo:font-weight="bold" style:font-weight-asian="bold" style:font-weight-complex="bold"/>
    </style:style>
    <style:style style:name="T55" style:family="text">
      <style:text-properties fo:letter-spacing="normal" fo:font-style="normal" style:font-style-asian="normal" style:font-style-complex="normal"/>
    </style:style>
    <style:style style:name="T56" style:family="text">
      <style:text-properties fo:letter-spacing="normal" fo:font-style="normal" fo:font-weight="bold" style:font-style-asian="normal" style:font-weight-asian="bold" style:font-style-complex="normal" style:font-weight-complex="bold"/>
    </style:style>
    <style:style style:name="fr1" style:family="graphic" style:parent-style-name="Graphics">
      <style:graphic-properties style:wrap="parallel" style:number-wrapped-paragraphs="no-limit" style:wrap-contour="false" style:vertical-pos="middle" style:vertical-rel="text"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29"/>
      <text:p text:style-name="P29"/>
      <text:p text:style-name="P29"/>
      <text:p text:style-name="P29"/>
      <text:p text:style-name="P29"/>
      <text:p text:style-name="P33">Inkscape Extension</text:p>
      <text:p text:style-name="P30">Origami-Ext</text:p>
      <text:p text:style-name="P31"/>
      <text:p text:style-name="P34">User's Guide</text:p>
      <text:p text:style-name="P32">v1.0.r4</text:p>
      <text:p text:style-name="P32"/>
      <text:p text:style-name="P32"><text:date style:data-style-name="N36" text:date-value="2020-02-01T10:06:15">02/01/2020</text:date></text:p>
      <text:p text:style-name="P32"/>
      <text:p text:style-name="P32"/>
      <text:p text:style-name="P32"/>
      <text:p text:style-name="P32"/>
      <text:p text:style-name="P32"/>
      <text:p text:style-name="P32"/>
      <text:p text:style-name="P32"/>
      <text:p text:style-name="P32"/>
      <text:p text:style-name="P17">© <text:span text:style-name="T24">François Désarménien-2020</text:span></text:p>
      <text:p text:style-name="P32"/>
      <table:table table:name="Tableau14" table:style-name="Tableau14">
        <table:table-column table:style-name="Tableau14.A"/>
        <text:soft-page-break/>
        <table:table-row table:style-name="Tableau14.1">
          <table:table-cell table:style-name="Tableau14.A1" office:value-type="string">
            <text:p text:style-name="P52"><text:span text:style-name="Titre-Page"><text:span text:style-name="T53">General operation</text:span></text:span></text:p>
          </table:table-cell>
        </table:table-row>
        <table:table-row table:style-name="Tableau14.2">
          <table:table-cell table:style-name="Tableau14.A2" office:value-type="string">
            <text:p text:style-name="P60"><text:span text:style-name="Section"><text:span text:style-name="T53">Description :</text:span></text:span></text:p>
            <text:p text:style-name="P71">The Origami-Ext extension is intended to help drawing origami diagrams to easily solve geometry problems specific to it: if all can be drawn only using the Inkscape functionalities (with the notable exception Huzita-6 axiom), most require more or less numerous manipulations and/or calculations. The problems it helps solve are:</text:p>
            <text:list xml:id="list8400754219652362702" text:style-name="Liste-3">
              <text:list-item>
                <text:list>
                  <text:list-item>
                    <text:p text:style-name="P116">The seven Huzita-Hatori-Justin axioms, basic set for all origami folds;</text:p>
                  </text:list-item>
                  <text:list-item>
                    <text:p text:style-name="P116">The N-Section (2 <text:span text:style-name="T48">≤</text:span> N <text:span text:style-name="T48">≤</text:span> 64) of either an angle or a straight line segment into a set of perpendicular straight lines, useful for grids or dimension scales;</text:p>
                  </text:list-item>
                  <text:list-item>
                    <text:p text:style-name="P116">The computation for the rabbit-ear fold of the fourth angle.</text:p>
                  </text:list-item>
                </text:list>
              </text:list-item>
            </text:list>
            <text:p text:style-name="P63">Each module deals with a specific problem and is described in more detail in the following pages, one by one.</text:p>
            <text:p text:style-name="P25"><text:span text:style-name="Section"><text:span text:style-name="T53">Use :</text:span></text:span></text:p>
            <text:p text:style-name="P72">The origami geometric problems only require the definition of points and straight lines segments. For that, Origami-Ext modules inputs only use an Inkscape tool: <draw:frame draw:style-name="fr1" draw:name="images2" text:anchor-type="as-char" svg:width="0.73cm" svg:height="0.677cm" draw:z-index="38"><draw:image xlink:href="../../Images/icon-path.png" xlink:type="simple" xlink:show="embed" xlink:actuate="onLoad"/></draw:frame>, which allows drawing paths made of either Bézier curves or straight line segments bounded by two nodes. These nodes depict points and the straight line segments are depicted by a set of two nodes used as their boundaries. The curves or straight line segments for the drawn by Inkscape between nodes are purely and simply ignored by the modules and only the nodes are relevant. For the sake of clarity, in the rest of this document, points will mean nodes and the segments a set of two nodes bounding a straight line segment.</text:p>
            <text:p text:style-name="P72">Using any modules rely on the same standard process, broken down into four stages:</text:p>
            <text:list xml:id="list4210954291824483782" text:style-name="Liste-2">
              <text:list-item>
                <text:p text:style-name="P103">Using the tool<draw:frame draw:style-name="fr1" draw:name="images3" text:anchor-type="as-char" svg:width="0.73cm" svg:height="0.677cm" draw:z-index="39"><draw:image xlink:href="../../Images/icon-path.png" xlink:type="simple" xlink:show="embed" xlink:actuate="onLoad"/></draw:frame>, define a single path made of a number of points, their order and meaning being specific to each module, as detailed on the following pages. At the end of its creation, the path is, by default, selected (if, for any reason whatsoever, it is not or no longer, it is imperative to reselect it, as it represents the whole data supplied as input to the module for its computation);</text:p>
              </text:list-item>
              <text:list-item>
                <text:p text:style-name="P103">Open the module you wish to use (“<text:span text:style-name="T10">Extensions→Origami→Module_Name”)</text:span><text:span text:style-name="T36"> </text:span><text:span text:style-name="T49">and select its various options. Every single module has an option called “Suppress</text:span><text:span text:style-name="T16"> construction segment</text:span><text:span text:style-name="T49">” which, in practice, should be checked to automatically suppress the construction segment as it usually won't be needed further in the diagram;</text:span></text:p>
              </text:list-item>
              <text:list-item>
                <text:p text:style-name="P103">Click on the “<text:span text:style-name="T9">Apply</text:span>” button: the result is then displayed and saved as an Inkscape guide, allowing to draw precisely the fold resulting as a solution to the given problem and, if the option <text:span text:style-name="T49">“Suppress</text:span><text:span text:style-name="T16"> construction segment</text:span><text:span text:style-name="T49">”</text:span> is checked, the construction segment is deleted or otherwise simply unselected;</text:p>
              </text:list-item>
              <text:list-item>
                <text:p text:style-name="P103">Finally click on the “<text:span text:style-name="T9">Close</text:span>” button to exit the module and close its window.</text:p>
              </text:list-item>
            </text:list>
            <text:p text:style-name="P74">Alternatively, you can check the “<text:span text:style-name="T17">Live preview</text:span>” checkbox which will run the module and display its result temporarily to check if it complies with your expectations. If everything is correct, then click the on the “<text:span text:style-name="T9">Apply</text:span>” button to commit the changes and then on the “<text:span text:style-name="T9">Close</text:span>” button to exit the module. Otherwise, you can either click directly on the “<text:span text:style-name="T9">Close</text:span>” button to rollback the changes and <text:soft-page-break/>exit the module or uncheck the “<text:span text:style-name="T17">Live preview</text:span>” checkbox which will not exit the module but rollback the changes, so you might revise your construction path and then check it again.</text:p>
            <text:p text:style-name="P74">If there is no selected item or it is not a path or its number of points does not meet the module expectation, an error message is displayed and no computation is done.</text:p>
            <text:p text:style-name="P95"><text:span text:style-name="T56">Note #1</text:span><text:span text:style-name="T55">: th</text:span><text:span text:style-name="T49">e modified options and selected tabs will become the user's default. The reinstallation or upgrade of the extension won't reset them.</text:span></text:p>
            <text:p text:style-name="P94"><text:span text:style-name="T35">Note #2</text:span>: <text:span text:style-name="T49">if, unluckily, the start and end points of the path become are the same, Inkscape then considers the path as </text:span><text:span text:style-name="T36">closed</text:span><text:span text:style-name="T49"> and does account this last point when describing the path into the status bar. But the modules take care of this case and, internally, add a virtual point to the path whose coordinates are those of the first point, making this event transparent to the user.</text:span></text:p>
            <text:p text:style-name="P70"><text:span text:style-name="T35">Note #3</text:span>: the choice of drawing a guide rather than directly a segment for the fold comes is because the modules have no knowledge of its ends: the modules make a formal computation from the input data entered and know nothing about the diagram itself. Its result is just the position and orientation of the fold responding to the requested problem and then it is up to the user to draw the fold, knowing that its two ends are located somewhere on this guide. Note that there is a case where modules perfectly know the two ends of a segment to draw: the projection of a point onto a line (see next section).</text:p>
            <text:p text:style-name="P58"><text:span text:style-name="Section"><text:span text:style-name="T53">Projections :</text:span></text:span></text:p>
            <text:p text:style-name="P72">When the requested problem includes the use of projections of a point onto a line (a segment), the solution require the computation of a parabola whose focus is the point and their directrix the segments. Its parameter (which defines the parabola size and orientation) is then the size of the segment connecting the focus to the directrix, perpendicular to the latter. It is then a question of finding the fold corresponding to a tangent straight line to this parabola, such that it fulfills another condition as:</text:p>
            <text:list xml:id="list2073099818" text:continue-list="list8400754219652362702" text:style-name="Liste-3">
              <text:list-item>
                <text:list>
                  <text:list-item>
                    <text:list>
                      <text:list-item>
                        <text:p text:style-name="P117"><text:span text:style-name="T4">Huzita-5 :</text:span><text:span text:style-name="T26"> go through a point;</text:span></text:p>
                      </text:list-item>
                      <text:list-item>
                        <text:p text:style-name="P117"><text:span text:style-name="T3">Huzita-6 :</text:span> be tangent to another parable resulting from another projection;</text:p>
                      </text:list-item>
                      <text:list-item>
                        <text:p text:style-name="P117"><text:span text:style-name="T3">Huzita-7 :</text:span> be perpendicular to a specific segment (other than the directrix).</text:p>
                      </text:list-item>
                    </text:list>
                  </text:list-item>
                </text:list>
              </text:list-item>
            </text:list>
            <text:p text:style-name="P74">There may be no or more than one solution for these problems. However, in a diagram, a single fold is requested. For that reason, these modules use an heuristic to eliminate the apparently aberrant solutions, which consists in ignoring any solution for which the projection of a point on a segment is located outside the limits of this segment, bounded by the two points used to define it.</text:p>
            <text:p text:style-name="P72">Optionally, these modules can draw the parabola(s) used for the computation if the option “<text:span text:style-name="T16">Draw construction”</text:span> in the &lt;<text:span text:style-name="T9">Advanced</text:span>&gt; tab is checked and/or, if the option “<text:span text:style-name="T16">Draw projection”</text:span> on the &lt;<text:span text:style-name="T9">Options</text:span>&gt; tab is checked, <text:s/>the segment(s) connecting the point to its projection onto the segment that can be very useful for representing the fold direction arrows in the diagram. The color and thickness of <text:s/>those segments can be configured in the &lt;<text:span text:style-name="T9">Projections</text:span>&gt; tab.</text:p>
            <text:p text:style-name="P73"><text:span text:style-name="T27">If, eventually, there is no solution, an error message is displayed and, if the “</text:span><text:span text:style-name="T13">Draw construction</text:span><text:span text:style-name="T28">”</text:span><text:span text:style-name="T15"> option has been checked</text:span><text:span text:style-name="T28">, th</text:span><text:span text:style-name="T27">e parabola(s) are nevertheless drawn, which may be useful to understand the lack of solution. The height of the parabola(s) is tunable through the “</text:span><text:span text:style-name="T14">Advanced”</text:span><text:span text:style-name="T27"> tab with the numeric box "</text:span><text:span text:style-name="T13">Scale</text:span><text:span text:style-name="T27">", which is the number of times the value of the parameter of the parabola height it will be.</text:span></text:p>
            <text:p text:style-name="P69">If, despite the heuristic implemented, more than one solution is still possible, an warning message is displayed to tell the user he has to make a choice and manually remove the unneeded <text:soft-page-break/>result(s): guide(s), parabola(s) and projection(s).</text:p>
            <text:p text:style-name="P57"><text:span text:style-name="T38">Note :</text:span><text:span text:style-name="T39"> Although the Huzita-4 module is not based on a point→line projection, it is based on a line→line projection and so the heuristic described above is therefore also applied to it.</text:span></text:p>
            <text:p text:style-name="P26"><text:span text:style-name="Section"><text:span text:style-name="T53">Windows :</text:span></text:span></text:p>
            <text:p text:style-name="P75">When a module is launched it opens a new window:</text:p>
          </table:table-cell>
        </table:table-row>
        <table:table-row table:style-name="Tableau14.3">
          <table:table-cell table:style-name="Tableau14.A1" office:value-type="string">
            <text:p text:style-name="P68"><draw:frame draw:style-name="fr2" draw:name="images4" text:anchor-type="paragraph" svg:x="0.896cm" svg:y="0.425cm" svg:width="12.582cm" svg:height="5.02cm" draw:z-index="40"><draw:image xlink:href="../../Images/Intro-en.png" xlink:type="simple" xlink:show="embed" xlink:actuate="onLoad"/></draw:frame></text:p>
          </table:table-cell>
        </table:table-row>
        <table:table-row table:style-name="Tableau14.4">
          <table:table-cell table:style-name="Tableau14.A1" office:value-type="string">
            <text:p text:style-name="P59"><text:span text:style-name="Section"><text:span text:style-name="T53">Tabs:</text:span></text:span></text:p>
            <text:p text:style-name="P72">Each module window has a number of tabs which may vary. Whatever the module, three tabs are always available:</text:p>
            <text:list xml:id="list3011421781402967552" text:style-name="Liste-5">
              <text:list-item>
                <text:p text:style-name="P104"><text:span text:style-name="T4">Options:</text:span><text:span text:style-name="T26"> basic options ;</text:span></text:p>
              </text:list-item>
              <text:list-item>
                <text:p text:style-name="P105"><text:span text:style-name="T3">Info:</text:span> reminder of problem statement handled by the module (text only) ;</text:p>
              </text:list-item>
              <text:list-item>
                <text:p text:style-name="P106"><text:span text:style-name="T4">Use</text:span><text:span text:style-name="T26">: quick guide for the module input/output (text only).</text:span></text:p>
              </text:list-item>
            </text:list>
            <text:p text:style-name="P77"><text:span text:style-name="Text"><text:span text:style-name="T33">Note</text:span></text:span><text:span text:style-name="Text"><text:span text:style-name="T32"> : In the following pages describing each modules individually, the two tabs "Info" and "Use" will not be described, their use being strictly identical regardless of the module.</text:span></text:span></text:p>
            <text:p text:style-name="P76"><text:span text:style-name="Text"><text:span text:style-name="T32">Two additional tabs are available for modules which require one or more point→line projections (Huzita-5, 6 and 7 modules):</text:span></text:span></text:p>
            <text:list xml:id="list41945884" text:continue-numbering="true" text:style-name="Liste-5">
              <text:list-item>
                <text:p text:style-name="P107"><text:span text:style-name="T4">Advanced: </text:span><text:span text:style-name="T26">allows to choose to draw the construction parabola(s) and tune their height;</text:span></text:p>
              </text:list-item>
              <text:list-item>
                <text:p text:style-name="P108"><text:span text:style-name="T4">Projections :</text:span><text:span text:style-name="T26"> allows to choose stroke thickness and color of the projection segment from the point onto the line it is projected to. </text:span></text:p>
              </text:list-item>
            </text:list>
            <text:p text:style-name="P49">Buttons:</text:p>
            <text:list xml:id="list985313505" text:continue-numbering="true" text:style-name="Liste-5">
              <text:list-item>
                <text:p text:style-name="P109"><text:span text:style-name="T4">Live preview:</text:span><text:span text:style-name="T26"> runs the module to <text:s/>temporarily display its result for checking;</text:span></text:p>
              </text:list-item>
              <text:list-item>
                <text:p text:style-name="P110"><text:span text:style-name="T3">Cancel:</text:span> closes the module window and cancel its actions if the live preview option is turned on;</text:p>
              </text:list-item>
              <text:list-item>
                <text:p text:style-name="P110"><text:span text:style-name="T4">Apply</text:span><text:span text:style-name="T26">: runs the module and commit its results, whatever state is the live preview option.</text:span></text:p>
              </text:list-item>
            </text:list>
          </table:table-cell>
        </table:table-row>
      </table:table>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5" office:value-type="string">
            <text:p text:style-name="P62"><text:span text:style-name="Titre-Page"><text:span text:style-name="T32">Huzita-1 module</text:span></text:span></text:p>
          </table:table-cell>
          <table:covered-table-cell/>
          <table:covered-table-cell/>
          <table:covered-table-cell/>
          <table:covered-table-cell/>
        </table:table-row>
        <table:table-row table:style-name="Tableau13.2">
          <table:table-cell table:style-name="Tableau13.A1" table:number-columns-spanned="2" office:value-type="string">
            <text:p text:style-name="P6"><text:span text:style-name="Section"><text:span text:style-name="T51">Problem: </text:span></text:span></text:p>
          </table:table-cell>
          <table:covered-table-cell/>
          <table:table-cell table:style-name="Tableau13.A1" table:number-columns-spanned="3" office:value-type="string">
            <text:p text:style-name="P22"><text:span text:style-name="Text-2"><text:span text:style-name="T38">Given t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 </text:span></text:span><text:span text:style-name="Text-2"><text:span text:style-name="T38">, find the fold passing through these two points:</text:span></text:span></text:p>
          </table:table-cell>
          <table:covered-table-cell/>
          <table:covered-table-cell/>
        </table:table-row>
        <table:table-row table:style-name="Tableau13.3">
          <table:table-cell table:style-name="Tableau13.A1" table:number-columns-spanned="5" office:value-type="string">
            <text:p text:style-name="P79"><draw:frame draw:style-name="fr2" draw:name="images5" text:anchor-type="paragraph" svg:x="4.978cm" svg:y="0.146cm" svg:width="6.832cm" svg:height="2.066cm" draw:z-index="11"><draw:image xlink:href="../../Images/Huzita-1-1.png" xlink:type="simple" xlink:show="embed" xlink:actuate="onLoad"/></draw:frame></text:p>
            <text:p text:style-name="P79"/>
            <text:p text:style-name="P79"/>
          </table:table-cell>
          <table:covered-table-cell/>
          <table:covered-table-cell/>
          <table:covered-table-cell/>
          <table:covered-table-cell/>
        </table:table-row>
        <table:table-row table:style-name="Tableau13.4">
          <table:table-cell table:style-name="Tableau13.A1" table:number-columns-spanned="4" office:value-type="string">
            <text:p text:style-name="P18"><text:span text:style-name="Section"><text:span text:style-name="T51">Construction : </text:span></text:span></text:p>
          </table:table-cell>
          <table:covered-table-cell/>
          <table:covered-table-cell/>
          <table:covered-table-cell/>
          <table:table-cell table:style-name="Tableau13.A1" office:value-type="string">
            <text:p text:style-name="P38"><text:span text:style-name="Text-2"><text:span text:style-name="T38">Draw a path from </text:span></text:span><text:span text:style-name="Text-2"><text:span text:style-name="T6">P</text:span></text:span><text:span text:style-name="Indice"><text:span text:style-name="T38">1</text:span></text:span><text:span text:style-name="Text-2"><text:span text:style-name="T38"> to </text:span></text:span><text:span text:style-name="Text-2"><text:span text:style-name="T6">P</text:span></text:span><text:span text:style-name="Indice"><text:span text:style-name="T38">2</text:span></text:span><text:span text:style-name="Text-2"><text:span text:style-name="T38">:</text:span></text:span></text:p>
          </table:table-cell>
        </table:table-row>
        <table:table-row table:style-name="Tableau13.5">
          <table:table-cell table:style-name="Tableau13.A1" table:number-columns-spanned="5" office:value-type="string">
            <text:p text:style-name="P80"><draw:frame draw:style-name="fr2" draw:name="images6" text:anchor-type="paragraph" svg:x="5.69cm" svg:y="0.049cm" svg:width="4.971cm" svg:height="1.951cm" draw:z-index="12"><draw:image xlink:href="../../Images/Huzita-1-2.png" xlink:type="simple" xlink:show="embed" xlink:actuate="onLoad"/></draw:frame><text:span text:style-name="T35">Note</text:span>: the order of points 1 et 2 does not matter.</text:p>
          </table:table-cell>
          <table:covered-table-cell/>
          <table:covered-table-cell/>
          <table:covered-table-cell/>
          <table:covered-table-cell/>
        </table:table-row>
        <table:table-row table:style-name="Tableau13.6">
          <table:table-cell table:style-name="Tableau13.A1" table:number-columns-spanned="2" office:value-type="string">
            <text:p text:style-name="P11">Solution: </text:p>
          </table:table-cell>
          <table:covered-table-cell/>
          <table:table-cell table:style-name="Tableau13.A1" table:number-columns-spanned="3" office:value-type="string">
            <text:p text:style-name="P23"><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1”</text:span></text:span><text:span text:style-name="Text-2"><text:span text:style-name="T38"> then click “</text:span></text:span><text:span text:style-name="Text-2"><text:span text:style-name="T11">Apply”</text:span></text:span><text:span text:style-name="Text-2"><text:span text:style-name="T38">.</text:span></text:span></text:p>
            <text:p text:style-name="P15"><text:span text:style-name="Text-2"><text:span text:style-name="T38">Draws a guide materializing the resulting fold:</text:span></text:span></text:p>
          </table:table-cell>
          <table:covered-table-cell/>
          <table:covered-table-cell/>
        </table:table-row>
        <table:table-row table:style-name="Tableau13.7">
          <table:table-cell table:style-name="Tableau13.A1" table:number-columns-spanned="5" office:value-type="string">
            <text:p text:style-name="P79"><draw:frame draw:style-name="fr2" draw:name="images7" text:anchor-type="paragraph" svg:x="3.903cm" svg:y="0.183cm" svg:width="9.592cm" svg:height="2.328cm" draw:z-index="13"><draw:image xlink:href="../../Images/Huzita-1-3.png" xlink:type="simple" xlink:show="embed" xlink:actuate="onLoad"/></draw:frame></text:p>
            <text:p text:style-name="P79"/>
          </table:table-cell>
          <table:covered-table-cell/>
          <table:covered-table-cell/>
          <table:covered-table-cell/>
          <table:covered-table-cell/>
        </table:table-row>
        <table:table-row table:style-name="Tableau13.8">
          <table:table-cell table:style-name="Tableau13.A1" office:value-type="string">
            <text:p text:style-name="P3"><text:span text:style-name="Section"><text:span text:style-name="T51">Tabs</text:span></text:span><text:span text:style-name="Section"><text:span text:style-name="T53">: </text:span></text:span></text:p>
          </table:table-cell>
          <table:table-cell table:style-name="Tableau13.A1" table:number-columns-spanned="4" office:value-type="string">
            <text:list xml:id="list3609743804138424223" text:style-name="Liste-3">
              <text:list-header>
                <text:p text:style-name="P118"><text:span text:style-name="Text-2"><text:span text:style-name="T38">&lt;</text:span></text:span><text:span text:style-name="Text-2"><text:span text:style-name="T11">Options</text:span></text:span><text:span text:style-name="Text-2"><text:span text:style-name="T38">&gt; :</text:span></text:span></text:p>
                <text:list>
                  <text:list-item>
                    <text:p text:style-name="P120"><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item>
                </text:list>
              </text:list-header>
            </text:list>
          </table:table-cell>
          <table:covered-table-cell/>
          <table:covered-table-cell/>
          <table:covered-table-cell/>
        </table:table-row>
        <table:table-row>
          <table:table-cell table:style-name="Tableau13.A1" table:number-columns-spanned="3" office:value-type="string">
            <text:p text:style-name="P7"><text:span text:style-name="Section"><text:span text:style-name="T51">Comments</text:span></text:span><text:span text:style-name="Section"><text:span text:style-name="T53">: </text:span></text:span></text:p>
          </table:table-cell>
          <table:covered-table-cell/>
          <table:covered-table-cell/>
          <table:table-cell table:style-name="Tableau13.A1" table:number-columns-spanned="2" office:value-type="string">
            <text:list xml:id="list1293153851" text:continue-numbering="true" text:style-name="Liste-3">
              <text:list-item>
                <text:list>
                  <text:list-item>
                    <text:list>
                      <text:list-item>
                        <text:p text:style-name="P111"><text:span text:style-name="Text-2"><text:span text:style-name="T38">There is always one and only one solution.</text:span></text:span></text:p>
                      </text:list-item>
                      <text:list-item>
                        <text:p text:style-name="P111"><text:span text:style-name="Text-2"><text:span text:style-name="T38">This module is of very little interest since the construction segment is, with a few exceptions, already the fold itself. Its sole purpose is to complete the whole of the Huzita-Hatori-Justin axioms.</text:span></text:span></text:p>
                      </text:list-item>
                    </text:list>
                  </text:list-item>
                </text:list>
              </text:list-item>
            </text:list>
          </table:table-cell>
          <table:covered-table-cell/>
        </table:table-row>
      </table:table>
      <text:p text:style-name="P2"><text:span text:style-name="Titre-Page"><text:span text:style-name="T31"/></text:span></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style-name="Tableau12.1">
          <table:table-cell table:style-name="Tableau12.A1" table:number-columns-spanned="5" office:value-type="string">
            <text:p text:style-name="P62"><text:span text:style-name="Titre-Page"><text:span text:style-name="T32">Huzita-2 module</text:span></text:span></text:p>
          </table:table-cell>
          <table:covered-table-cell/>
          <table:covered-table-cell/>
          <table:covered-table-cell/>
          <table:covered-table-cell/>
        </table:table-row>
        <table:table-row table:style-name="Tableau12.2">
          <table:table-cell table:style-name="Tableau12.A1" table:number-columns-spanned="2" office:value-type="string">
            <text:p text:style-name="P6"><text:span text:style-name="Section"><text:span text:style-name="T51">Problem:</text:span></text:span></text:p>
          </table:table-cell>
          <table:covered-table-cell/>
          <table:table-cell table:style-name="Tableau12.A1" table:number-columns-spanned="3" office:value-type="string">
            <text:p text:style-name="P37"><text:span text:style-name="Text-2"><text:span text:style-name="T38">Given tw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find the fold resulting of the projection of <text:s/></text:span></text:span><text:span text:style-name="Text-2"><text:span text:style-name="T6">P</text:span></text:span><text:span text:style-name="Indice"><text:span text:style-name="T38">1</text:span></text:span><text:span text:style-name="Text-2"><text:span text:style-name="T38"> onto </text:span></text:span><text:span text:style-name="Text-2"><text:span text:style-name="T6">P</text:span></text:span><text:span text:style-name="Indice"><text:span text:style-name="T38">2</text:span></text:span><text:span text:style-name="Text-2"><text:span text:style-name="T38">:</text:span></text:span></text:p>
          </table:table-cell>
          <table:covered-table-cell/>
          <table:covered-table-cell/>
        </table:table-row>
        <table:table-row table:style-name="Tableau12.3">
          <table:table-cell table:style-name="Tableau12.A1" table:number-columns-spanned="5" office:value-type="string">
            <text:p text:style-name="P79"><draw:frame draw:style-name="fr2" draw:name="images8" text:anchor-type="paragraph" svg:x="6.316cm" svg:y="0.18cm" svg:width="5.223cm" svg:height="2.879cm" draw:z-index="8"><draw:image xlink:href="../../Images/Huzita-2-1.png" xlink:type="simple" xlink:show="embed" xlink:actuate="onLoad"/></draw:frame></text:p>
          </table:table-cell>
          <table:covered-table-cell/>
          <table:covered-table-cell/>
          <table:covered-table-cell/>
          <table:covered-table-cell/>
        </table:table-row>
        <table:table-row table:style-name="Tableau12.4">
          <table:table-cell table:style-name="Tableau12.A1" table:number-columns-spanned="4" office:value-type="string">
            <text:p text:style-name="P18"><text:span text:style-name="Section"><text:span text:style-name="T51">Construction :</text:span></text:span></text:p>
          </table:table-cell>
          <table:covered-table-cell/>
          <table:covered-table-cell/>
          <table:covered-table-cell/>
          <table:table-cell table:style-name="Tableau12.A1" office:value-type="string">
            <text:p text:style-name="P48"><text:span text:style-name="Text-2"><text:span text:style-name="T38">Draw a path from </text:span></text:span><text:span text:style-name="Text-2"><text:span text:style-name="T6">P</text:span></text:span><text:span text:style-name="Indice"><text:span text:style-name="T38">1</text:span></text:span><text:span text:style-name="Text-2"><text:span text:style-name="T38"> to </text:span></text:span><text:span text:style-name="Text-2"><text:span text:style-name="T6">P</text:span></text:span><text:span text:style-name="Indice"><text:span text:style-name="T38">2</text:span></text:span><text:span text:style-name="Text-2"><text:span text:style-name="T38">:</text:span></text:span></text:p>
          </table:table-cell>
        </table:table-row>
        <table:table-row table:style-name="Tableau12.5">
          <table:table-cell table:style-name="Tableau12.A1" table:number-columns-spanned="5" office:value-type="string">
            <text:p text:style-name="P88"><draw:frame draw:style-name="fr2" draw:name="images9" text:anchor-type="paragraph" svg:x="7.327cm" svg:y="0.056cm" svg:width="3.2cm" svg:height="2.76cm" draw:z-index="9"><draw:image xlink:href="../../Images/Huzita-2-2.png" xlink:type="simple" xlink:show="embed" xlink:actuate="onLoad"/></draw:frame><text:span text:style-name="T35">Note</text:span>: the order of points 1 et 2 does not matter.</text:p>
          </table:table-cell>
          <table:covered-table-cell/>
          <table:covered-table-cell/>
          <table:covered-table-cell/>
          <table:covered-table-cell/>
        </table:table-row>
        <table:table-row table:style-name="Tableau12.6">
          <table:table-cell table:style-name="Tableau12.A1" table:number-columns-spanned="2" office:value-type="string">
            <text:p text:style-name="P11">Solution:</text:p>
          </table:table-cell>
          <table:covered-table-cell/>
          <table:table-cell table:style-name="Tableau12.A1" table:number-columns-spanned="3" office:value-type="string">
            <text:p text:style-name="P40"><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2”</text:span></text:span><text:span text:style-name="Text-2"><text:span text:style-name="T38"> then click “</text:span></text:span><text:span text:style-name="Text-2"><text:span text:style-name="T11">Apply”</text:span></text:span><text:span text:style-name="Text-2"><text:span text:style-name="T38">.</text:span></text:span></text:p>
            <text:p text:style-name="P15"><text:span text:style-name="Text-2"><text:span text:style-name="T38">Draws a guide materializing the resulting fold:</text:span></text:span></text:p>
          </table:table-cell>
          <table:covered-table-cell/>
          <table:covered-table-cell/>
        </table:table-row>
        <table:table-row table:style-name="Tableau12.7">
          <table:table-cell table:style-name="Tableau12.A1" table:number-columns-spanned="5" office:value-type="string">
            <text:p text:style-name="P79"><draw:frame draw:style-name="fr2" draw:name="images10" text:anchor-type="paragraph" svg:x="6.324cm" svg:y="0.113cm" svg:width="5.207cm" svg:height="2.87cm" draw:z-index="10"><draw:image xlink:href="../../Images/Huzita-2-3.png" xlink:type="simple" xlink:show="embed" xlink:actuate="onLoad"/></draw:frame></text:p>
          </table:table-cell>
          <table:covered-table-cell/>
          <table:covered-table-cell/>
          <table:covered-table-cell/>
          <table:covered-table-cell/>
        </table:table-row>
        <table:table-row table:style-name="Tableau12.8">
          <table:table-cell table:style-name="Tableau12.A1" office:value-type="string">
            <text:list xml:id="list1877743450" text:continue-numbering="true" text:style-name="Liste-3">
              <text:list-item>
                <text:p text:style-name="Puces"><text:span text:style-name="Section"><text:span text:style-name="T51">Tabs:</text:span></text:span></text:p>
              </text:list-item>
            </text:list>
          </table:table-cell>
          <table:table-cell table:style-name="Tableau12.A1" table:number-columns-spanned="4" office:value-type="string">
            <text:list xml:id="list189965171" text:continue-numbering="true" text:style-name="Liste-3">
              <text:list-header>
                <text:p text:style-name="P118"><text:span text:style-name="Text-2"><text:span text:style-name="T38">&lt;</text:span></text:span><text:span text:style-name="Text-2"><text:span text:style-name="T11">Options</text:span></text:span><text:span text:style-name="Text-2"><text:span text:style-name="T38">&gt; :</text:span></text:span></text:p>
                <text:list>
                  <text:list-header>
                    <text:p text:style-name="P120"><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header>
                </text:list>
              </text:list-header>
            </text:list>
          </table:table-cell>
          <table:covered-table-cell/>
          <table:covered-table-cell/>
          <table:covered-table-cell/>
        </table:table-row>
        <table:table-row>
          <table:table-cell table:style-name="Tableau12.A1" table:number-columns-spanned="3" office:value-type="string">
            <text:p text:style-name="Standard"><text:span text:style-name="Section"><text:span text:style-name="T51">Comments :</text:span></text:span></text:p>
          </table:table-cell>
          <table:covered-table-cell/>
          <table:covered-table-cell/>
          <table:table-cell table:style-name="Tableau12.A1" table:number-columns-spanned="2" office:value-type="string">
            <text:list xml:id="list1959406888" text:continue-list="list2073099818" text:style-name="Liste-3">
              <text:list-item>
                <text:p text:style-name="P125"><text:span text:style-name="Text-2"><text:span text:style-name="T38">There is always one and only one solution.</text:span></text:span></text:p>
              </text:list-item>
            </text:list>
          </table:table-cell>
          <table:covered-table-cell/>
        </table:table-row>
      </table:table>
      <text:p text:style-name="P2"><text:span text:style-name="Titre-Page"><text:span text:style-name="T32"/></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column table:style-name="Tableau11.J"/>
        <table:table-row table:style-name="Tableau11.1">
          <table:table-cell table:style-name="Tableau11.A1" table:number-columns-spanned="10" office:value-type="string">
            <text:p text:style-name="P62"><text:span text:style-name="Titre-Page"><text:span text:style-name="T32">Huzita-3 modul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4" office:value-type="string">
            <text:p text:style-name="P6"><text:span text:style-name="Section"><text:span text:style-name="T51">Problem: </text:span></text:span></text:p>
          </table:table-cell>
          <table:covered-table-cell/>
          <table:covered-table-cell/>
          <table:covered-table-cell/>
          <table:table-cell table:style-name="Tableau11.A2" table:number-columns-spanned="6" office:value-type="string">
            <text:p text:style-name="P21"><text:span text:style-name="Text-2"><text:span text:style-name="T38">Given two straight line segments </text:span></text:span><text:span text:style-name="Text-2"><text:span text:style-name="T6">S</text:span></text:span><text:span text:style-name="Indice"><text:span text:style-name="T38">1</text:span></text:span><text:span text:style-name="Text-2"><text:span text:style-name="T38"> et </text:span></text:span><text:span text:style-name="Text-2"><text:span text:style-name="T6">S</text:span></text:span><text:span text:style-name="Indice"><text:span text:style-name="T38">2</text:span></text:span><text:span text:style-name="Text-2"><text:span text:style-name="T38">, find the fold resulting of projection of </text:span></text:span><text:span text:style-name="Text-2"><text:span text:style-name="T6">S</text:span></text:span><text:span text:style-name="Indice"><text:span text:style-name="T38">1 </text:span></text:span><text:span text:style-name="Text-2"><text:span text:style-name="T38">onto </text:span></text:span><text:span text:style-name="Text-2"><text:span text:style-name="T6">S</text:span></text:span><text:span text:style-name="Indice"><text:span text:style-name="T38">2</text:span></text:span><text:span text:style-name="Text-2"><text:span text:style-name="T38">. Two cases are handled: either </text:span></text:span><text:span text:style-name="Text-2"><text:span text:style-name="T6">S</text:span></text:span><text:span text:style-name="Indice"><text:span text:style-name="T38">1 </text:span></text:span><text:span text:style-name="Text-2"><text:span text:style-name="T38">and </text:span></text:span><text:span text:style-name="Text-2"><text:span text:style-name="T6">S</text:span></text:span><text:span text:style-name="Indice"><text:span text:style-name="T38">2</text:span></text:span><text:span text:style-name="Text-2"><text:span text:style-name="T38"> are not concurrent (they might even <text:s/>be parallel) or </text:span></text:span><text:span text:style-name="Text-2"><text:span text:style-name="T6">S</text:span></text:span><text:span text:style-name="Indice"><text:span text:style-name="T38">1</text:span></text:span><text:span text:style-name="Text-2"><text:span text:style-name="T38"> et </text:span></text:span><text:span text:style-name="Text-2"><text:span text:style-name="T6">S</text:span></text:span><text:span text:style-name="Indice"><text:span text:style-name="T38">2</text:span></text:span><text:span text:style-name="Text-2"><text:span text:style-name="T38"> share the same origin, point </text:span></text:span><text:span text:style-name="Text-2"><text:span text:style-name="T6">P</text:span></text:span><text:span text:style-name="Text-2"><text:span text:style-name="T38">:</text:span></text:span></text:p>
          </table:table-cell>
          <table:covered-table-cell/>
          <table:covered-table-cell/>
          <table:covered-table-cell/>
          <table:covered-table-cell/>
          <table:covered-table-cell/>
        </table:table-row>
        <table:table-row table:style-name="Tableau11.3">
          <table:table-cell table:style-name="Tableau11.A2" table:number-columns-spanned="7" office:value-type="string">
            <text:p text:style-name="P56"><text:span text:style-name="Text-2"><text:span text:style-name="T54">CASE 1</text:span></text:span></text:p>
          </table:table-cell>
          <table:covered-table-cell/>
          <table:covered-table-cell/>
          <table:covered-table-cell/>
          <table:covered-table-cell/>
          <table:covered-table-cell/>
          <table:covered-table-cell/>
          <table:table-cell table:style-name="Tableau11.A2" table:number-columns-spanned="3" office:value-type="string">
            <text:p text:style-name="P56"><text:span text:style-name="Text-2"><text:span text:style-name="T54">CASE 2</text:span></text:span></text:p>
          </table:table-cell>
          <table:covered-table-cell/>
          <table:covered-table-cell/>
        </table:table-row>
        <table:table-row table:style-name="Tableau11.4">
          <table:table-cell table:style-name="Tableau11.A2" table:number-columns-spanned="7" office:value-type="string">
            <text:p text:style-name="P79"><draw:frame draw:style-name="fr2" draw:name="images11" text:anchor-type="paragraph" svg:x="1.863cm" svg:y="0.113cm" svg:width="5.223cm" svg:height="2.963cm" draw:z-index="3"><draw:image xlink:href="../../Images/Huzita-3-1-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79"><draw:frame draw:style-name="fr2" draw:name="images12" text:anchor-type="paragraph" svg:x="2.171cm" svg:y="0.136cm" svg:width="4.554cm" svg:height="2.963cm" draw:z-index="4"><draw:image xlink:href="../../Images/Huzita-3-1-2.png" xlink:type="simple" xlink:show="embed" xlink:actuate="onLoad"/></draw:frame></text:p>
          </table:table-cell>
          <table:covered-table-cell/>
          <table:covered-table-cell/>
        </table:table-row>
        <table:table-row table:style-name="Tableau11.5">
          <table:table-cell table:style-name="Tableau11.A2" table:number-columns-spanned="10" office:value-type="string">
            <text:p text:style-name="P18"><text:span text:style-name="Section"><text:span text:style-name="T51">Construction:</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6">
          <table:table-cell table:style-name="Tableau11.A2" office:value-type="string">
            <text:p text:style-name="P19"/>
          </table:table-cell>
          <table:table-cell table:style-name="Tableau11.A2" table:number-columns-spanned="5" office:value-type="string">
            <text:p text:style-name="P8"><text:span text:style-name="Text-2"><text:span text:style-name="T39">Draw a path connecting the two ends of </text:span></text:span><text:span text:style-name="Text-2"><text:span text:style-name="T7">S</text:span></text:span><text:span text:style-name="Indice"><text:span text:style-name="T38">1</text:span></text:span><text:span text:style-name="Text-2"><text:span text:style-name="T39"> followed by two other points at the two ends of </text:span></text:span><text:span text:style-name="Text-2"><text:span text:style-name="T7">S</text:span></text:span><text:span text:style-name="Indice"><text:span text:style-name="T38">2</text:span></text:span><text:span text:style-name="Text-2"><text:span text:style-name="T39">:</text:span></text:span></text:p>
          </table:table-cell>
          <table:covered-table-cell/>
          <table:covered-table-cell/>
          <table:covered-table-cell/>
          <table:covered-table-cell/>
          <table:table-cell table:style-name="Tableau11.A2" table:number-columns-spanned="2" office:value-type="string">
            <text:p text:style-name="P19"/>
          </table:table-cell>
          <table:covered-table-cell/>
          <table:table-cell table:style-name="Tableau11.A2" office:value-type="string">
            <text:p text:style-name="P8"><text:span text:style-name="Text-2"><text:span text:style-name="T39">Draw a path connecting the free end of </text:span></text:span><text:span text:style-name="Text-2"><text:span text:style-name="T7">S</text:span></text:span><text:span text:style-name="Indice"><text:span text:style-name="T38">1</text:span></text:span><text:span text:style-name="Text-2"><text:span text:style-name="T39"> to </text:span></text:span><text:span text:style-name="Text-2"><text:span text:style-name="T7">P</text:span></text:span><text:span text:style-name="Text-2"><text:span text:style-name="T39"> followed by a point at the other end of </text:span></text:span><text:span text:style-name="Text-2"><text:span text:style-name="T7">S</text:span></text:span><text:span text:style-name="Indice"><text:span text:style-name="T38">2</text:span></text:span><text:span text:style-name="Text-2"><text:span text:style-name="T39">:</text:span></text:span></text:p>
            <text:p text:style-name="P16"><text:span text:style-name="Text-2"><text:span text:style-name="T39"> </text:span></text:span></text:p>
          </table:table-cell>
          <table:table-cell table:style-name="Tableau11.A2" office:value-type="string">
            <text:p text:style-name="P19"/>
          </table:table-cell>
        </table:table-row>
        <table:table-row table:style-name="Tableau11.7">
          <table:table-cell table:style-name="Tableau11.A2" table:number-columns-spanned="7" office:value-type="string">
            <text:p text:style-name="P89"><draw:frame draw:style-name="fr2" draw:name="images13" text:anchor-type="paragraph" svg:x="2.535cm" svg:y="0.159cm" svg:width="4.055cm" svg:height="3.251cm" draw:z-index="41"><draw:image xlink:href="../../Images/Huzita-3-2-1.png" xlink:type="simple" xlink:show="embed" xlink:actuate="onLoad"/></draw:frame><text:span text:style-name="T35">Note</text:span> : the orders of points 1 and 2<text:line-break/>or <text:s/>3 and 4 do not matter.</text:p>
          </table:table-cell>
          <table:covered-table-cell/>
          <table:covered-table-cell/>
          <table:covered-table-cell/>
          <table:covered-table-cell/>
          <table:covered-table-cell/>
          <table:covered-table-cell/>
          <table:table-cell table:style-name="Tableau11.A2" table:number-columns-spanned="3" office:value-type="string">
            <text:p text:style-name="P93"><draw:frame draw:style-name="fr2" draw:name="images33" text:anchor-type="paragraph" svg:x="2.517cm" svg:y="0cm" svg:width="4.479cm" svg:height="3.318cm" draw:z-index="5"><draw:image xlink:href="../../Images/Huzita-3-2-2.png" xlink:type="simple" xlink:show="embed" xlink:actuate="onLoad"/></draw:frame><text:span text:style-name="T35">Note</text:span> : starting either from<text:line-break/>point 1 or point 3<text:line-break/>does not matter.</text:p>
          </table:table-cell>
          <table:covered-table-cell/>
          <table:covered-table-cell/>
        </table:table-row>
        <table:table-row table:style-name="Tableau11.8">
          <table:table-cell table:style-name="Tableau11.A2" table:number-columns-spanned="3" office:value-type="string">
            <text:p text:style-name="P12"><text:span text:style-name="T50">Solution:</text:span> </text:p>
          </table:table-cell>
          <table:covered-table-cell/>
          <table:covered-table-cell/>
          <table:table-cell table:style-name="Tableau11.A2" table:number-columns-spanned="7" office:value-type="string">
            <text:list xml:id="list465317204" text:continue-list="list189965171" text:style-name="Liste-3">
              <text:list-item>
                <text:p text:style-name="P98"><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3”</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99"><text:span text:style-name="Text-2"><text:span text:style-name="T38">Draws a guide materializing the resulting fold:</text:span></text:span></text:p>
              </text:list-item>
            </text:list>
          </table:table-cell>
          <table:covered-table-cell/>
          <table:covered-table-cell/>
          <table:covered-table-cell/>
          <table:covered-table-cell/>
          <table:covered-table-cell/>
          <table:covered-table-cell/>
        </table:table-row>
        <table:table-row table:style-name="Tableau11.9">
          <table:table-cell table:style-name="Tableau11.A2" table:number-columns-spanned="7" office:value-type="string">
            <text:p text:style-name="P19"><draw:frame draw:style-name="fr3" draw:name="images34" text:anchor-type="paragraph" svg:width="6.366cm" svg:height="2.963cm" draw:z-index="6"><draw:image xlink:href="../../Images/Huzita-3-3-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19"><draw:frame draw:style-name="fr4" draw:name="images35" text:anchor-type="paragraph" svg:width="5.816cm" svg:height="2.589cm" draw:z-index="7"><draw:image xlink:href="../../Images/Huzita-3-3-2.png" xlink:type="simple" xlink:show="embed" xlink:actuate="onLoad"/></draw:frame></text:p>
          </table:table-cell>
          <table:covered-table-cell/>
          <table:covered-table-cell/>
        </table:table-row>
        <table:table-row table:style-name="Tableau11.10">
          <table:table-cell table:style-name="Tableau11.A2" table:number-columns-spanned="2" office:value-type="string">
            <text:p text:style-name="P7"><text:span text:style-name="Section"><text:span text:style-name="T51">Tabs</text:span></text:span><text:span text:style-name="Section"><text:span text:style-name="T53"> :</text:span></text:span></text:p>
          </table:table-cell>
          <table:covered-table-cell/>
          <table:table-cell table:style-name="Tableau11.A2" table:number-columns-spanned="8" office:value-type="string">
            <text:list xml:id="list1973766234" text:continue-numbering="true" text:style-name="Liste-3">
              <text:list-header>
                <text:p text:style-name="P118"><text:span text:style-name="Text-2"><text:span text:style-name="T38">&lt;</text:span></text:span><text:span text:style-name="Text-2"><text:span text:style-name="T11">Options</text:span></text:span><text:span text:style-name="Text-2"><text:span text:style-name="T38">&gt; :</text:span></text:span></text:p>
                <text:list>
                  <text:list-header>
                    <text:p text:style-name="P120"><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header>
                </text:list>
              </text:list-header>
            </text:list>
          </table:table-cell>
          <table:covered-table-cell/>
          <table:covered-table-cell/>
          <table:covered-table-cell/>
          <table:covered-table-cell/>
          <table:covered-table-cell/>
          <table:covered-table-cell/>
          <table:covered-table-cell/>
        </table:table-row>
        <table:table-row table:style-name="Tableau11.11">
          <table:table-cell table:style-name="Tableau11.A2" table:number-columns-spanned="5" office:value-type="string">
            <text:p text:style-name="P7"><text:span text:style-name="Section"><text:span text:style-name="T51">Comments</text:span></text:span><text:span text:style-name="Section"><text:span text:style-name="T53"> :</text:span></text:span></text:p>
          </table:table-cell>
          <table:covered-table-cell/>
          <table:covered-table-cell/>
          <table:covered-table-cell/>
          <table:covered-table-cell/>
          <table:table-cell table:style-name="Tableau11.A2" table:number-columns-spanned="5" office:value-type="string">
            <text:list xml:id="list1284676962" text:continue-list="list1959406888" text:style-name="Liste-3">
              <text:list-item>
                <text:p text:style-name="P126"><text:span text:style-name="Text-2"><text:span text:style-name="T38">There is always one and only one possible solution </text:span></text:span><text:span text:style-name="Text-2"><text:span text:style-name="T40">unless</text:span></text:span><text:span text:style-name="Text-2"><text:span text:style-name="T38"> for case 1, if the two segments are concurrent and one or both of them extend beyond their intersection point, in which case there are two possible solutions, with a 90° angle at the intersection point. In this case, a warning message is displayed and the two solutions are then drawn.</text:span></text:span></text:p>
              </text:list-item>
            </text:list>
          </table:table-cell>
          <table:covered-table-cell/>
          <table:covered-table-cell/>
          <table:covered-table-cell/>
          <table:covered-table-cell/>
        </table:table-row>
      </table:table>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table:number-columns-spanned="6" office:value-type="string">
            <text:p text:style-name="P62"><text:span text:style-name="Titre-Page"><text:span text:style-name="T32">Huzita-4 module</text:span></text:span></text:p>
          </table:table-cell>
          <table:covered-table-cell/>
          <table:covered-table-cell/>
          <table:covered-table-cell/>
          <table:covered-table-cell/>
          <table:covered-table-cell/>
        </table:table-row>
        <table:table-row table:style-name="Tableau10.2">
          <table:table-cell table:style-name="Tableau10.A1" table:number-columns-spanned="3" office:value-type="string">
            <text:p text:style-name="P6"><text:span text:style-name="Section"><text:span text:style-name="T51">Problem</text:span></text:span><text:span text:style-name="Section"><text:span text:style-name="T53">: </text:span></text:span></text:p>
          </table:table-cell>
          <table:covered-table-cell/>
          <table:covered-table-cell/>
          <table:table-cell table:style-name="Tableau10.A1" table:number-columns-spanned="3" office:value-type="string">
            <text:p text:style-name="P65"><text:span text:style-name="Text-2"><text:span text:style-name="T38">Given a point </text:span></text:span><text:span text:style-name="Text-2"><text:span text:style-name="T6">P</text:span></text:span><text:span text:style-name="Text-2"><text:span text:style-name="T38"> and a segment </text:span></text:span><text:span text:style-name="Text-2"><text:span text:style-name="T6">S,</text:span></text:span><text:span text:style-name="Text-2"><text:span text:style-name="T38"> find the fold passing through </text:span></text:span><text:span text:style-name="Text-2"><text:span text:style-name="T6">P</text:span></text:span><text:span text:style-name="Text-2"><text:span text:style-name="T38"> while projecting </text:span></text:span><text:span text:style-name="Text-2"><text:span text:style-name="T6">S </text:span></text:span><text:span text:style-name="Text-2"><text:span text:style-name="T38">onto itself:</text:span></text:span></text:p>
          </table:table-cell>
          <table:covered-table-cell/>
          <table:covered-table-cell/>
        </table:table-row>
        <table:table-row table:style-name="Tableau10.3">
          <table:table-cell table:style-name="Tableau10.A1" table:number-columns-spanned="6" office:value-type="string">
            <text:p text:style-name="P79"><draw:frame draw:style-name="fr2" draw:name="images14" text:anchor-type="paragraph" svg:x="7.124cm" svg:y="0.4cm" svg:width="3.605cm" svg:height="3.224cm" draw:z-index="0"><draw:image xlink:href="../../Images/Huzita-4-1.png" xlink:type="simple" xlink:show="embed" xlink:actuate="onLoad"/></draw:frame></text:p>
          </table:table-cell>
          <table:covered-table-cell/>
          <table:covered-table-cell/>
          <table:covered-table-cell/>
          <table:covered-table-cell/>
          <table:covered-table-cell/>
        </table:table-row>
        <table:table-row table:style-name="Tableau10.4">
          <table:table-cell table:style-name="Tableau10.A1" table:number-columns-spanned="5" office:value-type="string">
            <text:p text:style-name="P18"><text:span text:style-name="Section"><text:span text:style-name="T51">Construction :</text:span></text:span><text:span text:style-name="Section"><text:span text:style-name="T53"> </text:span></text:span></text:p>
          </table:table-cell>
          <table:covered-table-cell/>
          <table:covered-table-cell/>
          <table:covered-table-cell/>
          <table:covered-table-cell/>
          <table:table-cell table:style-name="Tableau10.A1" office:value-type="string">
            <text:p text:style-name="P47"><text:span text:style-name="Text-2"><text:span text:style-name="T38">Draw a path starting from </text:span></text:span><text:span text:style-name="Text-2"><text:span text:style-name="T6">P</text:span></text:span><text:span text:style-name="Text-2"><text:span text:style-name="T38">, followed by two points located on each end of segment </text:span></text:span><text:span text:style-name="Text-2"><text:span text:style-name="T6">S</text:span></text:span><text:span text:style-name="Text-2"><text:span text:style-name="T38">, those points enforcing its boundaries:</text:span></text:span></text:p>
          </table:table-cell>
        </table:table-row>
        <table:table-row table:style-name="Tableau10.5">
          <table:table-cell table:style-name="Tableau10.A1" table:number-columns-spanned="6" office:value-type="string">
            <text:p text:style-name="P81"><draw:frame draw:style-name="fr2" draw:name="images15" text:anchor-type="paragraph" svg:x="6.93cm" svg:y="0.3cm" svg:width="3.995cm" svg:height="3.438cm" draw:z-index="1"><draw:image xlink:href="../../Images/Huzita-4-2.png" xlink:type="simple" xlink:show="embed" xlink:actuate="onLoad"/></draw:frame><text:span text:style-name="T35">Note</text:span> : the order of points 2 et 3 does not matter.</text:p>
          </table:table-cell>
          <table:covered-table-cell/>
          <table:covered-table-cell/>
          <table:covered-table-cell/>
          <table:covered-table-cell/>
          <table:covered-table-cell/>
        </table:table-row>
        <table:table-row table:style-name="Tableau10.6">
          <table:table-cell table:style-name="Tableau10.A1" table:number-columns-spanned="2" office:value-type="string">
            <text:p text:style-name="P4"><text:span text:style-name="T50">Solution:</text:span> <text:s/></text:p>
          </table:table-cell>
          <table:covered-table-cell/>
          <table:table-cell table:style-name="Tableau10.A1" table:number-columns-spanned="4" office:value-type="string">
            <text:list xml:id="list1140590729" text:continue-list="list1973766234" text:style-name="Liste-3">
              <text:list-item>
                <text:p text:style-name="P98"><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4”</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99"><text:span text:style-name="Text-2"><text:span text:style-name="T38">Draws a guide materializing the resulting fold:</text:span></text:span></text:p>
              </text:list-item>
            </text:list>
          </table:table-cell>
          <table:covered-table-cell/>
          <table:covered-table-cell/>
          <table:covered-table-cell/>
        </table:table-row>
        <table:table-row table:style-name="Tableau10.7">
          <table:table-cell table:style-name="Tableau10.A1" table:number-columns-spanned="6" office:value-type="string">
            <text:p text:style-name="P79"><draw:frame draw:style-name="fr2" draw:name="images16" text:anchor-type="paragraph" svg:x="5.554cm" svg:y="0.22cm" svg:width="6.747cm" svg:height="3.293cm" draw:z-index="2"><draw:image xlink:href="../../Images/Huzita-4-3.png" xlink:type="simple" xlink:show="embed" xlink:actuate="onLoad"/></draw:frame></text:p>
          </table:table-cell>
          <table:covered-table-cell/>
          <table:covered-table-cell/>
          <table:covered-table-cell/>
          <table:covered-table-cell/>
          <table:covered-table-cell/>
        </table:table-row>
        <table:table-row table:style-name="Tableau10.8">
          <table:table-cell table:style-name="Tableau10.A1" office:value-type="string">
            <text:p text:style-name="P7"><text:span text:style-name="Section"><text:span text:style-name="T51">Tabs:</text:span></text:span><text:span text:style-name="Section"><text:span text:style-name="T53"> <text:s/></text:span></text:span></text:p>
          </table:table-cell>
          <table:table-cell table:style-name="Tableau10.A1" table:number-columns-spanned="5" office:value-type="string">
            <text:list xml:id="list1844826514" text:continue-numbering="true" text:style-name="Liste-3">
              <text:list-header>
                <text:p text:style-name="P118"><text:span text:style-name="Text-2"><text:span text:style-name="T38">&lt;</text:span></text:span><text:span text:style-name="Text-2"><text:span text:style-name="T11">Options</text:span></text:span><text:span text:style-name="Text-2"><text:span text:style-name="T38">&gt; :</text:span></text:span></text:p>
                <text:list>
                  <text:list-header>
                    <text:p text:style-name="P120"><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header>
                </text:list>
              </text:list-header>
            </text:list>
          </table:table-cell>
          <table:covered-table-cell/>
          <table:covered-table-cell/>
          <table:covered-table-cell/>
          <table:covered-table-cell/>
        </table:table-row>
        <table:table-row>
          <table:table-cell table:style-name="Tableau10.A1" table:number-columns-spanned="4" office:value-type="string">
            <text:p text:style-name="P7"><text:span text:style-name="Section"><text:span text:style-name="T51">Comments:</text:span></text:span><text:span text:style-name="Section"><text:span text:style-name="T53"> </text:span></text:span></text:p>
          </table:table-cell>
          <table:covered-table-cell/>
          <table:covered-table-cell/>
          <table:covered-table-cell/>
          <table:table-cell table:style-name="Tableau10.A1" table:number-columns-spanned="2" office:value-type="string">
            <text:list xml:id="list1005802745" text:continue-list="list1284676962" text:style-name="Liste-3">
              <text:list-item>
                <text:p text:style-name="P112"><text:span text:style-name="Text-2"><text:span text:style-name="T38">There can be one and only one solution </text:span></text:span><text:span text:style-name="Text-2"><text:span text:style-name="T40">unless</text:span></text:span><text:span text:style-name="Text-2"><text:span text:style-name="T38"> the intersection between the fold and segment </text:span></text:span><text:span text:style-name="Text-2"><text:span text:style-name="T6">S </text:span></text:span><text:span text:style-name="Text-2"><text:span text:style-name="T38">is located outside the segment boundaries enforced by points 2 and 3. In this case, the solution is regarded as impossible and is therefore discarded and a warning message is displayed.</text:span></text:span></text:p>
              </text:list-item>
            </text:list>
          </table:table-cell>
          <table:covered-table-cell/>
        </table:table-row>
      </table:table>
      <text:p text:style-name="P2"><text:span text:style-name="Titre-Page"><text:span text:style-name="T31"/></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table:number-columns-spanned="5" office:value-type="string">
            <text:p text:style-name="P62"><text:span text:style-name="Titre-Page"><text:span text:style-name="T32">Huzita-5 module</text:span></text:span></text:p>
          </table:table-cell>
          <table:covered-table-cell/>
          <table:covered-table-cell/>
          <table:covered-table-cell/>
          <table:covered-table-cell/>
        </table:table-row>
        <table:table-row table:style-name="Tableau8.2">
          <table:table-cell table:style-name="Tableau8.A1" table:number-columns-spanned="2" office:value-type="string">
            <text:p text:style-name="P6"><text:span text:style-name="Section"><text:span text:style-name="T51">Problem:</text:span></text:span><text:span text:style-name="Section"><text:span text:style-name="T53"> </text:span></text:span></text:p>
          </table:table-cell>
          <table:covered-table-cell/>
          <table:table-cell table:style-name="Tableau8.A1" table:number-columns-spanned="3" office:value-type="string">
            <text:p text:style-name="P46"><text:span text:style-name="Text-2"><text:span text:style-name="T38">Given tw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and a segment </text:span></text:span><text:span text:style-name="Text-2"><text:span text:style-name="T6">S,</text:span></text:span><text:span text:style-name="Text-2"><text:span text:style-name="T38"> find the fold passing through </text:span></text:span><text:span text:style-name="Text-2"><text:span text:style-name="T6">P</text:span></text:span><text:span text:style-name="Indice"><text:span text:style-name="T38">1</text:span></text:span><text:span text:style-name="Text-2"><text:span text:style-name="T38"> while </text:span></text:span><text:span text:style-name="Text-2"><text:span text:style-name="T6">P</text:span></text:span><text:span text:style-name="Indice"><text:span text:style-name="T38">2</text:span></text:span><text:span text:style-name="Text-2"><text:span text:style-name="T34"> </text:span></text:span><text:span text:style-name="Text-2"><text:span text:style-name="T38"><text:s/>is projected onto </text:span></text:span><text:span text:style-name="Text-2"><text:span text:style-name="T6">S </text:span></text:span><text:span text:style-name="Text-2"><text:span text:style-name="T38">: </text:span></text:span></text:p>
          </table:table-cell>
          <table:covered-table-cell/>
          <table:covered-table-cell/>
        </table:table-row>
        <table:table-row table:style-name="Tableau8.3">
          <table:table-cell table:style-name="Tableau8.A1" table:number-columns-spanned="5" office:value-type="string">
            <text:p text:style-name="P79"><draw:frame draw:style-name="fr2" draw:name="images17" text:anchor-type="paragraph" svg:x="5.085cm" svg:y="0.079cm" svg:width="7.763cm" svg:height="3.26cm" draw:z-index="26"><draw:image xlink:href="../../Images/Huzita-5-1.png" xlink:type="simple" xlink:show="embed" xlink:actuate="onLoad"/></draw:frame></text:p>
          </table:table-cell>
          <table:covered-table-cell/>
          <table:covered-table-cell/>
          <table:covered-table-cell/>
          <table:covered-table-cell/>
        </table:table-row>
        <table:table-row table:style-name="Tableau8.4">
          <table:table-cell table:style-name="Tableau8.A1" table:number-columns-spanned="4" office:value-type="string">
            <text:p text:style-name="P18"><text:span text:style-name="Section"><text:span text:style-name="T51">Construction:</text:span></text:span><text:span text:style-name="Section"><text:span text:style-name="T53"> </text:span></text:span></text:p>
          </table:table-cell>
          <table:covered-table-cell/>
          <table:covered-table-cell/>
          <table:covered-table-cell/>
          <table:table-cell table:style-name="Tableau8.A1" office:value-type="string">
            <text:p text:style-name="P24"><text:span text:style-name="Text-2"><text:span text:style-name="T38">Draw a path starting from </text:span></text:span><text:span text:style-name="Text-2"><text:span text:style-name="T6">P</text:span></text:span><text:span text:style-name="Indice"><text:span text:style-name="T38">1</text:span></text:span><text:span text:style-name="Text-2"><text:span text:style-name="T38">, followed a point located on </text:span></text:span><text:span text:style-name="Text-2"><text:span text:style-name="T6">P</text:span></text:span><text:span text:style-name="Indice"><text:span text:style-name="T38">2</text:span></text:span><text:span text:style-name="Indice"><text:span text:style-name="T30"> </text:span></text:span><text:span text:style-name="Text-2"><text:span text:style-name="T38">and then two points located on each end of segment </text:span></text:span><text:span text:style-name="Text-2"><text:span text:style-name="T6">S</text:span></text:span><text:span text:style-name="Text-2"><text:span text:style-name="T38">, those points enforcing its boundaries:</text:span></text:span></text:p>
          </table:table-cell>
        </table:table-row>
        <table:table-row table:style-name="Tableau8.5">
          <table:table-cell table:style-name="Tableau8.A1" table:number-columns-spanned="5" office:value-type="string">
            <text:p text:style-name="P92"><draw:frame draw:style-name="fr2" draw:name="images18" text:anchor-type="paragraph" svg:x="5.847cm" svg:y="0.145cm" svg:width="6.163cm" svg:height="3.115cm" draw:z-index="27"><draw:image xlink:href="../../Images/Huzita-5-2.png" xlink:type="simple" xlink:show="embed" xlink:actuate="onLoad"/></draw:frame><text:span text:style-name="T35"> <text:s text:c="5"/>Note</text:span> : the order of points 3 and 4 does not matter.</text:p>
          </table:table-cell>
          <table:covered-table-cell/>
          <table:covered-table-cell/>
          <table:covered-table-cell/>
          <table:covered-table-cell/>
        </table:table-row>
        <table:table-row table:style-name="Tableau8.6">
          <table:table-cell table:style-name="Tableau8.A1" table:number-columns-spanned="2" office:value-type="string">
            <text:p text:style-name="P12"><text:span text:style-name="T50">Solution:</text:span> </text:p>
          </table:table-cell>
          <table:covered-table-cell/>
          <table:table-cell table:style-name="Tableau8.A1" table:number-columns-spanned="3" office:value-type="string">
            <text:list xml:id="list2058427011" text:continue-list="list1844826514" text:style-name="Liste-3">
              <text:list-item>
                <text:p text:style-name="P101"><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5”</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100"><text:span text:style-name="Text-2"><text:span text:style-name="T38">Draws a guide materializing the resulting fold and optionally the parabola used for the construction and/or the projection segment:</text:span></text:span></text:p>
              </text:list-item>
            </text:list>
          </table:table-cell>
          <table:covered-table-cell/>
          <table:covered-table-cell/>
        </table:table-row>
        <table:table-row table:style-name="Tableau8.7">
          <table:table-cell table:style-name="Tableau8.A1" table:number-columns-spanned="5" office:value-type="string">
            <text:p text:style-name="P82"><draw:frame draw:style-name="fr2" draw:name="images19" text:anchor-type="paragraph" svg:x="4.193cm" svg:y="0.06cm" svg:width="10.626cm" svg:height="3.302cm" draw:z-index="28"><draw:image xlink:href="../../Images/Huzita-5-3.png" xlink:type="simple" xlink:show="embed" xlink:actuate="onLoad"/></draw:frame><text:span text:style-name="T35">Note</text:span> : parabola and projection<text:line-break/>drawings are optional.</text:p>
          </table:table-cell>
          <table:covered-table-cell/>
          <table:covered-table-cell/>
          <table:covered-table-cell/>
          <table:covered-table-cell/>
        </table:table-row>
        <table:table-row table:style-name="Tableau8.8">
          <table:table-cell table:style-name="Tableau8.A1" office:value-type="string">
            <text:p text:style-name="P7"><text:span text:style-name="Section"><text:span text:style-name="T51">Tabs :</text:span></text:span><text:span text:style-name="Section"><text:span text:style-name="T53"> </text:span></text:span></text:p>
          </table:table-cell>
          <table:table-cell table:style-name="Tableau8.A1" table:number-columns-spanned="4" office:value-type="string">
            <text:list xml:id="list396698040" text:continue-numbering="true" text:style-name="Liste-3">
              <text:list-header>
                <text:p text:style-name="P119"><text:span text:style-name="Text-2"><text:span text:style-name="T38">&lt;</text:span></text:span><text:span text:style-name="Text-2"><text:span text:style-name="T11">Options</text:span></text:span><text:span text:style-name="Text-2"><text:span text:style-name="T38">&gt; :</text:span></text:span></text:p>
                <text:list>
                  <text:list-item>
                    <text:p text:style-name="P121"><text:span text:style-name="Text-2"><text:span text:style-name="T6">“</text:span></text:span><text:span text:style-name="Text-2"><text:span text:style-name="T12">Draw projections</text:span></text:span><text:span text:style-name="Text-2"><text:span text:style-name="T6">”</text:span></text:span><text:span text:style-name="Text-2"><text:span text:style-name="T38">: Draws projection of point </text:span></text:span><text:span text:style-name="Text-2"><text:span text:style-name="T6">P</text:span></text:span><text:span text:style-name="Indice"><text:span text:style-name="T38">2</text:span></text:span><text:span text:style-name="Text-2"><text:span text:style-name="T38"> onto segment </text:span></text:span><text:span text:style-name="Text-2"><text:span text:style-name="T6">S</text:span></text:span><text:span text:style-name="Text-2"><text:span text:style-name="T38">;</text:span></text:span></text:p>
                  </text:list-item>
                  <text:list-item>
                    <text:p text:style-name="P127"><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item>
                <text:p text:style-name="P113"><text:span text:style-name="Text-2"><text:span text:style-name="T38">&lt;</text:span></text:span><text:span text:style-name="Text-2"><text:span text:style-name="T11">Advanced</text:span></text:span><text:span text:style-name="Text-2"><text:span text:style-name="T38">&gt; :</text:span></text:span></text:p>
                <text:list>
                  <text:list-item>
                    <text:p text:style-name="P113"><text:span text:style-name="Text-2"><text:span text:style-name="T6">“</text:span></text:span><text:span text:style-name="Text-2"><text:span text:style-name="T12">Draw construction</text:span></text:span><text:span text:style-name="Text-2"><text:span text:style-name="T6">”</text:span></text:span><text:span text:style-name="Text-2"><text:span text:style-name="T38">: Draws the parabola used for the projection computation;</text:span></text:span></text:p>
                  </text:list-item>
                  <text:list-item>
                    <text:p text:style-name="P127"><text:span text:style-name="Text-2"><text:span text:style-name="T6">“</text:span></text:span><text:span text:style-name="Text-2"><text:span text:style-name="T12">Scale”:</text:span></text:span><text:span text:style-name="Text-2"><text:span text:style-name="T38"> Defines the height of the parabola.</text:span></text:span></text:p>
                  </text:list-item>
                </text:list>
              </text:list-item>
              <text:list-item>
                <text:p text:style-name="P113"><text:span text:style-name="Text-2"><text:span text:style-name="T38">&lt;</text:span></text:span><text:span text:style-name="Text-2"><text:span text:style-name="T11">Projections</text:span></text:span><text:span text:style-name="Text-2"><text:span text:style-name="T38">&gt; :</text:span></text:span></text:p>
                <text:list>
                  <text:list-item>
                    <text:p text:style-name="P113"><text:span text:style-name="Text-2"><text:span text:style-name="T38">« </text:span></text:span><text:span text:style-name="Text-2"><text:span text:style-name="T12">Stroke width</text:span></text:span><text:span text:style-name="Text-2"><text:span text:style-name="T6"> »</text:span></text:span><text:span text:style-name="Text-2"><text:span text:style-name="T38">  : Defines projection segment stroke width;</text:span></text:span></text:p>
                  </text:list-item>
                  <text:list-item>
                    <text:p text:style-name="P127"><text:span text:style-name="Text-2"><text:span text:style-name="T38">« </text:span></text:span><text:span text:style-name="Text-2"><text:span text:style-name="T12">Stroke color</text:span></text:span><text:span text:style-name="Text-2"><text:span text:style-name="T38"> » : Defines projection segment stroke color;</text:span></text:span></text:p>
                  </text:list-item>
                </text:list>
              </text:list-item>
            </text:list>
          </table:table-cell>
          <table:covered-table-cell/>
          <table:covered-table-cell/>
          <table:covered-table-cell/>
        </table:table-row>
        <table:table-row table:style-name="Tableau8.9">
          <table:table-cell table:style-name="Tableau8.A1" table:number-columns-spanned="3" office:value-type="string">
            <text:p text:style-name="P7"><text:span text:style-name="Section"><text:span text:style-name="T51">Comments:</text:span></text:span><text:span text:style-name="Section"><text:span text:style-name="T53"> </text:span></text:span></text:p>
          </table:table-cell>
          <table:covered-table-cell/>
          <table:covered-table-cell/>
          <table:table-cell table:style-name="Tableau8.A1" table:number-columns-spanned="2" office:value-type="string">
            <text:list xml:id="list1890195325" text:continue-numbering="true" text:style-name="Liste-3">
              <text:list-item>
                <text:list>
                  <text:list-item>
                    <text:list>
                      <text:list-item>
                        <text:p text:style-name="P129"><text:span text:style-name="Text-2"><text:span text:style-name="T38">There can be between 0 and 2 solutions: those where the projection of </text:span></text:span><text:span text:style-name="Text-2"><text:span text:style-name="T6">P</text:span></text:span><text:span text:style-name="Indice"><text:span text:style-name="T38">2</text:span></text:span><text:span text:style-name="Text-2"><text:span text:style-name="T38"> onto segment </text:span></text:span><text:span text:style-name="Text-2"><text:span text:style-name="T6">S</text:span></text:span><text:span text:style-name="Text-2"><text:span text:style-name="T38"> are located outside the segment boundaries enforced by points 3 and 4 of the construction, are regarded as impossible and are therefore discarded.</text:span></text:span></text:p>
                      </text:list-item>
                      <text:list-item>
                        <text:p text:style-name="P115"><text:span text:style-name="Text-2"><text:span text:style-name="T38">If there is eventually more than one solution, a warning message is displayed to tell the user he has to make a choice and manually remove the unneeded result: guide and if requested, parabola and projection;</text:span></text:span></text:p>
                      </text:list-item>
                      <text:list-item>
                        <text:p text:style-name="P115"><text:span text:style-name="Text-2"><text:span text:style-name="T38">If eventually there is no valid solution, a warning message is displayed but if the “</text:span></text:span><text:span text:style-name="Text-2"><text:span text:style-name="T12">Draw construction</text:span></text:span><text:span text:style-name="Text-2"><text:span text:style-name="T38">” option has been checked, the parabola is drawn anyway: it may help figuring out why no solution is found.</text:span></text:span></text:p>
                      </text:list-item>
                    </text:list>
                  </text:list-item>
                </text:list>
              </text:list-item>
            </text:list>
          </table:table-cell>
          <table:covered-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table:number-columns-spanned="5" office:value-type="string">
            <text:p text:style-name="P67"><text:span text:style-name="Titre-Page"><text:span text:style-name="T32">Huzita-6 module</text:span></text:span></text:p>
          </table:table-cell>
          <table:covered-table-cell/>
          <table:covered-table-cell/>
          <table:covered-table-cell/>
          <table:covered-table-cell/>
        </table:table-row>
        <table:table-row table:style-name="Tableau6.2">
          <table:table-cell table:style-name="Tableau6.A1" table:number-columns-spanned="2" office:value-type="string">
            <text:p text:style-name="P6"><text:span text:style-name="Section"><text:span text:style-name="T51">Problem:</text:span></text:span><text:span text:style-name="Section"><text:span text:style-name="T53"> </text:span></text:span></text:p>
          </table:table-cell>
          <table:covered-table-cell/>
          <table:table-cell table:style-name="Tableau6.A1" table:number-columns-spanned="3" office:value-type="string">
            <text:p text:style-name="P39"><text:span text:style-name="Text-2"><text:span text:style-name="T38">Given tw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and two segments </text:span></text:span><text:span text:style-name="Text-2"><text:span text:style-name="T6">S</text:span></text:span><text:span text:style-name="Indice"><text:span text:style-name="T38">1</text:span></text:span><text:span text:style-name="Text-2"><text:span text:style-name="T38"> et </text:span></text:span><text:span text:style-name="Text-2"><text:span text:style-name="T6">S</text:span></text:span><text:span text:style-name="Indice"><text:span text:style-name="T38">2</text:span></text:span><text:span text:style-name="Text-2"><text:span text:style-name="T38">, find a fold such as </text:span></text:span><text:span text:style-name="Text-2"><text:span text:style-name="T6">P</text:span></text:span><text:span text:style-name="Indice"><text:span text:style-name="T38">1</text:span></text:span><text:span text:style-name="Text-2"><text:span text:style-name="T38"> is projected onto </text:span></text:span><text:span text:style-name="Text-2"><text:span text:style-name="T6">S</text:span></text:span><text:span text:style-name="Indice"><text:span text:style-name="T38">1</text:span></text:span><text:span text:style-name="Text-2"><text:span text:style-name="T38"> while </text:span></text:span><text:span text:style-name="Text-2"><text:span text:style-name="T6">P</text:span></text:span><text:span text:style-name="Indice"><text:span text:style-name="T38">2</text:span></text:span><text:span text:style-name="Text-2"><text:span text:style-name="T38"> is projected onto </text:span></text:span><text:span text:style-name="Text-2"><text:span text:style-name="T6">S</text:span></text:span><text:span text:style-name="Indice"><text:span text:style-name="T38">2</text:span></text:span><text:span text:style-name="Text-2"><text:span text:style-name="T38"> simultaneously:</text:span></text:span></text:p>
          </table:table-cell>
          <table:covered-table-cell/>
          <table:covered-table-cell/>
        </table:table-row>
        <table:table-row table:style-name="Tableau6.3">
          <table:table-cell table:style-name="Tableau6.A1" table:number-columns-spanned="5" office:value-type="string">
            <text:p text:style-name="P66"><draw:frame draw:style-name="fr2" draw:name="images20" text:anchor-type="paragraph" svg:x="4.671cm" svg:y="0.078cm" svg:width="8.5cm" svg:height="3.022cm" draw:z-index="23"><draw:image xlink:href="../../Images/Huzita-6-1.png" xlink:type="simple" xlink:show="embed" xlink:actuate="onLoad"/></draw:frame></text:p>
          </table:table-cell>
          <table:covered-table-cell/>
          <table:covered-table-cell/>
          <table:covered-table-cell/>
          <table:covered-table-cell/>
        </table:table-row>
        <table:table-row table:style-name="Tableau6.4">
          <table:table-cell table:style-name="Tableau6.A1" table:number-columns-spanned="4" office:value-type="string">
            <text:p text:style-name="P18"><text:span text:style-name="Section"><text:span text:style-name="T51">Construction:</text:span></text:span><text:span text:style-name="Section"><text:span text:style-name="T53"> </text:span></text:span></text:p>
          </table:table-cell>
          <table:covered-table-cell/>
          <table:covered-table-cell/>
          <table:covered-table-cell/>
          <table:table-cell table:style-name="Tableau6.A1" office:value-type="string">
            <text:p text:style-name="P42"><text:span text:style-name="Text-2"><text:span text:style-name="T38">Draw a path starting from </text:span></text:span><text:span text:style-name="Text-2"><text:span text:style-name="T6">P</text:span></text:span><text:span text:style-name="Indice"><text:span text:style-name="T38">1</text:span></text:span><text:span text:style-name="Text-2"><text:span text:style-name="T38">, followed by two points located on each end of segment </text:span></text:span><text:span text:style-name="Text-2"><text:span text:style-name="T6">S</text:span></text:span><text:span text:style-name="Indice"><text:span text:style-name="T38">1</text:span></text:span><text:span text:style-name="Text-2"><text:span text:style-name="T38"> followed by one point located on </text:span></text:span><text:span text:style-name="Text-2"><text:span text:style-name="T6">P</text:span></text:span><text:span text:style-name="Indice"><text:span text:style-name="T38">2</text:span></text:span><text:span text:style-name="Text-2"><text:span text:style-name="T38"> and finally two points located on each end of segment </text:span></text:span><text:span text:style-name="Text-2"><text:span text:style-name="T6">S</text:span></text:span><text:span text:style-name="Indice"><text:span text:style-name="T38">2</text:span></text:span><text:span text:style-name="Text-2"><text:span text:style-name="T38">, the points on </text:span></text:span><text:span text:style-name="Text-2"><text:span text:style-name="T6">S</text:span></text:span><text:span text:style-name="Indice"><text:span text:style-name="T38">1</text:span></text:span><text:span text:style-name="Text-2"><text:span text:style-name="T38"> and </text:span></text:span><text:span text:style-name="Text-2"><text:span text:style-name="T6">S</text:span></text:span><text:span text:style-name="Indice"><text:span text:style-name="T38">2 </text:span></text:span><text:span text:style-name="Text-2"><text:span text:style-name="T38">enforcing their boundaries:</text:span></text:span></text:p>
          </table:table-cell>
        </table:table-row>
        <table:table-row table:style-name="Tableau6.5">
          <table:table-cell table:style-name="Tableau6.A1" table:number-columns-spanned="5" office:value-type="string">
            <text:p text:style-name="P83"><draw:frame draw:style-name="fr2" draw:name="images21" text:anchor-type="paragraph" svg:x="5.216cm" svg:y="0.039cm" svg:width="7.41cm" svg:height="3.341cm" draw:z-index="24"><draw:image xlink:href="../../Images/Huzita-6-2.png" xlink:type="simple" xlink:show="embed" xlink:actuate="onLoad"/></draw:frame><text:span text:style-name="T18">Note</text:span><text:span text:style-name="T19"> : the orders of points 2 and 3<text:line-break/> or 5 and 6 do not matter.</text:span></text:p>
          </table:table-cell>
          <table:covered-table-cell/>
          <table:covered-table-cell/>
          <table:covered-table-cell/>
          <table:covered-table-cell/>
        </table:table-row>
        <table:table-row table:style-name="Tableau6.6">
          <table:table-cell table:style-name="Tableau6.A1" table:number-columns-spanned="2" office:value-type="string">
            <text:p text:style-name="P12"><text:span text:style-name="T50">Solution:</text:span> </text:p>
          </table:table-cell>
          <table:covered-table-cell/>
          <table:table-cell table:style-name="Tableau6.A1" table:number-columns-spanned="3" office:value-type="string">
            <text:list xml:id="list1162714537" text:continue-numbering="true" text:style-name="Liste-3">
              <text:list-item>
                <text:p text:style-name="P98"><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6”</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100"><text:span text:style-name="Text-2"><text:span text:style-name="T38">Draws a guide materializing the resulting fold and optionally the parabolas used for the construction and/or the projection segments:</text:span></text:span></text:p>
              </text:list-item>
            </text:list>
          </table:table-cell>
          <table:covered-table-cell/>
          <table:covered-table-cell/>
        </table:table-row>
        <table:table-row table:style-name="Tableau6.7">
          <table:table-cell table:style-name="Tableau6.A1" table:number-columns-spanned="5" office:value-type="string">
            <text:p text:style-name="P90"><draw:frame draw:style-name="fr2" draw:name="images22" text:anchor-type="paragraph" svg:x="3.209cm" svg:y="0.048cm" svg:width="11.972cm" svg:height="3.387cm" draw:z-index="25"><draw:image xlink:href="../../Images/Huzita-6-3.png" xlink:type="simple" xlink:show="embed" xlink:actuate="onLoad"/></draw:frame><text:span text:style-name="T18">Note : </text:span><text:span text:style-name="T19">parabola and projection<text:line-break/>drawings are optional.</text:span></text:p>
          </table:table-cell>
          <table:covered-table-cell/>
          <table:covered-table-cell/>
          <table:covered-table-cell/>
          <table:covered-table-cell/>
        </table:table-row>
        <table:table-row table:style-name="Tableau6.8">
          <table:table-cell table:style-name="Tableau6.A1" office:value-type="string">
            <text:p text:style-name="P7"><text:span text:style-name="Section"><text:span text:style-name="T47">Tabs:</text:span></text:span></text:p>
          </table:table-cell>
          <table:table-cell table:style-name="Tableau6.A1" table:number-columns-spanned="4" office:value-type="string">
            <text:list xml:id="list2164996639" text:continue-numbering="true" text:style-name="Liste-3">
              <text:list-header>
                <text:p text:style-name="P130"><text:span text:style-name="Text-2"><text:span text:style-name="T38">&lt;</text:span></text:span><text:span text:style-name="Text-2"><text:span text:style-name="T11">Options</text:span></text:span><text:span text:style-name="Text-2"><text:span text:style-name="T38">&gt; :</text:span></text:span></text:p>
                <text:list>
                  <text:list-item>
                    <text:p text:style-name="P131"><text:span text:style-name="Text-2"><text:span text:style-name="T6">“</text:span></text:span><text:span text:style-name="Text-2"><text:span text:style-name="T12">Draw projections</text:span></text:span><text:span text:style-name="Text-2"><text:span text:style-name="T6">”</text:span></text:span><text:span text:style-name="Text-2"><text:span text:style-name="T38">: Draws projection of </text:span></text:span><text:span text:style-name="Text-2"><text:span text:style-name="T6">P</text:span></text:span><text:span text:style-name="Indice"><text:span text:style-name="T38">1</text:span></text:span><text:span text:style-name="Text-2"><text:span text:style-name="T38"> onto </text:span></text:span><text:span text:style-name="Text-2"><text:span text:style-name="T6">S</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onto </text:span></text:span><text:span text:style-name="Text-2"><text:span text:style-name="T6">S</text:span></text:span><text:span text:style-name="Indice"><text:span text:style-name="T38">2 </text:span></text:span><text:span text:style-name="Text-2"><text:span text:style-name="T38">; </text:span></text:span></text:p>
                  </text:list-item>
                  <text:list-item>
                    <text:p text:style-name="P128"><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item>
                <text:p text:style-name="P115"><text:span text:style-name="Text-2"><text:span text:style-name="T38">&lt;</text:span></text:span><text:span text:style-name="Text-2"><text:span text:style-name="T11">Advanced</text:span></text:span><text:span text:style-name="Text-2"><text:span text:style-name="T38">&gt; :</text:span></text:span></text:p>
                <text:list>
                  <text:list-item>
                    <text:p text:style-name="P115"><text:span text:style-name="Text-2"><text:span text:style-name="T6">“</text:span></text:span><text:span text:style-name="Text-2"><text:span text:style-name="T12">Draw construction</text:span></text:span><text:span text:style-name="Text-2"><text:span text:style-name="T6">”</text:span></text:span><text:span text:style-name="Text-2"><text:span text:style-name="T38">: Draws the parabolas used for the projection computation;</text:span></text:span></text:p>
                  </text:list-item>
                  <text:list-item>
                    <text:p text:style-name="P128"><text:span text:style-name="Text-2"><text:span text:style-name="T6">“</text:span></text:span><text:span text:style-name="Text-2"><text:span text:style-name="T12">Scale”:</text:span></text:span><text:span text:style-name="Text-2"><text:span text:style-name="T38"> Defines the height of the parabolas.</text:span></text:span></text:p>
                  </text:list-item>
                </text:list>
              </text:list-item>
              <text:list-item>
                <text:p text:style-name="P115"><text:span text:style-name="Text-2"><text:span text:style-name="T38">&lt;</text:span></text:span><text:span text:style-name="Text-2"><text:span text:style-name="T11">Projections</text:span></text:span><text:span text:style-name="Text-2"><text:span text:style-name="T38">&gt; :</text:span></text:span></text:p>
                <text:list>
                  <text:list-item>
                    <text:p text:style-name="P115"><text:span text:style-name="Text-2"><text:span text:style-name="T38">« </text:span></text:span><text:span text:style-name="Text-2"><text:span text:style-name="T12">Stroke width</text:span></text:span><text:span text:style-name="Text-2"><text:span text:style-name="T6"> »</text:span></text:span><text:span text:style-name="Text-2"><text:span text:style-name="T38">  : Defines projection segments stroke width;</text:span></text:span></text:p>
                  </text:list-item>
                  <text:list-item>
                    <text:p text:style-name="P128"><text:span text:style-name="Text-2"><text:span text:style-name="T38">« </text:span></text:span><text:span text:style-name="Text-2"><text:span text:style-name="T12">Stroke color</text:span></text:span><text:span text:style-name="Text-2"><text:span text:style-name="T38"> » : Defines projection segments stroke color;</text:span></text:span></text:p>
                  </text:list-item>
                </text:list>
              </text:list-item>
            </text:list>
          </table:table-cell>
          <table:covered-table-cell/>
          <table:covered-table-cell/>
          <table:covered-table-cell/>
        </table:table-row>
        <table:table-row table:style-name="Tableau6.9">
          <table:table-cell table:style-name="Tableau6.A9" table:number-columns-spanned="3" office:value-type="string">
            <text:p text:style-name="Titre-Section"><text:span text:style-name="Section"><text:span text:style-name="T51">Comments :</text:span></text:span><text:span text:style-name="Section"><text:span text:style-name="T53"> </text:span></text:span></text:p>
          </table:table-cell>
          <table:covered-table-cell/>
          <table:covered-table-cell/>
          <table:table-cell table:style-name="Tableau6.A9" table:number-columns-spanned="2" office:value-type="string">
            <text:list xml:id="list511074338" text:continue-numbering="true" text:style-name="Liste-3">
              <text:list-item>
                <text:list>
                  <text:list-item>
                    <text:list>
                      <text:list-item>
                        <text:p text:style-name="P123"><text:span text:style-name="Text-2"><text:span text:style-name="T38">There can be between 0 and 3 solutions: those where the projection of </text:span></text:span><text:span text:style-name="Text-2"><text:span text:style-name="T6">P</text:span></text:span><text:span text:style-name="Indice"><text:span text:style-name="T38">1</text:span></text:span><text:span text:style-name="Text-2"><text:span text:style-name="T38"> onto segment </text:span></text:span><text:span text:style-name="Text-2"><text:span text:style-name="T6">S</text:span></text:span><text:span text:style-name="Indice"><text:span text:style-name="T38">1 </text:span></text:span><text:span text:style-name="Text-2"><text:span text:style-name="T38">or of </text:span></text:span><text:span text:style-name="Text-2"><text:span text:style-name="T6">P</text:span></text:span><text:span text:style-name="Indice"><text:span text:style-name="T38">2 </text:span></text:span><text:span text:style-name="Text-2"><text:span text:style-name="T38">onto </text:span></text:span><text:span text:style-name="Text-2"><text:span text:style-name="T6">S</text:span></text:span><text:span text:style-name="Indice"><text:span text:style-name="T38">2</text:span></text:span><text:span text:style-name="Text-2"><text:span text:style-name="T38"> are located outside their segment boundaries enforced by points (2,3) and 5,6) of the construction, are regarded as impossible and are therefore discarded.</text:span></text:span></text:p>
                      </text:list-item>
                      <text:list-item>
                        <text:p text:style-name="P115"><text:span text:style-name="Text-2"><text:span text:style-name="T38">If there is eventually more than one solution, a warning message is displayed to tell the user he has to make a choice and manually remove the unneeded result(s): guide(s) and if requested, parabola(e) and projection(s);</text:span></text:span></text:p>
                      </text:list-item>
                      <text:list-item>
                        <text:p text:style-name="P115"><text:span text:style-name="Text-2"><text:span text:style-name="T38">If eventually there is no valid solution, a warning message is displayed but if the “</text:span></text:span><text:span text:style-name="Text-2"><text:span text:style-name="T12">Draw construction</text:span></text:span><text:span text:style-name="Text-2"><text:span text:style-name="T38">” option has been checked, the parabolae are drawn anyway: it may help figuring out why no solution is found.</text:span></text:span></text:p>
                      </text:list-item>
                    </text:list>
                  </text:list-item>
                </text:list>
              </text:list-item>
            </text:list>
          </table:table-cell>
          <table:covered-table-cell/>
        </table:table-row>
      </table:table>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61"><text:span text:style-name="Titre-Page"><text:span text:style-name="T32">Huzita-7 module</text:span></text:span></text:p>
          </table:table-cell>
          <table:covered-table-cell/>
          <table:covered-table-cell/>
          <table:covered-table-cell/>
          <table:covered-table-cell/>
        </table:table-row>
        <table:table-row table:style-name="Tableau1.2">
          <table:table-cell table:style-name="Tableau1.A1" table:number-columns-spanned="2" office:value-type="string">
            <text:p text:style-name="P6"><text:span text:style-name="Section"><text:span text:style-name="T51">Problem:</text:span></text:span></text:p>
          </table:table-cell>
          <table:covered-table-cell/>
          <table:table-cell table:style-name="Tableau1.A1" table:number-columns-spanned="3" office:value-type="string">
            <text:p text:style-name="P45"><text:span text:style-name="Text-2"><text:span text:style-name="T38">Given a point </text:span></text:span><text:span text:style-name="Text-2"><text:span text:style-name="T6">P</text:span></text:span><text:span text:style-name="Text-2"><text:span text:style-name="T38"> and two segments </text:span></text:span><text:span text:style-name="Text-2"><text:span text:style-name="T6">S</text:span></text:span><text:span text:style-name="Indice"><text:span text:style-name="T38">1 </text:span></text:span><text:span text:style-name="Text-2"><text:span text:style-name="T38">et </text:span></text:span><text:span text:style-name="Text-2"><text:span text:style-name="T6">S</text:span></text:span><text:span text:style-name="Indice"><text:span text:style-name="T38">2</text:span></text:span><text:span text:style-name="Text-2"><text:span text:style-name="T38">, find a fold such as </text:span></text:span><text:span text:style-name="Text-2"><text:span text:style-name="T6">P</text:span></text:span><text:span text:style-name="Text-2"><text:span text:style-name="T38"> is projected onto </text:span></text:span><text:span text:style-name="Text-2"><text:span text:style-name="T6">S</text:span></text:span><text:span text:style-name="Indice"><text:span text:style-name="T38">1</text:span></text:span><text:span text:style-name="Text-2"><text:span text:style-name="T38"> and perpendicular to </text:span></text:span><text:span text:style-name="Text-2"><text:span text:style-name="T6">S</text:span></text:span><text:span text:style-name="Indice"><text:span text:style-name="T38">2</text:span></text:span><text:span text:style-name="Text-2"><text:span text:style-name="T38">:</text:span></text:span></text:p>
          </table:table-cell>
          <table:covered-table-cell/>
          <table:covered-table-cell/>
        </table:table-row>
        <table:table-row table:style-name="Tableau1.3">
          <table:table-cell table:style-name="Tableau1.A1" table:number-columns-spanned="5" office:value-type="string">
            <text:p text:style-name="P55"><draw:frame draw:style-name="fr2" draw:name="images23" text:anchor-type="paragraph" svg:x="4.004cm" svg:y="0.041cm" svg:width="9.093cm" svg:height="3.438cm" draw:z-index="29"><draw:image xlink:href="../../Images/Huzita-7-1.png" xlink:type="simple" xlink:show="embed" xlink:actuate="onLoad"/></draw:frame></text:p>
          </table:table-cell>
          <table:covered-table-cell/>
          <table:covered-table-cell/>
          <table:covered-table-cell/>
          <table:covered-table-cell/>
        </table:table-row>
        <table:table-row table:style-name="Tableau1.4">
          <table:table-cell table:style-name="Tableau1.A1" table:number-columns-spanned="4" office:value-type="string">
            <text:p text:style-name="P7"><text:span text:style-name="Section"><text:span text:style-name="T51">Construction:</text:span></text:span></text:p>
          </table:table-cell>
          <table:covered-table-cell/>
          <table:covered-table-cell/>
          <table:covered-table-cell/>
          <table:table-cell table:style-name="Tableau1.A1" office:value-type="string">
            <text:p text:style-name="P44"><text:span text:style-name="Text-2"><text:span text:style-name="T38">Draw a path starting with two points at each end of segment </text:span></text:span><text:span text:style-name="Text-2"><text:span text:style-name="T6">S</text:span></text:span><text:span text:style-name="Indice"><text:span text:style-name="T38">2</text:span></text:span><text:span text:style-name="Text-2"><text:span text:style-name="T38">, followed by a points located on point </text:span></text:span><text:span text:style-name="Text-2"><text:span text:style-name="T6">P</text:span></text:span><text:span text:style-name="Text-2"><text:span text:style-name="T38"> and finally two points located on each end of segment </text:span></text:span><text:span text:style-name="Text-2"><text:span text:style-name="T6">S</text:span></text:span><text:span text:style-name="Indice"><text:span text:style-name="T38">1</text:span></text:span><text:span text:style-name="Text-2"><text:span text:style-name="T38">, the points on </text:span></text:span><text:span text:style-name="Text-2"><text:span text:style-name="T6">S</text:span></text:span><text:span text:style-name="Indice"><text:span text:style-name="T38">1</text:span></text:span><text:span text:style-name="Text-2"><text:span text:style-name="T38"> and </text:span></text:span><text:span text:style-name="Text-2"><text:span text:style-name="T6">S</text:span></text:span><text:span text:style-name="Indice"><text:span text:style-name="T38">2 </text:span></text:span><text:span text:style-name="Text-2"><text:span text:style-name="T38">enforcing their boundaries:</text:span></text:span></text:p>
          </table:table-cell>
        </table:table-row>
        <table:table-row table:style-name="Tableau1.5">
          <table:table-cell table:style-name="Tableau1.A1" table:number-columns-spanned="5" office:value-type="string">
            <text:p text:style-name="P84"><draw:frame draw:style-name="fr2" draw:name="images24" text:anchor-type="paragraph" svg:x="5.122cm" svg:y="0.028cm" svg:width="6.925cm" svg:height="3.463cm" draw:z-index="30"><draw:image xlink:href="../../Images/Huzita-7-2.png" xlink:type="simple" xlink:show="embed" xlink:actuate="onLoad"/></draw:frame><text:span text:style-name="T18">Note</text:span><text:span text:style-name="T19"> : the orders of points 1 and 2<text:line-break/>or 4 and 5 do not matter.</text:span></text:p>
          </table:table-cell>
          <table:covered-table-cell/>
          <table:covered-table-cell/>
          <table:covered-table-cell/>
          <table:covered-table-cell/>
        </table:table-row>
        <table:table-row table:style-name="Tableau1.6">
          <table:table-cell table:style-name="Tableau1.A1" table:number-columns-spanned="2" office:value-type="string">
            <text:p text:style-name="P12"><text:span text:style-name="T50">Solution:</text:span> </text:p>
          </table:table-cell>
          <table:covered-table-cell/>
          <table:table-cell table:style-name="Tableau1.A1" table:number-columns-spanned="3" office:value-type="string">
            <text:list xml:id="list65607499" text:continue-numbering="true" text:style-name="Liste-3">
              <text:list-item>
                <text:p text:style-name="P102"><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7”</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100"><text:span text:style-name="Text-2"><text:span text:style-name="T38">Draws a guide materializing the resulting fold and optionally the parabola used for the construction and/or the projection segment:</text:span></text:span></text:p>
              </text:list-item>
            </text:list>
          </table:table-cell>
          <table:covered-table-cell/>
          <table:covered-table-cell/>
        </table:table-row>
        <table:table-row table:style-name="Tableau1.7">
          <table:table-cell table:style-name="Tableau1.A1" table:number-columns-spanned="5" office:value-type="string">
            <text:p text:style-name="P85"><draw:frame draw:style-name="fr2" draw:name="images25" text:anchor-type="paragraph" svg:x="4.39cm" svg:y="0.009cm" svg:width="9.075cm" svg:height="3.438cm" draw:z-index="31"><draw:image xlink:href="../../Images/Huzita-7-3.png" xlink:type="simple" xlink:show="embed" xlink:actuate="onLoad"/></draw:frame><text:span text:style-name="T18">Note</text:span><text:span text:style-name="T19"> : parabola and projection<text:line-break/>drawings are optional.</text:span></text:p>
          </table:table-cell>
          <table:covered-table-cell/>
          <table:covered-table-cell/>
          <table:covered-table-cell/>
          <table:covered-table-cell/>
        </table:table-row>
        <table:table-row table:style-name="Tableau1.8">
          <table:table-cell table:style-name="Tableau1.A1" office:value-type="string">
            <text:p text:style-name="P7"><text:span text:style-name="Section"><text:span text:style-name="T51">Tabs:</text:span></text:span><text:span text:style-name="Section"><text:span text:style-name="T53"> </text:span></text:span></text:p>
          </table:table-cell>
          <table:table-cell table:style-name="Tableau1.A1" table:number-columns-spanned="4" office:value-type="string">
            <text:list xml:id="list1379921515" text:continue-numbering="true" text:style-name="Liste-3">
              <text:list-header>
                <text:p text:style-name="P119"><text:span text:style-name="Text-2"><text:span text:style-name="T38">&lt;</text:span></text:span><text:span text:style-name="Text-2"><text:span text:style-name="T11">Options</text:span></text:span><text:span text:style-name="Text-2"><text:span text:style-name="T38">&gt; :</text:span></text:span></text:p>
                <text:list>
                  <text:list-item>
                    <text:p text:style-name="P121"><text:span text:style-name="Text-2"><text:span text:style-name="T6">“</text:span></text:span><text:span text:style-name="Text-2"><text:span text:style-name="T12">Draw projections</text:span></text:span><text:span text:style-name="Text-2"><text:span text:style-name="T6">”</text:span></text:span><text:span text:style-name="Text-2"><text:span text:style-name="T38">: Draws projection of point </text:span></text:span><text:span text:style-name="Text-2"><text:span text:style-name="T6">P</text:span></text:span><text:span text:style-name="Indice"><text:span text:style-name="T38">2</text:span></text:span><text:span text:style-name="Text-2"><text:span text:style-name="T38"> onto segment </text:span></text:span><text:span text:style-name="Text-2"><text:span text:style-name="T6">S</text:span></text:span><text:span text:style-name="Text-2"><text:span text:style-name="T38">;</text:span></text:span></text:p>
                  </text:list-item>
                  <text:list-item>
                    <text:p text:style-name="P127"><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item>
                <text:p text:style-name="P113"><text:span text:style-name="Text-2"><text:span text:style-name="T38">&lt;</text:span></text:span><text:span text:style-name="Text-2"><text:span text:style-name="T11">Advanced</text:span></text:span><text:span text:style-name="Text-2"><text:span text:style-name="T38">&gt; :</text:span></text:span></text:p>
                <text:list>
                  <text:list-item>
                    <text:p text:style-name="P113"><text:span text:style-name="Text-2"><text:span text:style-name="T6">“</text:span></text:span><text:span text:style-name="Text-2"><text:span text:style-name="T12">Draw construction</text:span></text:span><text:span text:style-name="Text-2"><text:span text:style-name="T6">”</text:span></text:span><text:span text:style-name="Text-2"><text:span text:style-name="T38">: Draws the parabola used for the projection computation;</text:span></text:span></text:p>
                  </text:list-item>
                  <text:list-item>
                    <text:p text:style-name="P127"><text:span text:style-name="Text-2"><text:span text:style-name="T6">“</text:span></text:span><text:span text:style-name="Text-2"><text:span text:style-name="T12">Scale”:</text:span></text:span><text:span text:style-name="Text-2"><text:span text:style-name="T38"> Defines the height of the parabola.</text:span></text:span></text:p>
                  </text:list-item>
                </text:list>
              </text:list-item>
              <text:list-item>
                <text:p text:style-name="P113"><text:span text:style-name="Text-2"><text:span text:style-name="T38">&lt;</text:span></text:span><text:span text:style-name="Text-2"><text:span text:style-name="T11">Projections</text:span></text:span><text:span text:style-name="Text-2"><text:span text:style-name="T38">&gt; :</text:span></text:span></text:p>
                <text:list>
                  <text:list-item>
                    <text:p text:style-name="P113"><text:span text:style-name="Text-2"><text:span text:style-name="T38">« </text:span></text:span><text:span text:style-name="Text-2"><text:span text:style-name="T12">Stroke width</text:span></text:span><text:span text:style-name="Text-2"><text:span text:style-name="T6"> »</text:span></text:span><text:span text:style-name="Text-2"><text:span text:style-name="T38">  : Defines projection segment stroke width;</text:span></text:span></text:p>
                  </text:list-item>
                  <text:list-item>
                    <text:p text:style-name="P132"><text:span text:style-name="Text-2"><text:span text:style-name="T38">« </text:span></text:span><text:span text:style-name="Text-2"><text:span text:style-name="T12">Stroke color</text:span></text:span><text:span text:style-name="Text-2"><text:span text:style-name="T38"> » : Defines projection segment stroke color;</text:span></text:span></text:p>
                  </text:list-item>
                </text:list>
              </text:list-item>
            </text:list>
          </table:table-cell>
          <table:covered-table-cell/>
          <table:covered-table-cell/>
          <table:covered-table-cell/>
        </table:table-row>
        <table:table-row table:style-name="Tableau1.9">
          <table:table-cell table:style-name="Tableau1.A9" table:number-columns-spanned="3" office:value-type="string">
            <text:p text:style-name="Titre-Section"><text:span text:style-name="Section"><text:span text:style-name="T51">Comments:</text:span></text:span><text:span text:style-name="Section"><text:span text:style-name="T53"> </text:span></text:span></text:p>
          </table:table-cell>
          <table:covered-table-cell/>
          <table:covered-table-cell/>
          <table:table-cell table:style-name="Tableau1.A9" table:number-columns-spanned="2" office:value-type="string">
            <text:list xml:id="list2038795385" text:continue-list="list1005802745" text:style-name="Liste-3">
              <text:list-item>
                <text:list>
                  <text:list-item>
                    <text:list>
                      <text:list-item>
                        <text:p text:style-name="P123"><text:span text:style-name="Text-2"><text:span text:style-name="T38">There can be one and only one solution </text:span></text:span><text:span text:style-name="Text-2"><text:span text:style-name="T40">unless</text:span></text:span><text:span text:style-name="Text-2"><text:span text:style-name="T38"> the projection of </text:span></text:span><text:span text:style-name="Text-2"><text:span text:style-name="T6">P</text:span></text:span><text:span text:style-name="Text-2"><text:span text:style-name="T38"> onto segment </text:span></text:span><text:span text:style-name="Text-2"><text:span text:style-name="T6">S</text:span></text:span><text:span text:style-name="Indice"><text:span text:style-name="T38">1</text:span></text:span><text:span text:style-name="Text-2"><text:span text:style-name="T38"> is located outside the segment boundaries or the fold crosses the line defined by </text:span></text:span><text:span text:style-name="Text-2"><text:span text:style-name="T6">S</text:span></text:span><text:span text:style-name="Indice"><text:span text:style-name="T38">2</text:span></text:span><text:span text:style-name="Text-2"><text:span text:style-name="T38"> outside its boundaries, both enforced by points (1,2) and (4,5) of the construction.</text:span></text:span></text:p>
                      </text:list-item>
                      <text:list-item>
                        <text:p text:style-name="P115"><text:span text:style-name="Text-2"><text:span text:style-name="T38">If eventually there is no valid solution, a warning message is displayed but if the “</text:span></text:span><text:span text:style-name="Text-2"><text:span text:style-name="T12">Draw construction</text:span></text:span><text:span text:style-name="Text-2"><text:span text:style-name="T38">” option has been checked, the parabola is drawn anyway: it may help figuring out why no solution is found.</text:span></text:span></text:p>
                      </text:list-item>
                    </text:list>
                  </text:list-item>
                </text:list>
              </text:list-item>
            </text:list>
          </table:table-cell>
          <table:covered-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row table:style-name="Tableau4.1">
          <table:table-cell table:style-name="Tableau4.A1" table:number-columns-spanned="9" office:value-type="string">
            <text:p text:style-name="P61"><text:span text:style-name="Titre-Page"><text:span text:style-name="T32">N-Section module </text:span></text:span></text:p>
          </table:table-cell>
          <table:covered-table-cell/>
          <table:covered-table-cell/>
          <table:covered-table-cell/>
          <table:covered-table-cell/>
          <table:covered-table-cell/>
          <table:covered-table-cell/>
          <table:covered-table-cell/>
          <table:covered-table-cell/>
        </table:table-row>
        <table:table-row table:style-name="Tableau4.2">
          <table:table-cell table:style-name="Tableau4.A1" table:number-columns-spanned="3" office:value-type="string">
            <text:p text:style-name="P6"><text:span text:style-name="Section"><text:span text:style-name="T51">Problem:</text:span></text:span><text:span text:style-name="Section"><text:span text:style-name="T53"> </text:span></text:span></text:p>
          </table:table-cell>
          <table:covered-table-cell/>
          <table:covered-table-cell/>
          <table:table-cell table:style-name="Tableau4.A1" table:number-columns-spanned="6" office:value-type="string">
            <text:p text:style-name="P36"><text:span text:style-name="Text-2"><text:span text:style-name="T38">Divide into N equal parts (from 2 to 64) either a segment </text:span></text:span><text:span text:style-name="Text-2"><text:span text:style-name="T7">S</text:span></text:span><text:span text:style-name="Text-2"><text:span text:style-name="T38"> into perpendicular segments, or a salient angle (0-180°) made of two distinct segments S1 and S2 of origin P (example given with N = 3):</text:span></text:span></text:p>
          </table:table-cell>
          <table:covered-table-cell/>
          <table:covered-table-cell/>
          <table:covered-table-cell/>
          <table:covered-table-cell/>
          <table:covered-table-cell/>
        </table:table-row>
        <table:table-row table:style-name="Tableau4.3">
          <table:table-cell table:style-name="Tableau4.A1" table:number-columns-spanned="6" office:value-type="string">
            <text:p text:style-name="P56"><text:span text:style-name="Text-2"><text:span text:style-name="T54">SEGMENT</text:span></text:span></text:p>
          </table:table-cell>
          <table:covered-table-cell/>
          <table:covered-table-cell/>
          <table:covered-table-cell/>
          <table:covered-table-cell/>
          <table:covered-table-cell/>
          <table:table-cell table:style-name="Tableau4.A1" table:number-columns-spanned="3" office:value-type="string">
            <text:p text:style-name="P54"><text:span text:style-name="Text-2"><text:span text:style-name="T54">ANGLE</text:span></text:span></text:p>
          </table:table-cell>
          <table:covered-table-cell/>
          <table:covered-table-cell/>
        </table:table-row>
        <table:table-row table:style-name="Tableau4.4">
          <table:table-cell table:style-name="Tableau4.A1" table:number-columns-spanned="6" office:value-type="string">
            <text:p text:style-name="P55"><draw:frame draw:style-name="fr2" draw:name="images26" text:anchor-type="paragraph" svg:x="2.759cm" svg:y="0.136cm" svg:width="3.209cm" svg:height="3.03cm" draw:z-index="32"><draw:image xlink:href="../../Images/N-Section-1-1.png" xlink:type="simple" xlink:show="embed" xlink:actuate="onLoad"/></draw:frame></text:p>
          </table:table-cell>
          <table:covered-table-cell/>
          <table:covered-table-cell/>
          <table:covered-table-cell/>
          <table:covered-table-cell/>
          <table:covered-table-cell/>
          <table:table-cell table:style-name="Tableau4.A1" table:number-columns-spanned="3" office:value-type="string">
            <text:p text:style-name="P55"><draw:frame draw:style-name="fr2" draw:name="images27" text:anchor-type="paragraph" svg:x="3.046cm" svg:y="0.462cm" svg:width="2.716cm" svg:height="2.295cm" draw:z-index="33"><draw:image xlink:href="../../Images/N-Section-1-2.png" xlink:type="simple" xlink:show="embed" xlink:actuate="onLoad"/></draw:frame></text:p>
            <text:p text:style-name="P55"/>
          </table:table-cell>
          <table:covered-table-cell/>
          <table:covered-table-cell/>
        </table:table-row>
        <table:table-row table:style-name="Tableau4.5">
          <table:table-cell table:style-name="Tableau4.A1" table:number-columns-spanned="9" office:value-type="string">
            <text:p text:style-name="P20"><text:span text:style-name="Section"><text:span text:style-name="T51">Construction:</text:span></text:span></text:p>
          </table:table-cell>
          <table:covered-table-cell/>
          <table:covered-table-cell/>
          <table:covered-table-cell/>
          <table:covered-table-cell/>
          <table:covered-table-cell/>
          <table:covered-table-cell/>
          <table:covered-table-cell/>
          <table:covered-table-cell/>
        </table:table-row>
        <table:table-row table:style-name="Tableau4.6">
          <table:table-cell table:style-name="Tableau4.A1" office:value-type="string">
            <text:p text:style-name="P79"/>
          </table:table-cell>
          <table:table-cell table:style-name="Tableau4.A1" table:number-columns-spanned="4" office:value-type="string">
            <text:p text:style-name="P28"><text:span text:style-name="Text-2"><text:span text:style-name="T38">Draw a path from each end of segment </text:span></text:span><text:span text:style-name="Text-2"><text:span text:style-name="T7">S</text:span></text:span><text:span text:style-name="Text-2"><text:span text:style-name="T38"> <text:s/>to be divided:</text:span></text:span></text:p>
          </table:table-cell>
          <table:covered-table-cell/>
          <table:covered-table-cell/>
          <table:covered-table-cell/>
          <table:table-cell table:style-name="Tableau4.A1" table:number-columns-spanned="2" office:value-type="string">
            <text:p text:style-name="P10"/>
          </table:table-cell>
          <table:covered-table-cell/>
          <table:table-cell table:style-name="Tableau4.A1" office:value-type="string">
            <text:p text:style-name="P9"><text:span text:style-name="Text-2"><text:span text:style-name="T39">Draw a path starting at the free end of segment </text:span></text:span><text:span text:style-name="Text-2"><text:span text:style-name="T7">S</text:span></text:span><text:span text:style-name="Indice"><text:span text:style-name="T38">1</text:span></text:span><text:span text:style-name="Text-2"><text:span text:style-name="T39">, followed by a point located on </text:span></text:span><text:span text:style-name="Text-2"><text:span text:style-name="T7">P <text:s/>and </text:span></text:span><text:span text:style-name="Text-2"><text:span text:style-name="T39">then a last point at the free end of segment <text:s/></text:span></text:span><text:span text:style-name="Text-2"><text:span text:style-name="T7">S</text:span></text:span><text:span text:style-name="Indice"><text:span text:style-name="T38">2</text:span></text:span><text:span text:style-name="Text-2"><text:span text:style-name="T39">:</text:span></text:span></text:p>
          </table:table-cell>
          <table:table-cell table:style-name="Tableau4.A1" office:value-type="string">
            <text:p text:style-name="P79"/>
          </table:table-cell>
        </table:table-row>
        <table:table-row table:style-name="Tableau4.7">
          <table:table-cell table:style-name="Tableau4.A1" table:number-columns-spanned="6" office:value-type="string">
            <text:p text:style-name="P86"><draw:frame draw:style-name="fr2" draw:name="images28" text:anchor-type="paragraph" svg:x="3.505cm" svg:y="0.018cm" svg:width="1.651cm" svg:height="2.903cm" draw:z-index="37"><draw:image xlink:href="../../Images/N-Section-2-1.png" xlink:type="simple" xlink:show="embed" xlink:actuate="onLoad"/></draw:frame><text:span text:style-name="T18">Note</text:span><text:span text:style-name="T19"> : the order of points 1<text:line-break/>and 2 does not matter.</text:span></text:p>
          </table:table-cell>
          <table:covered-table-cell/>
          <table:covered-table-cell/>
          <table:covered-table-cell/>
          <table:covered-table-cell/>
          <table:covered-table-cell/>
          <table:table-cell table:style-name="Tableau4.A1" table:number-columns-spanned="3" office:value-type="string">
            <text:p text:style-name="P87"><draw:frame draw:style-name="fr2" draw:name="images36" text:anchor-type="paragraph" svg:x="2.859cm" svg:y="0.506cm" svg:width="2.921cm" svg:height="2.429cm" draw:z-index="34"><draw:image xlink:href="../../Images/N-Section-2-2.png" xlink:type="simple" xlink:show="embed" xlink:actuate="onLoad"/></draw:frame><text:span text:style-name="T18">Note</text:span><text:span text:style-name="T19"> : starting either from<text:line-break/>point 1 or point 3<text:line-break/>does not matter.</text:span></text:p>
          </table:table-cell>
          <table:covered-table-cell/>
          <table:covered-table-cell/>
        </table:table-row>
        <table:table-row table:style-name="Tableau4.8">
          <table:table-cell table:style-name="Tableau4.A1" table:number-columns-spanned="3" office:value-type="string">
            <text:p text:style-name="P12"><text:span text:style-name="T50">Solution:</text:span> </text:p>
            <text:p text:style-name="P53"/>
          </table:table-cell>
          <table:covered-table-cell/>
          <table:covered-table-cell/>
          <table:table-cell table:style-name="Tableau4.A1" table:number-columns-spanned="6" office:value-type="string">
            <text:p text:style-name="P35"><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N-Section</text:span></text:span><text:span text:style-name="Text-2"><text:span text:style-name="T8">”</text:span></text:span></text:p>
            <text:p text:style-name="P64"><text:span text:style-name="Text-2"><text:span text:style-name="T38"><text:s text:c="15"/>then choose number of divisions (here, 3) in the “</text:span></text:span><text:span text:style-name="Text-2"><text:span text:style-name="T12">Sections</text:span></text:span><text:span text:style-name="Text-2"><text:span text:style-name="T29">” number-box</text:span></text:span></text:p>
            <text:p text:style-name="P51"><text:span text:style-name="Text-2"><text:span text:style-name="T38"><text:s text:c="15"/>then click « </text:span></text:span><text:span text:style-name="Text-2"><text:span text:style-name="T11">Apply</text:span></text:span><text:span text:style-name="Text-2"><text:span text:style-name="T38"> ».</text:span></text:span></text:p>
            <text:p text:style-name="P50"><text:span text:style-name="Text-2"><text:span text:style-name="T38">Draws a set of guides (N-1) materializing the segment or angle division:</text:span></text:span></text:p>
          </table:table-cell>
          <table:covered-table-cell/>
          <table:covered-table-cell/>
          <table:covered-table-cell/>
          <table:covered-table-cell/>
          <table:covered-table-cell/>
        </table:table-row>
        <table:table-row table:style-name="Tableau4.9">
          <table:table-cell table:style-name="Tableau4.A1" table:number-columns-spanned="6" office:value-type="string">
            <text:p text:style-name="P79"><draw:frame draw:style-name="fr2" draw:name="images37" text:anchor-type="paragraph" svg:x="0.829cm" svg:y="0.155cm" svg:width="7.408cm" svg:height="3.03cm" draw:z-index="35"><draw:image xlink:href="../../Images/N-Section-3-1.png" xlink:type="simple" xlink:show="embed" xlink:actuate="onLoad"/></draw:frame></text:p>
          </table:table-cell>
          <table:covered-table-cell/>
          <table:covered-table-cell/>
          <table:covered-table-cell/>
          <table:covered-table-cell/>
          <table:covered-table-cell/>
          <table:table-cell table:style-name="Tableau4.A1" table:number-columns-spanned="3" office:value-type="string">
            <text:p text:style-name="P91"><draw:frame draw:style-name="fr5" draw:name="images38" text:anchor-type="paragraph" svg:x="1.353cm" svg:y="0.141cm" svg:width="5.232cm" svg:height="2.023cm" draw:z-index="36"><draw:image xlink:href="../../Images/N-Section-3-2.png" xlink:type="simple" xlink:show="embed" xlink:actuate="onLoad"/></draw:frame><text:span text:style-name="T18">Note</text:span><text:span text:style-name="T19"> : only guides within the salient<text:line-break/>angular sector have meaning.</text:span> </text:p>
          </table:table-cell>
          <table:covered-table-cell/>
          <table:covered-table-cell/>
        </table:table-row>
        <table:table-row table:style-name="Tableau4.10">
          <table:table-cell table:style-name="Tableau4.A1" table:number-columns-spanned="2" office:value-type="string">
            <text:p text:style-name="P7"><text:span text:style-name="Section"><text:span text:style-name="T51">Tabs </text:span></text:span><text:span text:style-name="Section"><text:span text:style-name="T53">: </text:span></text:span></text:p>
          </table:table-cell>
          <table:covered-table-cell/>
          <table:table-cell table:style-name="Tableau4.A1" table:number-columns-spanned="7" office:value-type="string">
            <text:list xml:id="list1158760896" text:continue-list="list1379921515" text:style-name="Liste-3">
              <text:list-header>
                <text:p text:style-name="P124"><text:span text:style-name="Text-2"><text:span text:style-name="T38">&lt;</text:span></text:span><text:span text:style-name="Text-2"><text:span text:style-name="T11">Options</text:span></text:span><text:span text:style-name="Text-2"><text:span text:style-name="T38">&gt; :</text:span></text:span></text:p>
                <text:list text:continue-numbering="true">
                  <text:list-item>
                    <text:p text:style-name="P121"><text:span text:style-name="Text-2"><text:span text:style-name="T41">“</text:span></text:span><text:span text:style-name="Text-2"><text:span text:style-name="T12">Sections</text:span></text:span><text:span text:style-name="Text-2"><text:span text:style-name="T41">”</text:span></text:span><text:span text:style-name="Text-2"><text:span text:style-name="T38">: choose the division/section number;</text:span></text:span></text:p>
                  </text:list-item>
                  <text:list-item>
                    <text:p text:style-name="P127"><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
          </table:table-cell>
          <table:covered-table-cell/>
          <table:covered-table-cell/>
          <table:covered-table-cell/>
          <table:covered-table-cell/>
          <table:covered-table-cell/>
          <table:covered-table-cell/>
        </table:table-row>
        <table:table-row table:style-name="Tableau4.11">
          <table:table-cell table:style-name="Tableau4.A1" table:number-columns-spanned="4" office:value-type="string">
            <text:p text:style-name="Titre-Section"><text:span text:style-name="Section"><text:span text:style-name="T51">Comments</text:span></text:span><text:span text:style-name="Section"><text:span text:style-name="T53">: </text:span></text:span></text:p>
          </table:table-cell>
          <table:covered-table-cell/>
          <table:covered-table-cell/>
          <table:covered-table-cell/>
          <table:table-cell table:style-name="Tableau4.A1" table:number-columns-spanned="5" office:value-type="string">
            <text:list xml:id="list138981162" text:continue-list="list2038795385" text:style-name="Liste-3">
              <text:list-item>
                <text:p text:style-name="P122"><text:span text:style-name="Text-2"><text:span text:style-name="T38">For the angular section only:</text:span></text:span></text:p>
                <text:list>
                  <text:list-item>
                    <text:list>
                      <text:list-item>
                        <text:p text:style-name="P133"><text:span text:style-name="Text-2"><text:span text:style-name="T38">The section is computed only for the salient angular sector (( 0 ≤ φ ≤ 180°)).</text:span></text:span></text:p>
                      </text:list-item>
                      <text:list-item>
                        <text:p text:style-name="P133"><text:span text:style-name="Text-2"><text:span text:style-name="T38">If the angle is null, then N overlapping guides will be drawn.</text:span></text:span></text:p>
                      </text:list-item>
                      <text:list-item>
                        <text:p text:style-name="P133"><text:span text:style-name="Text-2"><text:span text:style-name="T38">If the angle is flat, then N guides will split the plan around </text:span></text:span><text:span text:style-name="Text-2"><text:span text:style-name="T6">P</text:span></text:span><text:span text:style-name="Text-2"><text:span text:style-name="T38"> in N*2 regular angular sectors.</text:span></text:span></text:p>
                      </text:list-item>
                    </text:list>
                  </text:list-item>
                </text:list>
              </text:list-item>
            </text:list>
          </table:table-cell>
          <table:covered-table-cell/>
          <table:covered-table-cell/>
          <table:covered-table-cell/>
          <table:covered-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table-cell table:style-name="Tableau5.A1" table:number-columns-spanned="8" office:value-type="string">
            <text:p text:style-name="P41"><text:span text:style-name="Titre-Page"><text:span text:style-name="T32">Rabbit-Ear module</text:span></text:span></text:p>
          </table:table-cell>
          <table:covered-table-cell/>
          <table:covered-table-cell/>
          <table:covered-table-cell/>
          <table:covered-table-cell/>
          <table:covered-table-cell/>
          <table:covered-table-cell/>
          <table:covered-table-cell/>
        </table:table-row>
        <table:table-row table:style-name="Tableau5.2">
          <table:table-cell table:style-name="Tableau5.A1" table:number-columns-spanned="2" office:value-type="string">
            <text:p text:style-name="P6"><text:span text:style-name="Section"><text:span text:style-name="T51">Problem</text:span></text:span><text:span text:style-name="Section"><text:span text:style-name="T53">: </text:span></text:span></text:p>
          </table:table-cell>
          <table:covered-table-cell/>
          <table:table-cell table:style-name="Tableau5.A1" table:number-columns-spanned="6" office:value-type="string">
            <text:p text:style-name="P27"><text:span text:style-name="Text-2"><text:span text:style-name="T38">Given three distinct folds </text:span></text:span><text:span text:style-name="Text-2"><text:span text:style-name="T6">S</text:span></text:span><text:span text:style-name="Indice"><text:span text:style-name="T38">1</text:span></text:span><text:span text:style-name="Text-2"><text:span text:style-name="T38">, </text:span></text:span><text:span text:style-name="Text-2"><text:span text:style-name="T6">S</text:span></text:span><text:span text:style-name="Indice"><text:span text:style-name="T38">2</text:span></text:span><text:span text:style-name="Text-2"><text:span text:style-name="T38"> et </text:span></text:span><text:span text:style-name="Text-2"><text:span text:style-name="T6">S</text:span></text:span><text:span text:style-name="Indice"><text:span text:style-name="T38">3</text:span></text:span><text:span text:style-name="Text-2"><text:span text:style-name="T38"> starting from point </text:span></text:span><text:span text:style-name="Text-2"><text:span text:style-name="T6">P</text:span></text:span><text:span text:style-name="Text-2"><text:span text:style-name="T38">, find the fourth fold </text:span></text:span><text:span text:style-name="Text-2"><text:span text:style-name="T6">S</text:span></text:span><text:span text:style-name="Indice"><text:span text:style-name="T38">x</text:span></text:span><text:span text:style-name="Text-2"><text:span text:style-name="T38"> needed to fold a rabbit-ear. Unless one angular sector bounded by two folds is greater than or equal to 180°, there are three possible solutions, one for each angular sector </text:span></text:span><text:span text:style-name="Text-2"><text:span text:style-name="T6">φ</text:span></text:span><text:span text:style-name="Indice"><text:span text:style-name="T38">1</text:span></text:span><text:span text:style-name="Text-2"><text:span text:style-name="T38">, </text:span></text:span><text:span text:style-name="Text-2"><text:span text:style-name="T6">φ</text:span></text:span><text:span text:style-name="Indice"><text:span text:style-name="T38">2</text:span></text:span><text:span text:style-name="Text-2"><text:span text:style-name="T38"> or </text:span></text:span><text:span text:style-name="Text-2"><text:span text:style-name="T6">φ</text:span></text:span><text:span text:style-name="Indice"><text:span text:style-name="T38">3 </text:span></text:span><text:span text:style-name="Text-2"><text:span text:style-name="T38">:</text:span></text:span></text:p>
          </table:table-cell>
          <table:covered-table-cell/>
          <table:covered-table-cell/>
          <table:covered-table-cell/>
          <table:covered-table-cell/>
          <table:covered-table-cell/>
        </table:table-row>
        <table:table-row table:style-name="Tableau5.3">
          <table:table-cell table:style-name="Tableau5.A1" table:number-columns-spanned="6" office:value-type="string">
            <text:p text:style-name="P14"><text:span text:style-name="T21">S</text:span><text:span text:style-name="Indice"><text:span text:style-name="T22">x</text:span></text:span><text:span text:style-name="T44"> </text:span><text:span text:style-name="T53">in </text:span><text:span text:style-name="T20">φ</text:span><text:span text:style-name="Indice"><text:span text:style-name="T22">1</text:span></text:span></text:p>
          </table:table-cell>
          <table:covered-table-cell/>
          <table:covered-table-cell/>
          <table:covered-table-cell/>
          <table:covered-table-cell/>
          <table:covered-table-cell/>
          <table:table-cell table:style-name="Tableau5.A1" office:value-type="string">
            <text:p text:style-name="P14"><text:span text:style-name="T21">S</text:span><text:span text:style-name="Indice"><text:span text:style-name="T22">x</text:span></text:span><text:span text:style-name="T44"> </text:span><text:span text:style-name="T53">in </text:span><text:span text:style-name="T20">φ</text:span><text:span text:style-name="Indice"><text:span text:style-name="T22">2</text:span></text:span></text:p>
          </table:table-cell>
          <table:table-cell table:style-name="Tableau5.A1" office:value-type="string">
            <text:p text:style-name="P14"><text:span text:style-name="T21">S</text:span><text:span text:style-name="Indice"><text:span text:style-name="T22">x</text:span></text:span><text:span text:style-name="T43"> </text:span><text:span text:style-name="T53">in </text:span><text:span text:style-name="T20">φ</text:span><text:span text:style-name="Indice"><text:span text:style-name="T22">3</text:span></text:span></text:p>
          </table:table-cell>
        </table:table-row>
        <table:table-row table:style-name="Tableau5.4">
          <table:table-cell table:style-name="Tableau5.A1" table:number-columns-spanned="6" office:value-type="string">
            <text:p text:style-name="P79"><draw:frame draw:style-name="fr2" draw:name="images46" text:anchor-type="paragraph" svg:x="0.792cm" svg:y="0.363cm" svg:width="4.165cm" svg:height="4.131cm" draw:z-index="14"><draw:image xlink:href="../../Images/Rabbit-Ear-1-1.png" xlink:type="simple" xlink:show="embed" xlink:actuate="onLoad"/></draw:frame></text:p>
          </table:table-cell>
          <table:covered-table-cell/>
          <table:covered-table-cell/>
          <table:covered-table-cell/>
          <table:covered-table-cell/>
          <table:covered-table-cell/>
          <table:table-cell table:style-name="Tableau5.A1" office:value-type="string">
            <text:p text:style-name="P79"><draw:frame draw:style-name="fr2" draw:name="images47" text:anchor-type="paragraph" svg:x="0.822cm" svg:y="0.314cm" svg:width="4.207cm" svg:height="4.207cm" draw:z-index="15"><draw:image xlink:href="../../Images/Rabbit-Ear-1-2.png" xlink:type="simple" xlink:show="embed" xlink:actuate="onLoad"/></draw:frame></text:p>
          </table:table-cell>
          <table:table-cell table:style-name="Tableau5.A1" office:value-type="string">
            <text:p text:style-name="P79"><draw:frame draw:style-name="fr2" draw:name="images48" text:anchor-type="paragraph" svg:x="0.919cm" svg:y="0.365cm" svg:width="4.207cm" svg:height="4.038cm" draw:z-index="16"><draw:image xlink:href="../../Images/Rabbit-Ear-1-3.png" xlink:type="simple" xlink:show="embed" xlink:actuate="onLoad"/></draw:frame></text:p>
          </table:table-cell>
        </table:table-row>
        <table:table-row table:style-name="Tableau5.5">
          <table:table-cell table:style-name="Tableau5.A5" table:number-columns-spanned="5" office:value-type="string">
            <text:p text:style-name="P18"><text:span text:style-name="Section"><text:span text:style-name="T51">Construction:</text:span></text:span><text:span text:style-name="Section"><text:span text:style-name="T53"> <text:s text:c="5"/></text:span></text:span></text:p>
          </table:table-cell>
          <table:covered-table-cell/>
          <table:covered-table-cell/>
          <table:covered-table-cell/>
          <table:covered-table-cell/>
          <table:table-cell table:style-name="Tableau5.A5" table:number-columns-spanned="3" office:value-type="string">
            <text:p text:style-name="P43"><text:span text:style-name="Text-2"><text:span text:style-name="T38">Draw a path starting at <text:s/></text:span></text:span><text:span text:style-name="Text-2"><text:span text:style-name="T6">P </text:span></text:span><text:span text:style-name="Text-2"><text:span text:style-name="T38"><text:s/>followed by three points, other than </text:span></text:span><text:span text:style-name="Text-2"><text:span text:style-name="T6">P</text:span></text:span><text:span text:style-name="Text-2"><text:span text:style-name="T38">, located on segments </text:span></text:span><text:span text:style-name="Text-2"><text:span text:style-name="T5">S</text:span></text:span><text:span text:style-name="Text-2"><text:span text:style-name="T45">1</text:span></text:span><text:span text:style-name="Text-2"><text:span text:style-name="T37">,</text:span></text:span><text:span text:style-name="Text-2"><text:span text:style-name="T38"> </text:span></text:span><text:span text:style-name="Text-2"><text:span text:style-name="T6">S</text:span></text:span><text:span text:style-name="Text-2"><text:span text:style-name="T45">2</text:span></text:span><text:span text:style-name="Text-2"><text:span text:style-name="T38"> et </text:span></text:span><text:span text:style-name="Text-2"><text:span text:style-name="T6">S</text:span></text:span><text:span text:style-name="Text-2"><text:span text:style-name="T46">3</text:span></text:span><text:span text:style-name="Text-2"><text:span text:style-name="T38"> ending with , and finally a fifth point located anywhere inside the angular sector in which the solution is wanted:</text:span></text:span></text:p>
          </table:table-cell>
          <table:covered-table-cell/>
          <table:covered-table-cell/>
        </table:table-row>
        <table:table-row table:style-name="Tableau5.6">
          <table:table-cell table:style-name="Tableau5.A5" table:number-columns-spanned="8" office:value-type="string">
            <text:p text:style-name="P5"><draw:frame draw:style-name="fr2" draw:name="images1" text:anchor-type="paragraph" svg:x="1.08cm" svg:y="0.018cm" svg:width="4.419cm" svg:height="3.717cm" draw:z-index="17"><draw:image xlink:href="../../Images/Rabbit-Ear-2-1.png" xlink:type="simple" xlink:show="embed" xlink:actuate="onLoad"/></draw:frame><draw:frame draw:style-name="fr2" draw:name="images44" text:anchor-type="paragraph" svg:x="7.049cm" svg:y="0.048cm" svg:width="4.343cm" svg:height="3.995cm" draw:z-index="18"><draw:image xlink:href="../../Images/Rabbit-Ear-2-2.png" xlink:type="simple" xlink:show="embed" xlink:actuate="onLoad"/></draw:frame></text:p>
            <text:p text:style-name="P78"><draw:frame draw:style-name="fr2" draw:name="images45" text:anchor-type="paragraph" svg:x="12.991cm" svg:y="0.201cm" svg:width="4.334cm" svg:height="4.343cm" draw:z-index="19"><draw:image xlink:href="../../Images/Rabbit-Ear-2-3.png" xlink:type="simple" xlink:show="embed" xlink:actuate="onLoad"/></draw:frame><text:span text:style-name="T18">Note</text:span><text:span text:style-name="T19"> : in all three cases, the order of points 2, 3 and 4 does not matter.</text:span></text:p>
          </table:table-cell>
          <table:covered-table-cell/>
          <table:covered-table-cell/>
          <table:covered-table-cell/>
          <table:covered-table-cell/>
          <table:covered-table-cell/>
          <table:covered-table-cell/>
          <table:covered-table-cell/>
        </table:table-row>
        <table:table-row table:style-name="Tableau5.7">
          <table:table-cell table:style-name="Tableau5.A7" table:number-columns-spanned="3" office:value-type="string">
            <text:p text:style-name="P18"><text:span text:style-name="Section"><text:span text:style-name="T51">Solution:</text:span></text:span><text:span text:style-name="Section"><text:span text:style-name="T53"> <text:s text:c="7"/></text:span></text:span></text:p>
          </table:table-cell>
          <table:covered-table-cell/>
          <table:covered-table-cell/>
          <table:table-cell table:style-name="Tableau5.A7" table:number-columns-spanned="5" office:value-type="string">
            <text:list xml:id="list1915462178" text:continue-list="list1158760896" text:style-name="Liste-3">
              <text:list-item>
                <text:p text:style-name="P98"><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Rabbit-Ear</text:span></text:span><text:span text:style-name="Text-2"><text:span text:style-name="T8">”</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97"><text:span text:style-name="Text-2"><text:span text:style-name="T38">Draws a guide materializing the resulting fold for the selected angular sector:</text:span></text:span></text:p>
              </text:list-item>
            </text:list>
          </table:table-cell>
          <table:covered-table-cell/>
          <table:covered-table-cell/>
          <table:covered-table-cell/>
          <table:covered-table-cell/>
        </table:table-row>
        <table:table-row table:style-name="Tableau5.8">
          <table:table-cell table:style-name="Tableau5.A7" table:number-columns-spanned="8" office:value-type="string">
            <text:p text:style-name="P13"><draw:frame draw:style-name="fr2" draw:name="images50" text:anchor-type="paragraph" svg:x="6.412cm" svg:y="0.351cm" svg:width="5.029cm" svg:height="3.318cm" draw:z-index="21"><draw:image xlink:href="../../Images/Rabbit-Ear-3-2.png" xlink:type="simple" xlink:show="embed" xlink:actuate="onLoad"/></draw:frame><draw:frame draw:style-name="fr2" draw:name="images49" text:anchor-type="paragraph" svg:x="0.859cm" svg:y="0.376cm" svg:width="5.062cm" svg:height="2.895cm" draw:z-index="22"><draw:image xlink:href="../../Images/Rabbit-Ear-3-1.png" xlink:type="simple" xlink:show="embed" xlink:actuate="onLoad"/></draw:frame><draw:frame draw:style-name="fr2" draw:name="images51" text:anchor-type="paragraph" svg:x="13.739cm" svg:y="0.173cm" svg:width="2.93cm" svg:height="4.826cm" draw:z-index="20"><draw:image xlink:href="../../Images/Rabbit-Ear-3-3.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au5.9">
          <table:table-cell table:style-name="Tableau5.A1" office:value-type="string">
            <text:p text:style-name="P7"><text:span text:style-name="Section"><text:span text:style-name="T51">Tabs </text:span></text:span><text:span text:style-name="Section"><text:span text:style-name="T53">: </text:span></text:span></text:p>
          </table:table-cell>
          <table:table-cell table:style-name="Tableau5.A1" table:number-columns-spanned="7" office:value-type="string">
            <text:list xml:id="list619270202" text:continue-numbering="true" text:style-name="Liste-3">
              <text:list-header>
                <text:p text:style-name="P119"><text:span text:style-name="Text-2"><text:span text:style-name="T38">&lt;</text:span></text:span><text:span text:style-name="Text-2"><text:span text:style-name="T11">Options</text:span></text:span><text:span text:style-name="Text-2"><text:span text:style-name="T38">&gt;:</text:span></text:span></text:p>
                <text:list>
                  <text:list-item>
                    <text:p text:style-name="P127"><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
          </table:table-cell>
          <table:covered-table-cell/>
          <table:covered-table-cell/>
          <table:covered-table-cell/>
          <table:covered-table-cell/>
          <table:covered-table-cell/>
          <table:covered-table-cell/>
        </table:table-row>
        <table:table-row table:style-name="Tableau5.10">
          <table:table-cell table:style-name="Tableau5.A1" table:number-columns-spanned="4" office:value-type="string">
            <text:p text:style-name="Titre-Section"><text:span text:style-name="Section"><text:span text:style-name="T51">Comments:</text:span></text:span><text:span text:style-name="Section"><text:span text:style-name="T53"> </text:span></text:span></text:p>
          </table:table-cell>
          <table:covered-table-cell/>
          <table:covered-table-cell/>
          <table:covered-table-cell/>
          <table:table-cell table:style-name="Tableau5.A1" table:number-columns-spanned="4" office:value-type="string">
            <text:list xml:id="list1742328385" text:continue-list="list138981162" text:style-name="Liste-3">
              <text:list-item>
                <text:p text:style-name="P114"><text:span text:style-name="Text-2"><text:span text:style-name="T38">If one angular sector is greater than or equal to 180°, there is only one sole solution located in this angular sector. If the fifth point indicates another sector, a warning message is displayed to warn the user of a possible mistake and this unique solution is drawn.</text:span></text:span></text:p>
              </text:list-item>
            </text:list>
          </table:table-cell>
          <table:covered-table-cell/>
          <table:covered-table-cell/>
          <table:covered-table-cell/>
        </table:table-row>
      </table:table>
      <text:p text:style-name="Standard"><text:span text:style-name="Text-2"><text:span text:style-name="T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Page" style:family="paragraph" style:parent-style-name="Standard">
      <style:paragraph-properties fo:margin-left="0cm" fo:margin-right="0cm" fo:text-align="center" style:justify-single-word="false" fo:text-indent="0cm" style:auto-text-indent="false"/>
      <style:text-properties fo:font-size="28pt" fo:font-style="normal" fo:font-weight="bold" style:font-size-asian="28pt" style:font-style-asian="normal" style:font-weight-asian="bold" style:font-size-complex="28pt" style:font-style-complex="normal" style:font-weight-complex="bold"/>
    </style:style>
    <style:style style:name="Texte-1" style:family="paragraph" style:parent-style-name="Standard">
      <style:paragraph-properties fo:margin-left="0.991cm" fo:margin-right="0cm" fo:margin-top="0.101cm" fo:margin-bottom="0.101cm" fo:text-align="justify" style:justify-single-word="false" fo:text-indent="0.559cm" style:auto-text-indent="false"/>
      <style:text-properties fo:font-size="12pt" fo:letter-spacing="normal" fo:font-style="normal" fo:font-weight="normal" style:font-size-asian="12pt" style:font-style-asian="normal" style:font-weight-asian="normal" style:font-size-complex="12pt" style:font-style-complex="normal" style:font-weight-complex="normal"/>
    </style:style>
    <style:style style:name="Titre-Section" style:family="paragraph" style:parent-style-name="Standard">
      <style:paragraph-properties fo:margin-left="0cm" fo:margin-right="0cm" fo:margin-top="0cm" fo:margin-bottom="0cm" fo:text-align="start" style:justify-single-word="false" fo:text-indent="0cm" style:auto-text-indent="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Frame_20_contents" style:display-name="Frame contents" style:family="paragraph" style:parent-style-name="Text_20_body" style:class="extra"/>
    <style:style style:name="Texte-2" style:family="paragraph" style:parent-style-name="Texte-1" style:list-style-name="List_20_2" style:master-page-name="">
      <style:paragraph-properties fo:margin-left="0cm" fo:margin-right="0cm" fo:margin-top="0.101cm" fo:margin-bottom="0.101cm" fo:text-align="justify" style:justify-single-word="false" fo:text-indent="0.499cm" style:auto-text-indent="false" style:page-number="auto">
        <style:tab-stops/>
      </style:paragraph-properties>
    </style:style>
    <style:style style:name="Titre-SousSection" style:family="paragraph" style:parent-style-name="Titre-Section">
      <style:paragraph-properties fo:margin-left="1cm" fo:margin-right="0cm" fo:margin-top="0.711cm" fo:margin-bottom="0.3cm" fo:text-align="start"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otes" style:family="paragraph" style:parent-style-name="Frame_20_contents">
      <style:paragraph-properties fo:margin-left="0.94cm" fo:margin-right="0cm" fo:margin-top="0cm" fo:margin-bottom="0cm" fo:line-height="0.27cm" fo:text-align="start" style:justify-single-word="false" fo:text-indent="-0.94cm" style:auto-text-indent="false">
        <style:tab-stops/>
      </style:paragraph-properties>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Puces" style:family="paragraph" style:parent-style-name="Standard" style:list-style-name="Liste-3">
      <style:paragraph-properties fo:margin-top="0.101cm" fo:margin-bottom="0cm" fo:line-height="0.529cm" fo:text-align="justify" style:justify-single-word="false"/>
    </style:style>
    <style:style style:name="Footer" style:family="paragraph" style:parent-style-name="Standard" style:class="extra">
      <style:paragraph-properties text:number-lines="false" text:line-number="0">
        <style:tab-stops>
          <style:tab-stop style:position="8.927cm" style:type="center"/>
          <style:tab-stop style:position="17.856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itre-Page" style:family="text">
      <style:text-properties fo:font-size="28pt" fo:font-style="normal" fo:font-weight="bold" style:font-size-asian="28pt" style:font-style-asian="normal" style:font-weight-asian="bold" style:font-size-complex="28pt" style:font-style-complex="normal" style:font-weight-complex="bold"/>
    </style:style>
    <style:style style:name="Section" style:family="text">
      <style:text-properties style:font-name="Arial1" fo:font-size="16pt" fo:font-style="italic" fo:font-weight="bold" style:font-size-asian="16pt" style:font-style-asian="italic" style:font-weight-asian="bold" style:font-size-complex="16pt" style:font-style-complex="italic" style:font-weight-complex="bold"/>
    </style:style>
    <style:style style:name="Text" style:family="text">
      <style:text-properties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ext-2" style:family="text" style:parent-style-name="Text">
      <style:text-properties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Source_20_Text" style:display-name="Source Text" style:family="text">
      <style:text-properties style:font-name="Courier New" style:font-name-asian="Courier New" style:font-name-complex="Courier New"/>
    </style:style>
    <style:style style:name="Definition" style:family="text"/>
    <style:style style:name="Indice" style:family="text" style:parent-style-name="Text-2">
      <style:text-properties style:text-position="-15% 70%" style:font-name="Arial1" fo:font-size="14pt" fo:letter-spacing="normal" fo:font-style="italic" fo:font-weight="normal" style:font-size-asian="14pt" style:font-style-asian="italic" style:font-weight-asian="normal" style:font-size-complex="14pt" style:font-style-complex="italic" style:font-weight-complex="norma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4cm" fo:margin-left="1.1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1">
      <text:list-level-style-bullet text:level="1" text:bullet-char="–">
        <style:list-level-properties text:list-level-position-and-space-mode="label-alignment">
          <style:list-level-label-alignment text:label-followed-by="space" fo:text-indent="0.499cm" fo:margin-left="-0.499cm"/>
        </style:list-level-properties>
        <style:text-properties style:font-name="Aria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e-3">
      <text:list-level-style-image text:level="1">
        <style:list-level-properties text:list-level-position-and-space-mode="label-alignment" style:vertical-pos="middle" style:vertical-rel="line">
          <style:list-level-label-alignment text:label-followed-by="nothing"/>
        </style:list-level-properties>
      </text:list-level-style-image>
      <text:list-level-style-bullet text:level="2" text:style-name="Bullet_20_Symbols" text:bullet-char="‒">
        <style:list-level-properties text:list-level-position-and-space-mode="label-alignment">
          <style:list-level-label-alignment text:label-followed-by="space" fo:text-indent="-0.4cm" fo:margin-left="0.9cm"/>
        </style:list-level-properties>
        <style:text-properties style:font-name="Times New Roman4"/>
      </text:list-level-style-bullet>
      <text:list-level-style-bullet text:level="3" text:style-name="Bullet_20_Symbols" text:bullet-char="–">
        <style:list-level-properties text:list-level-position-and-space-mode="label-alignment">
          <style:list-level-label-alignment text:label-followed-by="space" fo:text-indent="-0.4cm" fo:margin-left="0.4cm"/>
        </style:list-level-properties>
        <style:text-properties style:font-name="Times New Roman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4">
      <text:list-level-style-bullet text:level="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5">
      <text:list-level-style-bullet text:level="1" text:style-name="Bullet_20_Symbols" text:bullet-char="‒">
        <style:list-level-properties text:list-level-position-and-space-mode="label-alignment">
          <style:list-level-label-alignment text:label-followed-by="space" fo:text-indent="-0.635cm" fo:margin-left="2.261cm"/>
        </style:list-level-properties>
        <style:text-properties style:font-name="Arial2"/>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896cm" fo:text-indent="-0.635cm" fo:margin-left="2.8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31cm" fo:text-indent="-0.635cm" fo:margin-left="3.5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66cm" fo:text-indent="-0.635cm" fo:margin-left="4.1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01cm" fo:text-indent="-0.635cm" fo:margin-left="4.8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36cm" fo:text-indent="-0.635cm" fo:margin-left="5.4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71cm" fo:text-indent="-0.635cm" fo:margin-left="6.0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06cm" fo:text-indent="-0.635cm" fo:margin-left="6.7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41cm" fo:text-indent="-0.635cm" fo:margin-left="7.3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76cm" fo:text-indent="-0.635cm" fo:margin-left="7.976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fo:text-align="start" style:justify-single-word="false"/>
      <style:text-properties fo:language="en" fo:country="US"/>
    </style:style>
    <style:style style:name="MT1" style:family="text">
      <style:text-properties style:text-position="-4% 100%" style:font-name="Arial1"/>
    </style:style>
    <style:style style:name="MT2" style:family="text">
      <style:text-properties style:font-name="Arial1"/>
    </style:style>
    <style:style style:name="MT3" style:family="text">
      <style:text-properties style:text-position="8% 100%" style:font-name="Arial1" fo:font-size="9pt" fo:background-color="transparent" style:font-size-asian="9pt" style:font-size-complex="9pt"/>
    </style:style>
    <style:style style:name="MT4" style:family="text">
      <style:text-properties style:font-name="Times New Roman"/>
    </style:style>
    <style:page-layout style:name="Mpm1">
      <style:page-layout-properties fo:page-width="21.001cm" fo:page-height="29.7cm" style:num-format="1" style:print-orientation="portrait" fo:margin-top="1.715cm" fo:margin-bottom="1.182cm" fo:margin-left="1.476cm" fo:margin-right="1.66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pan><text:span text:style-name="MT2"> </text:span><text:span text:style-name="MT3">François Désarménien 2020</text:span><text:span text:style-name="MT4"><text:tab/></text:span><text:page-number text:select-page="current">13</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çois Désarménien</meta:initial-creator>
    <meta:creation-date>2019-12-22T14:59:33</meta:creation-date>
    <dc:date>2020-02-01T10:06:15</dc:date>
    <dc:creator>François Désarménien</dc:creator>
    <meta:editing-duration>P8DT10H46M17S</meta:editing-duration>
    <meta:editing-cycles>148</meta:editing-cycles>
    <meta:generator>OpenOffice/4.1.7$Unix OpenOffice.org_project/417m1$Build-9800</meta:generator>
    <meta:document-statistic meta:table-count="10" meta:image-count="42" meta:object-count="0" meta:page-count="13" meta:paragraph-count="226" meta:word-count="3282" meta:character-count="18960"/>
  </office:meta>
</office:document-meta>
</file>